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11973.2" calcext:value-type="float">
            <text:p>11973,2</text:p>
          </table:table-cell>
          <table:table-cell table:style-name="ce1" office:value-type="float" office:value="661.4" calcext:value-type="float">
            <text:p>661,4</text:p>
          </table:table-cell>
          <table:table-cell table:style-name="ce1" office:value-type="float" office:value="8970.3" calcext:value-type="float">
            <text:p>8970,3</text:p>
          </table:table-cell>
          <table:table-cell table:number-columns-repeated="2" table:style-name="ce1" office:value-type="float" office:value="7176.3" calcext:value-type="float">
            <text:p>7176,3</text:p>
          </table:table-cell>
          <table:table-cell table:style-name="ce1" office:value-type="float" office:value="5439.8" calcext:value-type="float">
            <text:p>5439,8</text:p>
          </table:table-cell>
          <table:table-cell table:style-name="ce1" office:value-type="float" office:value="11156" calcext:value-type="float">
            <text:p>11156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6405.4" calcext:value-type="float">
            <text:p>16405,4</text:p>
          </table:table-cell>
          <table:table-cell table:style-name="ce1" office:value-type="float" office:value="962.4" calcext:value-type="float">
            <text:p>962,4</text:p>
          </table:table-cell>
          <table:table-cell table:style-name="ce1" office:value-type="float" office:value="1363.2" calcext:value-type="float">
            <text:p>1363,2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41656.2" calcext:value-type="float">
            <text:p>41656,2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1363.2" calcext:value-type="float">
            <text:p>1363,2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2233.6" calcext:value-type="float">
            <text:p>12233,6</text:p>
          </table:table-cell>
          <table:table-cell table:style-name="ce1" office:value-type="float" office:value="701.5" calcext:value-type="float">
            <text:p>701,5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6.3" calcext:value-type="float">
            <text:p>7176,3</text:p>
          </table:table-cell>
          <table:table-cell table:style-name="ce1" office:value-type="float" office:value="4963.5" calcext:value-type="float">
            <text:p>4963,5</text:p>
          </table:table-cell>
          <table:table-cell table:style-name="ce1" office:value-type="float" office:value="10529.3" calcext:value-type="float">
            <text:p>10529,3</text:p>
          </table:table-cell>
          <table:table-cell table:style-name="ce1" office:value-type="float" office:value="10764.4" calcext:value-type="float">
            <text:p>10764,4</text:p>
          </table:table-cell>
          <table:table-cell table:style-name="ce1" office:value-type="float" office:value="17488.6" calcext:value-type="float">
            <text:p>17488,6</text:p>
          </table:table-cell>
          <table:table-cell table:number-columns-repeated="2" table:style-name="ce1" office:value-type="float" office:value="1263" calcext:value-type="float">
            <text:p>1263</text:p>
          </table:table-cell>
          <table:table-cell table:style-name="ce1" office:value-type="float" office:value="601.4" calcext:value-type="float">
            <text:p>601,4</text:p>
          </table:table-cell>
          <table:table-cell table:style-name="ce1" office:value-type="float" office:value="40653.4" calcext:value-type="float">
            <text:p>40653,4</text:p>
          </table:table-cell>
          <table:table-cell table:style-name="ce1" office:value-type="float" office:value="57.1" calcext:value-type="float">
            <text:p>57,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22.8" calcext:value-type="float">
            <text:p>1122,8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475.8" calcext:value-type="float">
            <text:p>475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12695" calcext:value-type="float">
            <text:p>12695</text:p>
          </table:table-cell>
          <table:table-cell table:style-name="ce1" office:value-type="float" office:value="475.8" calcext:value-type="float">
            <text:p>475,8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7176.3" calcext:value-type="float">
            <text:p>7176,3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5364.5" calcext:value-type="float">
            <text:p>5364,5</text:p>
          </table:table-cell>
          <table:table-cell table:style-name="ce1" office:value-type="float" office:value="10654.3" calcext:value-type="float">
            <text:p>10654,3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15603.2" calcext:value-type="float">
            <text:p>15603,2</text:p>
          </table:table-cell>
          <table:table-cell table:style-name="ce1" office:value-type="float" office:value="1022.4" calcext:value-type="float">
            <text:p>1022,4</text:p>
          </table:table-cell>
          <table:table-cell table:style-name="ce1" office:value-type="float" office:value="1323.2" calcext:value-type="float">
            <text:p>1323,2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40874" calcext:value-type="float">
            <text:p>4087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102.6" calcext:value-type="float">
            <text:p>1102,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2" calcext:value-type="float">
            <text:p>32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12374" calcext:value-type="float">
            <text:p>12374</text:p>
          </table:table-cell>
          <table:table-cell table:style-name="ce1" office:value-type="float" office:value="676.3" calcext:value-type="float">
            <text:p>676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3.5" calcext:value-type="float">
            <text:p>5013,5</text:p>
          </table:table-cell>
          <table:table-cell table:style-name="ce1" office:value-type="float" office:value="10278.3" calcext:value-type="float">
            <text:p>10278,3</text:p>
          </table:table-cell>
          <table:table-cell table:style-name="ce1" office:value-type="float" office:value="7176.3" calcext:value-type="float">
            <text:p>7176,3</text:p>
          </table:table-cell>
          <table:table-cell table:style-name="ce1" office:value-type="float" office:value="16465.6" calcext:value-type="float">
            <text:p>16465,6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1428.3" calcext:value-type="float">
            <text:p>1428,3</text:p>
          </table:table-cell>
          <table:table-cell table:style-name="ce1" office:value-type="float" office:value="540.8" calcext:value-type="float">
            <text:p>540,8</text:p>
          </table:table-cell>
          <table:table-cell table:style-name="ce1" office:value-type="float" office:value="41174.6" calcext:value-type="float">
            <text:p>41174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03.8" calcext:value-type="float">
            <text:p>1503,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.4" calcext:value-type="float">
            <text:p>360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11170.8" calcext:value-type="float">
            <text:p>11170,8</text:p>
          </table:table-cell>
          <table:table-cell table:style-name="ce1" office:value-type="float" office:value="621.4" calcext:value-type="float">
            <text:p>621,4</text:p>
          </table:table-cell>
          <table:table-cell table:style-name="ce1" office:value-type="float" office:value="5980.2" calcext:value-type="float">
            <text:p>598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30.4" calcext:value-type="float">
            <text:p>3930,4</text:p>
          </table:table-cell>
          <table:table-cell table:style-name="ce1" office:value-type="float" office:value="10704.5" calcext:value-type="float">
            <text:p>10704,5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16184.6" calcext:value-type="float">
            <text:p>16184,6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463.4" calcext:value-type="float">
            <text:p>1463,4</text:p>
          </table:table-cell>
          <table:table-cell table:style-name="ce1" office:value-type="float" office:value="701.6" calcext:value-type="float">
            <text:p>701,6</text:p>
          </table:table-cell>
          <table:table-cell table:style-name="ce1" office:value-type="float" office:value="39650.4" calcext:value-type="float">
            <text:p>39650,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75.8" calcext:value-type="float">
            <text:p>375,8</text:p>
          </table:table-cell>
          <table:table-cell table:style-name="ce1" office:value-type="float" office:value="1804.6" calcext:value-type="float">
            <text:p>1804,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.8" calcext:value-type="float">
            <text:p>350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12013.2" calcext:value-type="float">
            <text:p>12013,2</text:p>
          </table:table-cell>
          <table:table-cell table:style-name="ce1" office:value-type="float" office:value="480.8" calcext:value-type="float">
            <text:p>480,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164" calcext:value-type="float">
            <text:p>5164</text:p>
          </table:table-cell>
          <table:table-cell table:style-name="ce1" office:value-type="float" office:value="11907.8" calcext:value-type="float">
            <text:p>11907,8</text:p>
          </table:table-cell>
          <table:table-cell table:style-name="ce1" office:value-type="float" office:value="7176.3" calcext:value-type="float">
            <text:p>7176,3</text:p>
          </table:table-cell>
          <table:table-cell table:style-name="ce1" office:value-type="float" office:value="15322.4" calcext:value-type="float">
            <text:p>15322,4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503.4" calcext:value-type="float">
            <text:p>1503,4</text:p>
          </table:table-cell>
          <table:table-cell table:style-name="ce1" office:value-type="float" office:value="681.4" calcext:value-type="float">
            <text:p>681,4</text:p>
          </table:table-cell>
          <table:table-cell table:style-name="ce1" office:value-type="float" office:value="39389.8" calcext:value-type="float">
            <text:p>39389,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1423.6" calcext:value-type="float">
            <text:p>1423,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588.1" calcext:value-type="float">
            <text:p>3588,1</text:p>
          </table:table-cell>
          <table:table-cell table:style-name="ce1" office:value-type="float" office:value="420.8" calcext:value-type="float">
            <text:p>420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12173.6" calcext:value-type="float">
            <text:p>12173,6</text:p>
          </table:table-cell>
          <table:table-cell table:style-name="ce1" office:value-type="float" office:value="862" calcext:value-type="float">
            <text:p>8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4662.5" calcext:value-type="float">
            <text:p>4662,5</text:p>
          </table:table-cell>
          <table:table-cell table:style-name="ce1" office:value-type="float" office:value="10829.8" calcext:value-type="float">
            <text:p>10829,8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6164.6" calcext:value-type="float">
            <text:p>16164,6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661.2" calcext:value-type="float">
            <text:p>661,2</text:p>
          </table:table-cell>
          <table:table-cell table:style-name="ce1" office:value-type="float" office:value="39790.8" calcext:value-type="float">
            <text:p>39790,8</text:p>
          </table:table-cell>
          <table:table-cell table:style-name="ce1" office:value-type="float" office:value="28.6" calcext:value-type="float">
            <text:p>28,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22.6" calcext:value-type="float">
            <text:p>1122,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240.2" calcext:value-type="float">
            <text:p>24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12534.6" calcext:value-type="float">
            <text:p>12534,6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4485.2" calcext:value-type="float">
            <text:p>4485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2.3" calcext:value-type="float">
            <text:p>4512,3</text:p>
          </table:table-cell>
          <table:table-cell table:style-name="ce1" office:value-type="float" office:value="9445.8" calcext:value-type="float">
            <text:p>9445,8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7087.6" calcext:value-type="float">
            <text:p>17087,6</text:p>
          </table:table-cell>
          <table:table-cell table:style-name="ce1" office:value-type="float" office:value="1042.2" calcext:value-type="float">
            <text:p>1042,2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41796.6" calcext:value-type="float">
            <text:p>41796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23.4" calcext:value-type="float">
            <text:p>1323,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360.6" calcext:value-type="float">
            <text:p>36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12314" calcext:value-type="float">
            <text:p>12314</text:p>
          </table:table-cell>
          <table:table-cell table:style-name="Default" office:value-type="float" office:value="520.8" calcext:value-type="float">
            <text:p>520,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737.5" calcext:value-type="float">
            <text:p>4737,5</text:p>
          </table:table-cell>
          <table:table-cell table:style-name="Default" office:value-type="float" office:value="10669.4" calcext:value-type="float">
            <text:p>10669,4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15021.8" calcext:value-type="float">
            <text:p>15021,8</text:p>
          </table:table-cell>
          <table:table-cell table:style-name="Default" office:value-type="float" office:value="901.8" calcext:value-type="float">
            <text:p>901,8</text:p>
          </table:table-cell>
          <table:table-cell table:style-name="Default" office:value-type="float" office:value="1343.2" calcext:value-type="float">
            <text:p>1343,2</text:p>
          </table:table-cell>
          <table:table-cell table:style-name="Default" office:value-type="float" office:value="761.6" calcext:value-type="float">
            <text:p>761,6</text:p>
          </table:table-cell>
          <table:table-cell table:style-name="Default" office:value-type="float" office:value="40593.4" calcext:value-type="float">
            <text:p>40593,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22.6" calcext:value-type="float">
            <text:p>1022,6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5.3" calcext:value-type="float">
            <text:p>325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12153.6" calcext:value-type="float">
            <text:p>12153,6</text:p>
          </table:table-cell>
          <table:table-cell table:style-name="Default" office:value-type="float" office:value="561.2" calcext:value-type="float">
            <text:p>561,2</text:p>
          </table:table-cell>
          <table:table-cell table:style-name="Default" office:value-type="float" office:value="5980.2" calcext:value-type="float">
            <text:p>5980,2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12.2" calcext:value-type="float">
            <text:p>4512,2</text:p>
          </table:table-cell>
          <table:table-cell table:style-name="Default" office:value-type="float" office:value="10754.5" calcext:value-type="float">
            <text:p>10754,5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15864" calcext:value-type="float">
            <text:p>15864</text:p>
          </table:table-cell>
          <table:table-cell table:style-name="Default" office:value-type="float" office:value="1177.8" calcext:value-type="float">
            <text:p>1177,8</text:p>
          </table:table-cell>
          <table:table-cell table:style-name="Default" office:value-type="float" office:value="1283" calcext:value-type="float">
            <text:p>1283</text:p>
          </table:table-cell>
          <table:table-cell table:style-name="Default" office:value-type="float" office:value="701.4" calcext:value-type="float">
            <text:p>701,4</text:p>
          </table:table-cell>
          <table:table-cell table:style-name="Default" office:value-type="float" office:value="38306.4" calcext:value-type="float">
            <text:p>38306,4</text:p>
          </table:table-cell>
          <table:table-cell table:style-name="Default" office:value-type="float" office:value="37.5" calcext:value-type="float">
            <text:p>37,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182.6" calcext:value-type="float">
            <text:p>1182,6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0.4" calcext:value-type="float">
            <text:p>340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11391.4" calcext:value-type="float">
            <text:p>11391,4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8970.3" calcext:value-type="float">
            <text:p>8970,3</text:p>
          </table:table-cell>
          <table:table-cell table:number-columns-repeated="2" table:style-name="Default" office:value-type="float" office:value="5980.2" calcext:value-type="float">
            <text:p>5980,2</text:p>
          </table:table-cell>
          <table:table-cell table:style-name="Default" office:value-type="float" office:value="4838" calcext:value-type="float">
            <text:p>4838</text:p>
          </table:table-cell>
          <table:table-cell table:style-name="Default" office:value-type="float" office:value="11882.8" calcext:value-type="float">
            <text:p>11882,8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16285.4" calcext:value-type="float">
            <text:p>16285,4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office:value-type="float" office:value="1463.4" calcext:value-type="float">
            <text:p>1463,4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40492.8" calcext:value-type="float">
            <text:p>40492,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33.7" calcext:value-type="float">
            <text:p>233,7</text:p>
          </table:table-cell>
          <table:table-cell table:style-name="Default" office:value-type="float" office:value="1363.4" calcext:value-type="float">
            <text:p>1363,4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.2" calcext:value-type="float">
            <text:p>18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11030.6" calcext:value-type="float">
            <text:p>11030,6</text:p>
          </table:table-cell>
          <table:table-cell table:style-name="Default" office:value-type="float" office:value="1684.2" calcext:value-type="float">
            <text:p>1684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822.5" calcext:value-type="float">
            <text:p>80822,5</text:p>
          </table:table-cell>
          <table:table-cell table:style-name="Default" office:value-type="float" office:value="14352.5" calcext:value-type="float">
            <text:p>14352,5</text:p>
          </table:table-cell>
          <table:table-cell table:style-name="Default" office:value-type="float" office:value="4712.8" calcext:value-type="float">
            <text:p>4712,8</text:p>
          </table:table-cell>
          <table:table-cell table:style-name="Default" office:value-type="float" office:value="11381" calcext:value-type="float">
            <text:p>11381</text:p>
          </table:table-cell>
          <table:table-cell table:style-name="Default" office:value-type="float" office:value="14352.5" calcext:value-type="float">
            <text:p>14352,5</text:p>
          </table:table-cell>
          <table:table-cell table:style-name="Default" office:value-type="float" office:value="16164.6" calcext:value-type="float">
            <text:p>16164,6</text:p>
          </table:table-cell>
          <table:table-cell table:style-name="Default" office:value-type="float" office:value="1604.3" calcext:value-type="float">
            <text:p>1604,3</text:p>
          </table:table-cell>
          <table:table-cell table:style-name="Default" office:value-type="float" office:value="9044.8" calcext:value-type="float">
            <text:p>9044,8</text:p>
          </table:table-cell>
          <table:table-cell table:style-name="Default" office:value-type="float" office:value="927" calcext:value-type="float">
            <text:p>927</text:p>
          </table:table-cell>
          <table:table-cell table:style-name="Default" office:value-type="float" office:value="344192.9" calcext:value-type="float">
            <text:p>344192,9</text:p>
          </table:table-cell>
          <table:table-cell table:style-name="Default" office:value-type="float" office:value="3644" calcext:value-type="float">
            <text:p>364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83" calcext:value-type="float">
            <text:p>1183</text:p>
          </table:table-cell>
          <table:table-cell table:style-name="Default" office:value-type="float" office:value="390" calcext:value-type="float">
            <text:p>390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621.2" calcext:value-type="float">
            <text:p>621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0890" calcext:value-type="float">
            <text:p>10890</text:p>
          </table:table-cell>
          <table:table-cell table:style-name="Default" office:value-type="float" office:value="3709.6" calcext:value-type="float">
            <text:p>3709,6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5527552.1" calcext:value-type="float">
            <text:p>5527552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35.5" calcext:value-type="float">
            <text:p>3935,5</text:p>
          </table:table-cell>
          <table:table-cell table:style-name="Default" office:value-type="float" office:value="11156" calcext:value-type="float">
            <text:p>11156</text:p>
          </table:table-cell>
          <table:table-cell table:style-name="Default" office:value-type="float" office:value="277003.3" calcext:value-type="float">
            <text:p>277003,3</text:p>
          </table:table-cell>
          <table:table-cell table:style-name="Default" office:value-type="float" office:value="16184.8" calcext:value-type="float">
            <text:p>16184,8</text:p>
          </table:table-cell>
          <table:table-cell table:style-name="Default" office:value-type="float" office:value="1443.4" calcext:value-type="float">
            <text:p>1443,4</text:p>
          </table:table-cell>
          <table:table-cell table:style-name="Default" office:value-type="float" office:value="7540.6" calcext:value-type="float">
            <text:p>7540,6</text:p>
          </table:table-cell>
          <table:table-cell table:style-name="Default" office:value-type="float" office:value="1624" calcext:value-type="float">
            <text:p>1624</text:p>
          </table:table-cell>
          <table:table-cell table:style-name="Default" office:value-type="float" office:value="3867317.5" calcext:value-type="float">
            <text:p>3867317,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162.8" calcext:value-type="float">
            <text:p>1162,8</text:p>
          </table:table-cell>
          <table:table-cell table:style-name="Default" office:value-type="float" office:value="212.5" calcext:value-type="float">
            <text:p>212,5</text:p>
          </table:table-cell>
          <table:table-cell table:style-name="Default" office:value-type="float" office:value="57445.9" calcext:value-type="float">
            <text:p>57445,9</text:p>
          </table:table-cell>
          <table:table-cell table:style-name="Default" office:value-type="float" office:value="380.6" calcext:value-type="float">
            <text:p>380,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10709.6" calcext:value-type="float">
            <text:p>10709,6</text:p>
          </table:table-cell>
          <table:table-cell table:style-name="Default" office:value-type="float" office:value="4452" calcext:value-type="float">
            <text:p>4452</text:p>
          </table:table-cell>
          <table:table-cell table:style-name="Default" office:value-type="float" office:value="68282" calcext:value-type="float">
            <text:p>68282</text:p>
          </table:table-cell>
          <table:table-cell table:style-name="Default" office:value-type="float" office:value="6361423.3" calcext:value-type="float">
            <text:p>6361423,3</text:p>
          </table:table-cell>
          <table:table-cell table:style-name="Default" office:value-type="float" office:value="7176.3" calcext:value-type="float">
            <text:p>7176,3</text:p>
          </table:table-cell>
          <table:table-cell table:style-name="Default" office:value-type="float" office:value="3288.8" calcext:value-type="float">
            <text:p>3288,8</text:p>
          </table:table-cell>
          <table:table-cell table:style-name="Default" office:value-type="float" office:value="11356.3" calcext:value-type="float">
            <text:p>11356,3</text:p>
          </table:table-cell>
          <table:table-cell table:style-name="Default" office:value-type="float" office:value="248154.7" calcext:value-type="float">
            <text:p>248154,7</text:p>
          </table:table-cell>
          <table:table-cell table:style-name="Default" office:value-type="float" office:value="16064.4" calcext:value-type="float">
            <text:p>16064,4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office:value-type="float" office:value="2967.8" calcext:value-type="float">
            <text:p>2967,8</text:p>
          </table:table-cell>
          <table:table-cell table:style-name="Default" office:value-type="float" office:value="1082.6" calcext:value-type="float">
            <text:p>1082,6</text:p>
          </table:table-cell>
          <table:table-cell table:style-name="Default" office:value-type="float" office:value="2740857.2" calcext:value-type="float">
            <text:p>2740857,2</text:p>
          </table:table-cell>
          <table:table-cell table:style-name="Default" office:value-type="float" office:value="87.5" calcext:value-type="float">
            <text:p>87,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242.8" calcext:value-type="float">
            <text:p>1242,8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3057.5" calcext:value-type="float">
            <text:p>43057,5</text:p>
          </table:table-cell>
          <table:table-cell table:style-name="Default" office:value-type="float" office:value="420.8" calcext:value-type="float">
            <text:p>420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12234" calcext:value-type="float">
            <text:p>12234</text:p>
          </table:table-cell>
          <table:table-cell table:style-name="Default" office:value-type="float" office:value="3709.8" calcext:value-type="float">
            <text:p>3709,8</text:p>
          </table:table-cell>
          <table:table-cell table:style-name="Default" office:value-type="float" office:value="68317.9" calcext:value-type="float">
            <text:p>68317,9</text:p>
          </table:table-cell>
          <table:table-cell table:style-name="Default" office:value-type="float" office:value="9301138.4" calcext:value-type="float">
            <text:p>9301138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90.2" calcext:value-type="float">
            <text:p>3790,2</text:p>
          </table:table-cell>
          <table:table-cell table:style-name="Default" office:value-type="float" office:value="9907.2" calcext:value-type="float">
            <text:p>9907,2</text:p>
          </table:table-cell>
          <table:table-cell table:style-name="Default" office:value-type="float" office:value="266203" calcext:value-type="float">
            <text:p>266203</text:p>
          </table:table-cell>
          <table:table-cell table:style-name="Default" office:value-type="float" office:value="16004.4" calcext:value-type="float">
            <text:p>16004,4</text:p>
          </table:table-cell>
          <table:table-cell table:style-name="Default" office:value-type="float" office:value="1383.4" calcext:value-type="float">
            <text:p>1383,4</text:p>
          </table:table-cell>
          <table:table-cell table:style-name="Default" office:value-type="float" office:value="2747.2" calcext:value-type="float">
            <text:p>2747,2</text:p>
          </table:table-cell>
          <table:table-cell table:style-name="Default" office:value-type="float" office:value="1704.4" calcext:value-type="float">
            <text:p>1704,4</text:p>
          </table:table-cell>
          <table:table-cell table:style-name="Default" office:value-type="float" office:value="3577574.9" calcext:value-type="float">
            <text:p>3577574,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80.2" calcext:value-type="float">
            <text:p>180,2</text:p>
          </table:table-cell>
          <table:table-cell table:style-name="Default" office:value-type="float" office:value="1243" calcext:value-type="float">
            <text:p>1243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53857.8" calcext:value-type="float">
            <text:p>53857,8</text:p>
          </table:table-cell>
          <table:table-cell table:style-name="Default" office:value-type="float" office:value="320.4" calcext:value-type="float">
            <text:p>320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style-name="ce2" office:value-type="float" office:value="10669.6" calcext:value-type="float">
            <text:p>10669,6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9092453" calcext:value-type="float">
            <text:p>9092453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061" calcext:value-type="float">
            <text:p>4061</text:p>
          </table:table-cell>
          <table:table-cell table:style-name="ce2" office:value-type="float" office:value="11281" calcext:value-type="float">
            <text:p>11281</text:p>
          </table:table-cell>
          <table:table-cell table:style-name="ce2" office:value-type="float" office:value="262543.1" calcext:value-type="float">
            <text:p>262543,1</text:p>
          </table:table-cell>
          <table:table-cell table:style-name="ce2" office:value-type="float" office:value="15122" calcext:value-type="float">
            <text:p>15122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3373276.8" calcext:value-type="float">
            <text:p>3373276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481.8" calcext:value-type="float">
            <text:p>57481,8</text:p>
          </table:table-cell>
          <table:table-cell table:style-name="ce2" office:value-type="float" office:value="400.8" calcext:value-type="float">
            <text:p>40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11070.4" calcext:value-type="float">
            <text:p>11070,4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64729.8" calcext:value-type="float">
            <text:p>64729,8</text:p>
          </table:table-cell>
          <table:table-cell table:style-name="ce2" office:value-type="float" office:value="8081319.6" calcext:value-type="float">
            <text:p>8081319,6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890" calcext:value-type="float">
            <text:p>3890</text:p>
          </table:table-cell>
          <table:table-cell table:style-name="ce2" office:value-type="float" office:value="11005.5" calcext:value-type="float">
            <text:p>11005,5</text:p>
          </table:table-cell>
          <table:table-cell table:style-name="ce2" office:value-type="float" office:value="266203" calcext:value-type="float">
            <text:p>266203</text:p>
          </table:table-cell>
          <table:table-cell table:style-name="ce2" office:value-type="float" office:value="15884" calcext:value-type="float">
            <text:p>15884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1664.4" calcext:value-type="float">
            <text:p>1664,4</text:p>
          </table:table-cell>
          <table:table-cell table:style-name="ce2" office:value-type="float" office:value="3489670" calcext:value-type="float">
            <text:p>348967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3821.9" calcext:value-type="float">
            <text:p>53821,9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10669.2" calcext:value-type="float">
            <text:p>10669,2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68317.9" calcext:value-type="float">
            <text:p>68317,9</text:p>
          </table:table-cell>
          <table:table-cell table:style-name="ce2" office:value-type="float" office:value="8631917" calcext:value-type="float">
            <text:p>86319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62" calcext:value-type="float">
            <text:p>4462</text:p>
          </table:table-cell>
          <table:table-cell table:style-name="ce2" office:value-type="float" office:value="12409.3" calcext:value-type="float">
            <text:p>12409,3</text:p>
          </table:table-cell>
          <table:table-cell table:style-name="ce2" office:value-type="float" office:value="262614.9" calcext:value-type="float">
            <text:p>262614,9</text:p>
          </table:table-cell>
          <table:table-cell table:style-name="ce2" office:value-type="float" office:value="14941.2" calcext:value-type="float">
            <text:p>14941,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225.6" calcext:value-type="float">
            <text:p>2225,6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3957089" calcext:value-type="float">
            <text:p>39570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68282" calcext:value-type="float">
            <text:p>68282</text:p>
          </table:table-cell>
          <table:table-cell table:style-name="ce2" office:value-type="float" office:value="250.3" calcext:value-type="float">
            <text:p>2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10368.4" calcext:value-type="float">
            <text:p>10368,4</text:p>
          </table:table-cell>
          <table:table-cell table:style-name="ce2" office:value-type="float" office:value="2446.6" calcext:value-type="float">
            <text:p>2446,6</text:p>
          </table:table-cell>
          <table:table-cell table:style-name="ce2" office:value-type="float" office:value="75458.3" calcext:value-type="float">
            <text:p>75458,3</text:p>
          </table:table-cell>
          <table:table-cell table:style-name="ce2" office:value-type="float" office:value="11546407.2" calcext:value-type="float">
            <text:p>1154640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11110.4" calcext:value-type="float">
            <text:p>11110,4</text:p>
          </table:table-cell>
          <table:table-cell table:style-name="ce2" office:value-type="float" office:value="255331" calcext:value-type="float">
            <text:p>255331</text:p>
          </table:table-cell>
          <table:table-cell table:style-name="ce2" office:value-type="float" office:value="15523" calcext:value-type="float">
            <text:p>15523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4386247.7" calcext:value-type="float">
            <text:p>4386247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1744.2" calcext:value-type="float">
            <text:p>1744,2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5530" calcext:value-type="float">
            <text:p>75530</text:p>
          </table:table-cell>
          <table:table-cell table:style-name="ce2" office:value-type="float" office:value="420.6" calcext:value-type="float">
            <text:p>42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10669.4" calcext:value-type="float">
            <text:p>10669,4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13075414.8" calcext:value-type="float">
            <text:p>13075414,8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11732.3" calcext:value-type="float">
            <text:p>11732,3</text:p>
          </table:table-cell>
          <table:table-cell table:style-name="ce2" office:value-type="float" office:value="277003.3" calcext:value-type="float">
            <text:p>277003,3</text:p>
          </table:table-cell>
          <table:table-cell table:style-name="ce2" office:value-type="float" office:value="16325" calcext:value-type="float">
            <text:p>16325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5130023.7" calcext:value-type="float">
            <text:p>5130023,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7823.2" calcext:value-type="float">
            <text:p>107823,2</text:p>
          </table:table-cell>
          <table:table-cell table:style-name="ce2" office:value-type="float" office:value="450.5" calcext:value-type="float">
            <text:p>45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11150.8" calcext:value-type="float">
            <text:p>11150,8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12881153.4" calcext:value-type="float">
            <text:p>12881153,4</text:p>
          </table:table-cell>
          <table:table-cell table:style-name="ce2" office:value-type="float" office:value="8970.3" calcext:value-type="float">
            <text:p>8970,3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12033" calcext:value-type="float">
            <text:p>12033</text:p>
          </table:table-cell>
          <table:table-cell table:style-name="ce2" office:value-type="float" office:value="273379.2" calcext:value-type="float">
            <text:p>273379,2</text:p>
          </table:table-cell>
          <table:table-cell table:style-name="ce2" office:value-type="float" office:value="14800.8" calcext:value-type="float">
            <text:p>14800,8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3944251.4" calcext:value-type="float">
            <text:p>3944251,4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79118.2" calcext:value-type="float">
            <text:p>79118,2</text:p>
          </table:table-cell>
          <table:table-cell table:style-name="ce2" office:value-type="float" office:value="440.8" calcext:value-type="float">
            <text:p>44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10930.2" calcext:value-type="float">
            <text:p>10930,2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68317.9" calcext:value-type="float">
            <text:p>68317,9</text:p>
          </table:table-cell>
          <table:table-cell table:style-name="ce2" office:value-type="float" office:value="9909289.5" calcext:value-type="float">
            <text:p>990928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9285.4" calcext:value-type="float">
            <text:p>9285,4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7227.6" calcext:value-type="float">
            <text:p>17227,6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845" calcext:value-type="float">
            <text:p>1845</text:p>
          </table:table-cell>
          <table:table-cell table:style-name="ce2" office:value-type="float" office:value="3134509" calcext:value-type="float">
            <text:p>313450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7481.8" calcext:value-type="float">
            <text:p>57481,8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9807" calcext:value-type="float">
            <text:p>9807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61141.7" calcext:value-type="float">
            <text:p>61141,7</text:p>
          </table:table-cell>
          <table:table-cell table:style-name="ce2" office:value-type="float" office:value="8815485.3" calcext:value-type="float">
            <text:p>881548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58.5" calcext:value-type="float">
            <text:p>3158,5</text:p>
          </table:table-cell>
          <table:table-cell table:style-name="ce2" office:value-type="float" office:value="12158.5" calcext:value-type="float">
            <text:p>12158,5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5322.6" calcext:value-type="float">
            <text:p>15322,6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760627.2" calcext:value-type="float">
            <text:p>2760627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460.6" calcext:value-type="float">
            <text:p>46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10067.6" calcext:value-type="float">
            <text:p>10067,6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64729.8" calcext:value-type="float">
            <text:p>64729,8</text:p>
          </table:table-cell>
          <table:table-cell table:style-name="ce2" office:value-type="float" office:value="8927040.1" calcext:value-type="float">
            <text:p>8927040,1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361.8" calcext:value-type="float">
            <text:p>4361,8</text:p>
          </table:table-cell>
          <table:table-cell table:style-name="ce2" office:value-type="float" office:value="12334" calcext:value-type="float">
            <text:p>12334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4179.2" calcext:value-type="float">
            <text:p>14179,2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2644777.5" calcext:value-type="float">
            <text:p>264477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380.4" calcext:value-type="float">
            <text:p>3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10910.2" calcext:value-type="float">
            <text:p>10910,2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7448122.6" calcext:value-type="float">
            <text:p>7448122,6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3559.3" calcext:value-type="float">
            <text:p>3559,3</text:p>
          </table:table-cell>
          <table:table-cell table:style-name="ce2" office:value-type="float" office:value="11431.5" calcext:value-type="float">
            <text:p>11431,5</text:p>
          </table:table-cell>
          <table:table-cell table:style-name="ce2" office:value-type="float" office:value="248154.7" calcext:value-type="float">
            <text:p>248154,7</text:p>
          </table:table-cell>
          <table:table-cell table:style-name="ce2" office:value-type="float" office:value="14460" calcext:value-type="float">
            <text:p>1446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662780.5" calcext:value-type="float">
            <text:p>2662780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423.8" calcext:value-type="float">
            <text:p>1423,8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3057.5" calcext:value-type="float">
            <text:p>43057,5</text:p>
          </table:table-cell>
          <table:table-cell table:style-name="ce2" office:value-type="float" office:value="380.6" calcext:value-type="float">
            <text:p>3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068" calcext:value-type="float">
            <text:p>10068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64658" calcext:value-type="float">
            <text:p>64658</text:p>
          </table:table-cell>
          <table:table-cell table:style-name="ce2" office:value-type="float" office:value="7394157.2" calcext:value-type="float">
            <text:p>7394157,2</text:p>
          </table:table-cell>
          <table:table-cell table:style-name="ce2" office:value-type="float" office:value="7176.3" calcext:value-type="float">
            <text:p>7176,3</text:p>
          </table:table-cell>
          <table:table-cell table:style-name="ce2" office:value-type="float" office:value="4211.3" calcext:value-type="float">
            <text:p>4211,3</text:p>
          </table:table-cell>
          <table:table-cell table:style-name="ce2" office:value-type="float" office:value="10528.8" calcext:value-type="float">
            <text:p>10528,8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4740.6" calcext:value-type="float">
            <text:p>14740,6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2921983.1" calcext:value-type="float">
            <text:p>2921983,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450.8" calcext:value-type="float">
            <text:p>45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11010.4" calcext:value-type="float">
            <text:p>11010,4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6336270.5" calcext:value-type="float">
            <text:p>6336270,5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935.5" calcext:value-type="float">
            <text:p>3935,5</text:p>
          </table:table-cell>
          <table:table-cell table:style-name="ce2" office:value-type="float" office:value="11456.5" calcext:value-type="float">
            <text:p>11456,5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4800.8" calcext:value-type="float">
            <text:p>14800,8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2450816" calcext:value-type="float">
            <text:p>2450816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82.8" calcext:value-type="float">
            <text:p>1082,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9927.4" calcext:value-type="float">
            <text:p>9927,4</text:p>
          </table:table-cell>
          <table:table-cell table:style-name="ce2" office:value-type="float" office:value="1824.4" calcext:value-type="float">
            <text:p>1824,4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6501719.2" calcext:value-type="float">
            <text:p>650171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33.5" calcext:value-type="float">
            <text:p>3233,5</text:p>
          </table:table-cell>
          <table:table-cell table:style-name="ce2" office:value-type="float" office:value="11306.3" calcext:value-type="float">
            <text:p>11306,3</text:p>
          </table:table-cell>
          <table:table-cell table:style-name="ce2" office:value-type="float" office:value="237354.5" calcext:value-type="float">
            <text:p>237354,5</text:p>
          </table:table-cell>
          <table:table-cell table:style-name="ce2" office:value-type="float" office:value="15864" calcext:value-type="float">
            <text:p>1586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145004.7" calcext:value-type="float">
            <text:p>2145004,7</text:p>
          </table:table-cell>
          <table:table-cell table:style-name="ce2" office:value-type="float" office:value="1909.9" calcext:value-type="float">
            <text:p>1909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2293.1" calcext:value-type="float">
            <text:p>32293,1</text:p>
          </table:table-cell>
          <table:table-cell table:style-name="ce2" office:value-type="float" office:value="400.4" calcext:value-type="float">
            <text:p>40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9746.8" calcext:value-type="float">
            <text:p>9746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5440279.7" calcext:value-type="float">
            <text:p>544027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12359.3" calcext:value-type="float">
            <text:p>12359,3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5422.6" calcext:value-type="float">
            <text:p>15422,6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184461.3" calcext:value-type="float">
            <text:p>2184461,3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9469.4" calcext:value-type="float">
            <text:p>39469,4</text:p>
          </table:table-cell>
          <table:table-cell table:style-name="ce2" office:value-type="float" office:value="375.5" calcext:value-type="float">
            <text:p>37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809.8" calcext:value-type="float">
            <text:p>10809,8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7329356" calcext:value-type="float">
            <text:p>73293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9.4" calcext:value-type="float">
            <text:p>3609,4</text:p>
          </table:table-cell>
          <table:table-cell table:style-name="ce2" office:value-type="float" office:value="12559.5" calcext:value-type="float">
            <text:p>12559,5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4580.2" calcext:value-type="float">
            <text:p>14580,2</text:p>
          </table:table-cell>
          <table:table-cell table:style-name="ce2" office:value-type="float" office:value="1082.4" calcext:value-type="float">
            <text:p>1082,4</text:p>
          </table:table-cell>
          <table:table-cell table:number-columns-repeated="2" table:style-name="ce2" office:value-type="float" office:value="1543.8" calcext:value-type="float">
            <text:p>1543,8</text:p>
          </table:table-cell>
          <table:table-cell table:style-name="ce2" office:value-type="float" office:value="2551733.1" calcext:value-type="float">
            <text:p>2551733,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0.2" calcext:value-type="float">
            <text:p>240,2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0269.6" calcext:value-type="float">
            <text:p>50269,6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11712.4" calcext:value-type="float">
            <text:p>11712,4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7545289.2" calcext:value-type="float">
            <text:p>754528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86.5" calcext:value-type="float">
            <text:p>4286,5</text:p>
          </table:table-cell>
          <table:table-cell table:style-name="ce2" office:value-type="float" office:value="11607" calcext:value-type="float">
            <text:p>11607</text:p>
          </table:table-cell>
          <table:table-cell table:style-name="ce2" office:value-type="float" office:value="251814.6" calcext:value-type="float">
            <text:p>251814,6</text:p>
          </table:table-cell>
          <table:table-cell table:style-name="ce2" office:value-type="float" office:value="14460.2" calcext:value-type="float">
            <text:p>14460,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483.4" calcext:value-type="float">
            <text:p>1483,4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3168886.6" calcext:value-type="float">
            <text:p>3168886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7481.8" calcext:value-type="float">
            <text:p>57481,8</text:p>
          </table:table-cell>
          <table:table-cell table:style-name="ce2" office:value-type="float" office:value="300.3" calcext:value-type="float">
            <text:p>3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10168" calcext:value-type="float">
            <text:p>10168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61141.7" calcext:value-type="float">
            <text:p>61141,7</text:p>
          </table:table-cell>
          <table:table-cell table:style-name="ce2" office:value-type="float" office:value="7959071.7" calcext:value-type="float">
            <text:p>7959071,7</text:p>
          </table:table-cell>
          <table:table-cell table:style-name="ce2" office:value-type="float" office:value="8970.3" calcext:value-type="float">
            <text:p>8970,3</text:p>
          </table:table-cell>
          <table:table-cell table:style-name="ce2" office:value-type="float" office:value="4261.5" calcext:value-type="float">
            <text:p>4261,5</text:p>
          </table:table-cell>
          <table:table-cell table:style-name="ce2" office:value-type="float" office:value="11682" calcext:value-type="float">
            <text:p>11682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5703.4" calcext:value-type="float">
            <text:p>15703,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3492686" calcext:value-type="float">
            <text:p>349268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300.3" calcext:value-type="float">
            <text:p>3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10188" calcext:value-type="float">
            <text:p>10188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10269142.3" calcext:value-type="float">
            <text:p>10269142,3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609.8" calcext:value-type="float">
            <text:p>3609,8</text:p>
          </table:table-cell>
          <table:table-cell table:style-name="ce2" office:value-type="float" office:value="12133.5" calcext:value-type="float">
            <text:p>12133,5</text:p>
          </table:table-cell>
          <table:table-cell table:style-name="ce2" office:value-type="float" office:value="255366.9" calcext:value-type="float">
            <text:p>255366,9</text:p>
          </table:table-cell>
          <table:table-cell table:style-name="ce2" office:value-type="float" office:value="16606" calcext:value-type="float">
            <text:p>16606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3618141.3" calcext:value-type="float">
            <text:p>3618141,3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325.5" calcext:value-type="float">
            <text:p>32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9566.2" calcext:value-type="float">
            <text:p>9566,2</text:p>
          </table:table-cell>
          <table:table-cell table:style-name="ce2" office:value-type="float" office:value="1584.2" calcext:value-type="float">
            <text:p>1584,2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7476899.3" calcext:value-type="float">
            <text:p>747689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34.8" calcext:value-type="float">
            <text:p>3734,8</text:p>
          </table:table-cell>
          <table:table-cell table:style-name="ce2" office:value-type="float" office:value="12158.5" calcext:value-type="float">
            <text:p>12158,5</text:p>
          </table:table-cell>
          <table:table-cell table:style-name="ce2" office:value-type="float" office:value="237390.4" calcext:value-type="float">
            <text:p>237390,4</text:p>
          </table:table-cell>
          <table:table-cell table:style-name="ce2" office:value-type="float" office:value="15061.6" calcext:value-type="float">
            <text:p>15061,6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3272905.5" calcext:value-type="float">
            <text:p>3272905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1363.6" calcext:value-type="float">
            <text:p>1363,6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7445.9" calcext:value-type="float">
            <text:p>57445,9</text:p>
          </table:table-cell>
          <table:table-cell table:style-name="ce2" office:value-type="float" office:value="380.4" calcext:value-type="float">
            <text:p>3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10248.2" calcext:value-type="float">
            <text:p>10248,2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480820.9" calcext:value-type="float">
            <text:p>848082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83.3" calcext:value-type="float">
            <text:p>3083,3</text:p>
          </table:table-cell>
          <table:table-cell table:style-name="ce2" office:value-type="float" office:value="12509.5" calcext:value-type="float">
            <text:p>12509,5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5904" calcext:value-type="float">
            <text:p>15904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4938408.8" calcext:value-type="float">
            <text:p>4938408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280.4" calcext:value-type="float">
            <text:p>2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10007.4" calcext:value-type="float">
            <text:p>10007,4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9193171.7" calcext:value-type="float">
            <text:p>919317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34" calcext:value-type="float">
            <text:p>3434</text:p>
          </table:table-cell>
          <table:table-cell table:style-name="ce2" office:value-type="float" office:value="12685" calcext:value-type="float">
            <text:p>12685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5222.2" calcext:value-type="float">
            <text:p>15222,2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4869516.6" calcext:value-type="float">
            <text:p>4869516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0.4" calcext:value-type="float">
            <text:p>260,4</text:p>
          </table:table-cell>
          <table:table-cell table:style-name="ce2" office:value-type="float" office:value="1443.8" calcext:value-type="float">
            <text:p>1443,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57445.9" calcext:value-type="float">
            <text:p>57445,9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10689.4" calcext:value-type="float">
            <text:p>10689,4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71897.1" calcext:value-type="float">
            <text:p>71897,1</text:p>
          </table:table-cell>
          <table:table-cell table:style-name="ce2" office:value-type="float" office:value="10704489.4" calcext:value-type="float">
            <text:p>1070448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84.3" calcext:value-type="float">
            <text:p>3484,3</text:p>
          </table:table-cell>
          <table:table-cell table:style-name="ce2" office:value-type="float" office:value="10428.6" calcext:value-type="float">
            <text:p>10428,6</text:p>
          </table:table-cell>
          <table:table-cell table:style-name="ce2" office:value-type="float" office:value="248154.7" calcext:value-type="float">
            <text:p>248154,7</text:p>
          </table:table-cell>
          <table:table-cell table:style-name="ce2" office:value-type="float" office:value="15964.4" calcext:value-type="float">
            <text:p>15964,4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3537159.2" calcext:value-type="float">
            <text:p>3537159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7481.8" calcext:value-type="float">
            <text:p>57481,8</text:p>
          </table:table-cell>
          <table:table-cell table:style-name="ce2" office:value-type="float" office:value="400.4" calcext:value-type="float">
            <text:p>40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10328.4" calcext:value-type="float">
            <text:p>10328,4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9858911.8" calcext:value-type="float">
            <text:p>985891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61.3" calcext:value-type="float">
            <text:p>4161,3</text:p>
          </table:table-cell>
          <table:table-cell table:style-name="ce2" office:value-type="float" office:value="11732.3" calcext:value-type="float">
            <text:p>11732,3</text:p>
          </table:table-cell>
          <table:table-cell table:style-name="ce2" office:value-type="float" office:value="244602.5" calcext:value-type="float">
            <text:p>244602,5</text:p>
          </table:table-cell>
          <table:table-cell table:style-name="ce2" office:value-type="float" office:value="15242" calcext:value-type="float">
            <text:p>15242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6672370" calcext:value-type="float">
            <text:p>66723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02.8" calcext:value-type="float">
            <text:p>1302,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420.4" calcext:value-type="float">
            <text:p>42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9766.8" calcext:value-type="float">
            <text:p>9766,8</text:p>
          </table:table-cell>
          <table:table-cell table:style-name="ce2" office:value-type="float" office:value="2065" calcext:value-type="float">
            <text:p>2065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822697.3" calcext:value-type="float">
            <text:p>882269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61.5" calcext:value-type="float">
            <text:p>4361,5</text:p>
          </table:table-cell>
          <table:table-cell table:style-name="ce2" office:value-type="float" office:value="10509" calcext:value-type="float">
            <text:p>10509</text:p>
          </table:table-cell>
          <table:table-cell table:style-name="ce2" office:value-type="float" office:value="251778.7" calcext:value-type="float">
            <text:p>251778,7</text:p>
          </table:table-cell>
          <table:table-cell table:style-name="ce2" office:value-type="float" office:value="15964.2" calcext:value-type="float">
            <text:p>15964,2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3553286.4" calcext:value-type="float">
            <text:p>355328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303.4" calcext:value-type="float">
            <text:p>1303,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380.4" calcext:value-type="float">
            <text:p>38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10027.6" calcext:value-type="float">
            <text:p>10027,6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8560010.9" calcext:value-type="float">
            <text:p>856001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61" calcext:value-type="float">
            <text:p>4061</text:p>
          </table:table-cell>
          <table:table-cell table:style-name="ce2" office:value-type="float" office:value="11381.5" calcext:value-type="float">
            <text:p>11381,5</text:p>
          </table:table-cell>
          <table:table-cell table:style-name="ce2" office:value-type="float" office:value="244566.6" calcext:value-type="float">
            <text:p>244566,6</text:p>
          </table:table-cell>
          <table:table-cell table:style-name="ce2" office:value-type="float" office:value="14078.8" calcext:value-type="float">
            <text:p>14078,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3497410.6" calcext:value-type="float">
            <text:p>349741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57481.8" calcext:value-type="float">
            <text:p>57481,8</text:p>
          </table:table-cell>
          <table:table-cell table:style-name="ce2" office:value-type="float" office:value="380.4" calcext:value-type="float">
            <text:p>380,4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9365.6" calcext:value-type="float">
            <text:p>9365,6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61034" calcext:value-type="float">
            <text:p>61034</text:p>
          </table:table-cell>
          <table:table-cell table:style-name="ce2" office:value-type="float" office:value="9196831.6" calcext:value-type="float">
            <text:p>919683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35.5" calcext:value-type="float">
            <text:p>3835,5</text:p>
          </table:table-cell>
          <table:table-cell table:style-name="ce2" office:value-type="float" office:value="11973" calcext:value-type="float">
            <text:p>11973</text:p>
          </table:table-cell>
          <table:table-cell table:style-name="ce2" office:value-type="float" office:value="244602.5" calcext:value-type="float">
            <text:p>244602,5</text:p>
          </table:table-cell>
          <table:table-cell table:style-name="ce2" office:value-type="float" office:value="15643.2" calcext:value-type="float">
            <text:p>15643,2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3575167" calcext:value-type="float">
            <text:p>3575167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40.2" calcext:value-type="float">
            <text:p>240,2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3857.8" calcext:value-type="float">
            <text:p>53857,8</text:p>
          </table:table-cell>
          <table:table-cell table:style-name="ce2" office:value-type="float" office:value="380.6" calcext:value-type="float">
            <text:p>380,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9566.2" calcext:value-type="float">
            <text:p>9566,2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9675379.7" calcext:value-type="float">
            <text:p>9675379,7</text:p>
          </table:table-cell>
          <table:table-cell table:style-name="ce2" office:value-type="float" office:value="5980.2" calcext:value-type="float">
            <text:p>5980,2</text:p>
          </table:table-cell>
          <table:table-cell table:style-name="ce2" office:value-type="float" office:value="4036" calcext:value-type="float">
            <text:p>4036</text:p>
          </table:table-cell>
          <table:table-cell table:style-name="ce2" office:value-type="float" office:value="11507" calcext:value-type="float">
            <text:p>11507</text:p>
          </table:table-cell>
          <table:table-cell table:style-name="ce2" office:value-type="float" office:value="241014.4" calcext:value-type="float">
            <text:p>241014,4</text:p>
          </table:table-cell>
          <table:table-cell table:style-name="ce2" office:value-type="float" office:value="15302.6" calcext:value-type="float">
            <text:p>15302,6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3443524.5" calcext:value-type="float">
            <text:p>3443524,5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43.8" calcext:value-type="float">
            <text:p>1443,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64658" calcext:value-type="float">
            <text:p>64658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9987.4" calcext:value-type="float">
            <text:p>9987,4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9553096.2" calcext:value-type="float">
            <text:p>9553096,2</text:p>
          </table:table-cell>
          <table:table-cell table:style-name="ce2" office:value-type="float" office:value="13455.5" calcext:value-type="float">
            <text:p>13455,5</text:p>
          </table:table-cell>
          <table:table-cell table:style-name="ce2" office:value-type="float" office:value="3734.8" calcext:value-type="float">
            <text:p>3734,8</text:p>
          </table:table-cell>
          <table:table-cell table:style-name="ce2" office:value-type="float" office:value="10689.4" calcext:value-type="float">
            <text:p>10689,4</text:p>
          </table:table-cell>
          <table:table-cell table:style-name="ce2" office:value-type="float" office:value="233766.3" calcext:value-type="float">
            <text:p>233766,3</text:p>
          </table:table-cell>
          <table:table-cell table:style-name="ce2" office:value-type="float" office:value="13858.4" calcext:value-type="float">
            <text:p>13858,4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3899163.9" calcext:value-type="float">
            <text:p>3899163,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8804.2" calcext:value-type="float">
            <text:p>8804,2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9452305.3" calcext:value-type="float">
            <text:p>945230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12735.3" calcext:value-type="float">
            <text:p>12735,3</text:p>
          </table:table-cell>
          <table:table-cell table:style-name="ce2" office:value-type="float" office:value="248190.6" calcext:value-type="float">
            <text:p>248190,6</text:p>
          </table:table-cell>
          <table:table-cell table:style-name="ce2" office:value-type="float" office:value="14861" calcext:value-type="float">
            <text:p>14861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4525738.2" calcext:value-type="float">
            <text:p>4525738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33.7" calcext:value-type="float">
            <text:p>233,7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71870.1" calcext:value-type="float">
            <text:p>71870,1</text:p>
          </table:table-cell>
          <table:table-cell table:style-name="ce2" office:value-type="float" office:value="380.6" calcext:value-type="float">
            <text:p>3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10027.4" calcext:value-type="float">
            <text:p>10027,4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11057023.2" calcext:value-type="float">
            <text:p>1105702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08.4" calcext:value-type="float">
            <text:p>3108,4</text:p>
          </table:table-cell>
          <table:table-cell table:style-name="ce2" office:value-type="float" office:value="12760.5" calcext:value-type="float">
            <text:p>12760,5</text:p>
          </table:table-cell>
          <table:table-cell table:style-name="ce2" office:value-type="float" office:value="241014.4" calcext:value-type="float">
            <text:p>241014,4</text:p>
          </table:table-cell>
          <table:table-cell table:style-name="ce2" office:value-type="float" office:value="15161.8" calcext:value-type="float">
            <text:p>15161,8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4489271.5" calcext:value-type="float">
            <text:p>4489271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.4" calcext:value-type="float">
            <text:p>200,4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300.4" calcext:value-type="float">
            <text:p>300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9887.2" calcext:value-type="float">
            <text:p>9887,2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64658" calcext:value-type="float">
            <text:p>64658</text:p>
          </table:table-cell>
          <table:table-cell table:style-name="ce2" office:value-type="float" office:value="9139349.2" calcext:value-type="float">
            <text:p>9139349,2</text:p>
          </table:table-cell>
          <table:table-cell table:style-name="ce2" office:value-type="float" office:value="10764.4" calcext:value-type="float">
            <text:p>10764,4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11707.5" calcext:value-type="float">
            <text:p>11707,5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4520.4" calcext:value-type="float">
            <text:p>14520,4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3851610.2" calcext:value-type="float">
            <text:p>3851610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4693.9" calcext:value-type="float">
            <text:p>64693,9</text:p>
          </table:table-cell>
          <table:table-cell table:style-name="ce2" office:value-type="float" office:value="320.4" calcext:value-type="float">
            <text:p>32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10729.6" calcext:value-type="float">
            <text:p>10729,6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64658" calcext:value-type="float">
            <text:p>64658</text:p>
          </table:table-cell>
          <table:table-cell table:style-name="ce2" office:value-type="float" office:value="10528097.4" calcext:value-type="float">
            <text:p>1052809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35.8" calcext:value-type="float">
            <text:p>3935,8</text:p>
          </table:table-cell>
          <table:table-cell table:style-name="ce2" office:value-type="float" office:value="12058.3" calcext:value-type="float">
            <text:p>12058,3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4901.2" calcext:value-type="float">
            <text:p>14901,2</text:p>
          </table:table-cell>
          <table:table-cell table:style-name="ce2" office:value-type="float" office:value="1142.4" calcext:value-type="float">
            <text:p>1142,4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3684342" calcext:value-type="float">
            <text:p>368434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61069.9" calcext:value-type="float">
            <text:p>61069,9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10007.4" calcext:value-type="float">
            <text:p>10007,4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8880179.5" calcext:value-type="float">
            <text:p>8880179,5</text:p>
          </table:table-cell>
          <table:table-cell table:style-name="ce2" office:value-type="float" office:value="4485.2" calcext:value-type="float">
            <text:p>4485,2</text:p>
          </table:table-cell>
          <table:table-cell table:style-name="ce2" office:value-type="float" office:value="3810.3" calcext:value-type="float">
            <text:p>3810,3</text:p>
          </table:table-cell>
          <table:table-cell table:style-name="ce2" office:value-type="float" office:value="12935.8" calcext:value-type="float">
            <text:p>12935,8</text:p>
          </table:table-cell>
          <table:table-cell table:style-name="ce2" office:value-type="float" office:value="240978.5" calcext:value-type="float">
            <text:p>240978,5</text:p>
          </table:table-cell>
          <table:table-cell table:style-name="ce2" office:value-type="float" office:value="13477.4" calcext:value-type="float">
            <text:p>13477,4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3841346.8" calcext:value-type="float">
            <text:p>3841346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61105.8" calcext:value-type="float">
            <text:p>61105,8</text:p>
          </table:table-cell>
          <table:table-cell table:style-name="ce2" office:value-type="float" office:value="320.6" calcext:value-type="float">
            <text:p>32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10168" calcext:value-type="float">
            <text:p>10168</text:p>
          </table:table-cell>
          <table:table-cell table:style-name="Default" office:value-type="float" office:value="1844.6" calcext:value-type="float">
            <text:p>1844,6</text:p>
          </table:table-cell>
          <table:table-cell table:style-name="Default" office:value-type="float" office:value="61105.8" calcext:value-type="float">
            <text:p>61105,8</text:p>
          </table:table-cell>
          <table:table-cell table:style-name="Default" office:value-type="float" office:value="10679229.3" calcext:value-type="float">
            <text:p>10679229,3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4436.8" calcext:value-type="float">
            <text:p>4436,8</text:p>
          </table:table-cell>
          <table:table-cell table:style-name="Default" office:value-type="float" office:value="12534.5" calcext:value-type="float">
            <text:p>12534,5</text:p>
          </table:table-cell>
          <table:table-cell table:style-name="Default" office:value-type="float" office:value="240978.5" calcext:value-type="float">
            <text:p>240978,5</text:p>
          </table:table-cell>
          <table:table-cell table:style-name="Default" office:value-type="float" office:value="14540.4" calcext:value-type="float">
            <text:p>14540,4</text:p>
          </table:table-cell>
          <table:table-cell table:style-name="Default" office:value-type="float" office:value="1022.6" calcext:value-type="float">
            <text:p>1022,6</text:p>
          </table:table-cell>
          <table:table-cell table:style-name="Default" office:value-type="float" office:value="1403.6" calcext:value-type="float">
            <text:p>1403,6</text:p>
          </table:table-cell>
          <table:table-cell table:style-name="Default" office:value-type="float" office:value="2165.6" calcext:value-type="float">
            <text:p>2165,6</text:p>
          </table:table-cell>
          <table:table-cell table:style-name="Default" office:value-type="float" office:value="3999868.6" calcext:value-type="float">
            <text:p>3999868,6</text:p>
          </table:table-cell>
          <table:table-cell table:style-name="Default" office:value-type="float" office:value="112.5" calcext:value-type="float">
            <text:p>112,5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503.8" calcext:value-type="float">
            <text:p>1503,8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64693.9" calcext:value-type="float">
            <text:p>64693,9</text:p>
          </table:table-cell>
          <table:table-cell table:style-name="Default" office:value-type="float" office:value="425.8" calcext:value-type="float">
            <text:p>425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9907" calcext:value-type="float">
            <text:p>9907</text:p>
          </table:table-cell>
          <table:table-cell table:style-name="Default" office:value-type="float" office:value="2125.2" calcext:value-type="float">
            <text:p>2125,2</text:p>
          </table:table-cell>
          <table:table-cell table:style-name="Default" office:value-type="float" office:value="61105.8" calcext:value-type="float">
            <text:p>61105,8</text:p>
          </table:table-cell>
          <table:table-cell table:style-name="Default" office:value-type="float" office:value="9085312.5" calcext:value-type="float">
            <text:p>9085312,5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3233.5" calcext:value-type="float">
            <text:p>3233,5</text:p>
          </table:table-cell>
          <table:table-cell table:style-name="Default" office:value-type="float" office:value="9646.6" calcext:value-type="float">
            <text:p>9646,6</text:p>
          </table:table-cell>
          <table:table-cell table:style-name="Default" office:value-type="float" office:value="237390.4" calcext:value-type="float">
            <text:p>237390,4</text:p>
          </table:table-cell>
          <table:table-cell table:style-name="Default" office:value-type="float" office:value="14199.2" calcext:value-type="float">
            <text:p>14199,2</text:p>
          </table:table-cell>
          <table:table-cell table:style-name="Default" office:value-type="float" office:value="1082.6" calcext:value-type="float">
            <text:p>1082,6</text:p>
          </table:table-cell>
          <table:table-cell table:style-name="Default" office:value-type="float" office:value="1263.2" calcext:value-type="float">
            <text:p>1263,2</text:p>
          </table:table-cell>
          <table:table-cell table:style-name="Default" office:value-type="float" office:value="2286" calcext:value-type="float">
            <text:p>2286</text:p>
          </table:table-cell>
          <table:table-cell table:style-name="Default" office:value-type="float" office:value="4575649.3" calcext:value-type="float">
            <text:p>4575649,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75.8" calcext:value-type="float">
            <text:p>375,8</text:p>
          </table:table-cell>
          <table:table-cell table:style-name="Default" office:value-type="float" office:value="1223" calcext:value-type="float">
            <text:p>1223</text:p>
          </table:table-cell>
          <table:table-cell table:style-name="Default" office:value-type="float" office:value="487.5" calcext:value-type="float">
            <text:p>487,5</text:p>
          </table:table-cell>
          <table:table-cell table:style-name="Default" office:value-type="float" office:value="64693.9" calcext:value-type="float">
            <text:p>64693,9</text:p>
          </table:table-cell>
          <table:table-cell table:style-name="Default" office:value-type="float" office:value="340.4" calcext:value-type="float">
            <text:p>340,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12146" calcext:value-type="float">
            <text:p>12146</text:p>
          </table:table-cell>
          <table:table-cell table:formula="of:=AVERAGE([.C2:.C9])" office:value-type="float" office:value="622.525" calcext:value-type="float">
            <text:p>622,525</text:p>
          </table:table-cell>
          <table:table-cell table:formula="of:=AVERAGE([.D2:.D9])" office:value-type="float" office:value="3999.2625" calcext:value-type="float">
            <text:p>3999,2625</text:p>
          </table:table-cell>
          <table:table-cell table:formula="of:=AVERAGE([.E2:.E9])" office:value-type="float" office:value="2354.725" calcext:value-type="float">
            <text:p>2354,725</text:p>
          </table:table-cell>
          <table:table-cell table:formula="of:=AVERAGE([.F2:.F9])" office:value-type="float" office:value="3662.8875" calcext:value-type="float">
            <text:p>3662,8875</text:p>
          </table:table-cell>
          <table:table-cell table:formula="of:=AVERAGE([.G2:.G9])" office:value-type="float" office:value="4881.3125" calcext:value-type="float">
            <text:p>4881,3125</text:p>
          </table:table-cell>
          <table:table-cell table:formula="of:=AVERAGE([.H2:.H9])" office:value-type="float" office:value="10688.225" calcext:value-type="float">
            <text:p>10688,225</text:p>
          </table:table-cell>
          <table:table-cell table:formula="of:=AVERAGE([.I2:.I9])" office:value-type="float" office:value="7512.65" calcext:value-type="float">
            <text:p>7512,65</text:p>
          </table:table-cell>
          <table:table-cell table:formula="of:=AVERAGE([.J2:.J9])" office:value-type="float" office:value="16340.25" calcext:value-type="float">
            <text:p>16340,25</text:p>
          </table:table-cell>
          <table:table-cell table:formula="of:=AVERAGE([.K2:.K9])" office:value-type="float" office:value="1056.175" calcext:value-type="float">
            <text:p>1056,175</text:p>
          </table:table-cell>
          <table:table-cell table:formula="of:=AVERAGE([.L2:.L9])" office:value-type="float" office:value="1333.7375" calcext:value-type="float">
            <text:p>1333,7375</text:p>
          </table:table-cell>
          <table:table-cell table:formula="of:=AVERAGE([.M2:.M9])" office:value-type="float" office:value="714" calcext:value-type="float">
            <text:p>714</text:p>
          </table:table-cell>
          <table:table-cell table:formula="of:=AVERAGE([.N2:.N9])" office:value-type="float" office:value="40623.225" calcext:value-type="float">
            <text:p>40623,225</text:p>
          </table:table-cell>
          <table:table-cell table:formula="of:=AVERAGE([.O2:.O9])" office:value-type="float" office:value="38.8375" calcext:value-type="float">
            <text:p>38,8375</text:p>
          </table:table-cell>
          <table:table-cell table:formula="of:=AVERAGE([.P2:.P9])" office:value-type="float" office:value="198.2875" calcext:value-type="float">
            <text:p>198,2875</text:p>
          </table:table-cell>
          <table:table-cell table:formula="of:=AVERAGE([.Q2:.Q9])" office:value-type="float" office:value="1345.825" calcext:value-type="float">
            <text:p>1345,825</text:p>
          </table:table-cell>
          <table:table-cell table:formula="of:=AVERAGE([.R2:.R9])" office:value-type="float" office:value="280" calcext:value-type="float">
            <text:p>280</text:p>
          </table:table-cell>
          <table:table-cell table:formula="of:=AVERAGE([.S2:.S9])" office:value-type="float" office:value="2317.3375" calcext:value-type="float">
            <text:p>2317,3375</text:p>
          </table:table-cell>
          <table:table-cell table:formula="of:=AVERAGE([.T2:.T9])" office:value-type="float" office:value="348.6" calcext:value-type="float">
            <text:p>348,6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1393.97021898912" calcext:value-type="float">
            <text:p>1393,9702189891</text:p>
          </table:table-cell>
          <table:table-cell table:formula="of:=3*STDEV([.C2:.C9])" office:value-type="float" office:value="399.883771506529" calcext:value-type="float">
            <text:p>399,8837715065</text:p>
          </table:table-cell>
          <table:table-cell table:formula="of:=3*STDEV([.D2:.D9])" office:value-type="float" office:value="11436.8220652714" calcext:value-type="float">
            <text:p>11436,8220652714</text:p>
          </table:table-cell>
          <table:table-cell table:formula="of:=3*STDEV([.E2:.E9])" office:value-type="float" office:value="10062.8006207801" calcext:value-type="float">
            <text:p>10062,8006207801</text:p>
          </table:table-cell>
          <table:table-cell table:formula="of:=3*STDEV([.F2:.F9])" office:value-type="float" office:value="11994.30286951" calcext:value-type="float">
            <text:p>11994,30286951</text:p>
          </table:table-cell>
          <table:table-cell table:formula="of:=3*STDEV([.G2:.G9])" office:value-type="float" office:value="1494.76344897541" calcext:value-type="float">
            <text:p>1494,7634489754</text:p>
          </table:table-cell>
          <table:table-cell table:formula="of:=3*STDEV([.H2:.H9])" office:value-type="float" office:value="2110.55046695677" calcext:value-type="float">
            <text:p>2110,5504669568</text:p>
          </table:table-cell>
          <table:table-cell table:formula="of:=3*STDEV([.I2:.I9])" office:value-type="float" office:value="7325.85692032972" calcext:value-type="float">
            <text:p>7325,8569203297</text:p>
          </table:table-cell>
          <table:table-cell table:formula="of:=3*STDEV([.J2:.J9])" office:value-type="float" office:value="2130.85638518547" calcext:value-type="float">
            <text:p>2130,8563851855</text:p>
          </table:table-cell>
          <table:table-cell table:formula="of:=3*STDEV([.K2:.K9])" office:value-type="float" office:value="397.469796696195" calcext:value-type="float">
            <text:p>397,4697966962</text:p>
          </table:table-cell>
          <table:table-cell table:formula="of:=3*STDEV([.L2:.L9])" office:value-type="float" office:value="436.179924990004" calcext:value-type="float">
            <text:p>436,17992499</text:p>
          </table:table-cell>
          <table:table-cell table:formula="of:=3*STDEV([.M2:.M9])" office:value-type="float" office:value="380.507195351528" calcext:value-type="float">
            <text:p>380,5071953515</text:p>
          </table:table-cell>
          <table:table-cell table:formula="of:=3*STDEV([.N2:.N9])" office:value-type="float" office:value="2771.04537249547" calcext:value-type="float">
            <text:p>2771,0453724955</text:p>
          </table:table-cell>
          <table:table-cell table:formula="of:=3*STDEV([.O2:.O9])" office:value-type="float" office:value="42.222249973884" calcext:value-type="float">
            <text:p>42,2222499739</text:p>
          </table:table-cell>
          <table:table-cell table:formula="of:=3*STDEV([.P2:.P9])" office:value-type="float" office:value="310.867399097153" calcext:value-type="float">
            <text:p>310,8673990972</text:p>
          </table:table-cell>
          <table:table-cell table:formula="of:=3*STDEV([.Q2:.Q9])" office:value-type="float" office:value="718.044017254016" calcext:value-type="float">
            <text:p>718,044017254</text:p>
          </table:table-cell>
          <table:table-cell table:formula="of:=3*STDEV([.R2:.R9])" office:value-type="float" office:value="272.606466750673" calcext:value-type="float">
            <text:p>272,6064667507</text:p>
          </table:table-cell>
          <table:table-cell table:formula="of:=3*STDEV([.S2:.S9])" office:value-type="float" office:value="7682.98494047305" calcext:value-type="float">
            <text:p>7682,9849404731</text:p>
          </table:table-cell>
          <table:table-cell table:formula="of:=3*STDEV([.T2:.T9])" office:value-type="float" office:value="232.62187589059" calcext:value-type="float">
            <text:p>232,6218758906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[.B17]-[.B$176]" office:value-type="float" office:value="-1476.4" calcext:value-type="float">
            <text:p>-1476,4</text:p>
          </table:table-cell>
          <table:table-cell table:formula="of:=[.C17]-[.C$176]" office:value-type="float" office:value="2666.275" calcext:value-type="float">
            <text:p>2666,275</text:p>
          </table:table-cell>
          <table:table-cell table:formula="of:=[.D17]-[.D$176]" office:value-type="float" office:value="64282.7375" calcext:value-type="float">
            <text:p>64282,7375</text:p>
          </table:table-cell>
          <table:table-cell table:formula="of:=[.E17]-[.E$176]" office:value-type="float" office:value="9090098.275" calcext:value-type="float">
            <text:p>9090098,275</text:p>
          </table:table-cell>
          <table:table-cell table:formula="of:=[.F17]-[.F$176]" office:value-type="float" office:value="2317.3125" calcext:value-type="float">
            <text:p>2317,3125</text:p>
          </table:table-cell>
          <table:table-cell table:formula="of:=[.G17]-[.G$176]" office:value-type="float" office:value="-820.312500000001" calcext:value-type="float">
            <text:p>-820,3125</text:p>
          </table:table-cell>
          <table:table-cell table:formula="of:=[.H17]-[.H$176]" office:value-type="float" office:value="592.775" calcext:value-type="float">
            <text:p>592,775</text:p>
          </table:table-cell>
          <table:table-cell table:formula="of:=[.I17]-[.I$176]" office:value-type="float" office:value="255030.45" calcext:value-type="float">
            <text:p>255030,45</text:p>
          </table:table-cell>
          <table:table-cell table:formula="of:=[.J17]-[.J$176]" office:value-type="float" office:value="-1218.25" calcext:value-type="float">
            <text:p>-1218,25</text:p>
          </table:table-cell>
          <table:table-cell table:formula="of:=[.K17]-[.K$176]" office:value-type="float" office:value="6.22500000000014" calcext:value-type="float">
            <text:p>6,225</text:p>
          </table:table-cell>
          <table:table-cell table:formula="of:=[.L17]-[.L$176]" office:value-type="float" office:value="751.6625" calcext:value-type="float">
            <text:p>751,6625</text:p>
          </table:table-cell>
          <table:table-cell table:formula="of:=[.M17]-[.M$176]" office:value-type="float" office:value="910" calcext:value-type="float">
            <text:p>910</text:p>
          </table:table-cell>
          <table:table-cell table:formula="of:=[.N17]-[.N$176]" office:value-type="float" office:value="3332653.575" calcext:value-type="float">
            <text:p>3332653,575</text:p>
          </table:table-cell>
          <table:table-cell table:formula="of:=[.O17]-[.O$176]" office:value-type="float" office:value="98.6625" calcext:value-type="float">
            <text:p>98,6625</text:p>
          </table:table-cell>
          <table:table-cell table:formula="of:=[.P17]-[.P$176]" office:value-type="float" office:value="-38.0875" calcext:value-type="float">
            <text:p>-38,0875</text:p>
          </table:table-cell>
          <table:table-cell table:formula="of:=[.Q17]-[.Q$176]" office:value-type="float" office:value="258.175" calcext:value-type="float">
            <text:p>258,175</text:p>
          </table:table-cell>
          <table:table-cell table:formula="of:=[.R17]-[.R$176]" office:value-type="float" office:value="120" calcext:value-type="float">
            <text:p>120</text:p>
          </table:table-cell>
          <table:table-cell table:formula="of:=[.S17]-[.S$176]" office:value-type="float" office:value="55164.4625" calcext:value-type="float">
            <text:p>55164,4625</text:p>
          </table:table-cell>
          <table:table-cell table:formula="of:=[.T17]-[.T$176]" office:value-type="float" office:value="52.2" calcext:value-type="float">
            <text:p>52,2</text:p>
          </table:table-cell>
          <table:table-cell table:formula="of:=[.U17]-[.U$176]" office:value-type="float" office:value="0" calcext:value-type="float">
            <text:p>0</text:p>
          </table:table-cell>
          <table:table-cell table:formula="of:=[.V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1075.6" calcext:value-type="float">
            <text:p>-1075,6</text:p>
          </table:table-cell>
          <table:table-cell table:formula="of:=[.C18]-[.C$176]" office:value-type="float" office:value="1984.275" calcext:value-type="float">
            <text:p>1984,275</text:p>
          </table:table-cell>
          <table:table-cell table:formula="of:=[.D18]-[.D$176]" office:value-type="float" office:value="60730.5375" calcext:value-type="float">
            <text:p>60730,5375</text:p>
          </table:table-cell>
          <table:table-cell table:formula="of:=[.E18]-[.E$176]" office:value-type="float" office:value="8078964.875" calcext:value-type="float">
            <text:p>8078964,875</text:p>
          </table:table-cell>
          <table:table-cell table:formula="of:=[.F18]-[.F$176]" office:value-type="float" office:value="822.3125" calcext:value-type="float">
            <text:p>822,3125</text:p>
          </table:table-cell>
          <table:table-cell table:formula="of:=[.G18]-[.G$176]" office:value-type="float" office:value="-991.312500000001" calcext:value-type="float">
            <text:p>-991,3125</text:p>
          </table:table-cell>
          <table:table-cell table:formula="of:=[.H18]-[.H$176]" office:value-type="float" office:value="317.275" calcext:value-type="float">
            <text:p>317,275</text:p>
          </table:table-cell>
          <table:table-cell table:formula="of:=[.I18]-[.I$176]" office:value-type="float" office:value="258690.35" calcext:value-type="float">
            <text:p>258690,35</text:p>
          </table:table-cell>
          <table:table-cell table:formula="of:=[.J18]-[.J$176]" office:value-type="float" office:value="-456.25" calcext:value-type="float">
            <text:p>-456,25</text:p>
          </table:table-cell>
          <table:table-cell table:formula="of:=[.K18]-[.K$176]" office:value-type="float" office:value="187.025" calcext:value-type="float">
            <text:p>187,025</text:p>
          </table:table-cell>
          <table:table-cell table:formula="of:=[.L18]-[.L$176]" office:value-type="float" office:value="470.6625" calcext:value-type="float">
            <text:p>470,6625</text:p>
          </table:table-cell>
          <table:table-cell table:formula="of:=[.M18]-[.M$176]" office:value-type="float" office:value="950.4" calcext:value-type="float">
            <text:p>950,4</text:p>
          </table:table-cell>
          <table:table-cell table:formula="of:=[.N18]-[.N$176]" office:value-type="float" office:value="3449046.775" calcext:value-type="float">
            <text:p>3449046,775</text:p>
          </table:table-cell>
          <table:table-cell table:formula="of:=[.O18]-[.O$176]" office:value-type="float" office:value="186.1625" calcext:value-type="float">
            <text:p>186,1625</text:p>
          </table:table-cell>
          <table:table-cell table:formula="of:=[.P18]-[.P$176]" office:value-type="float" office:value="-58.2875" calcext:value-type="float">
            <text:p>-58,2875</text:p>
          </table:table-cell>
          <table:table-cell table:formula="of:=[.Q18]-[.Q$176]" office:value-type="float" office:value="458.975" calcext:value-type="float">
            <text:p>458,975</text:p>
          </table:table-cell>
          <table:table-cell table:formula="of:=[.R18]-[.R$176]" office:value-type="float" office:value="110" calcext:value-type="float">
            <text:p>110</text:p>
          </table:table-cell>
          <table:table-cell table:formula="of:=[.S18]-[.S$176]" office:value-type="float" office:value="51504.5625" calcext:value-type="float">
            <text:p>51504,5625</text:p>
          </table:table-cell>
          <table:table-cell table:formula="of:=[.T18]-[.T$176]" office:value-type="float" office:value="-108.4" calcext:value-type="float">
            <text:p>-108,4</text:p>
          </table:table-cell>
          <table:table-cell table:formula="of:=[.U18]-[.U$176]" office:value-type="float" office:value="0" calcext:value-type="float">
            <text:p>0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1476.8" calcext:value-type="float">
            <text:p>-1476,8</text:p>
          </table:table-cell>
          <table:table-cell table:formula="of:=[.C19]-[.C$176]" office:value-type="float" office:value="1563.075" calcext:value-type="float">
            <text:p>1563,075</text:p>
          </table:table-cell>
          <table:table-cell table:formula="of:=[.D19]-[.D$176]" office:value-type="float" office:value="64318.6375" calcext:value-type="float">
            <text:p>64318,6375</text:p>
          </table:table-cell>
          <table:table-cell table:formula="of:=[.E19]-[.E$176]" office:value-type="float" office:value="8629562.275" calcext:value-type="float">
            <text:p>8629562,275</text:p>
          </table:table-cell>
          <table:table-cell table:formula="of:=[.F19]-[.F$176]" office:value-type="float" office:value="-3662.8875" calcext:value-type="float">
            <text:p>-3662,8875</text:p>
          </table:table-cell>
          <table:table-cell table:formula="of:=[.G19]-[.G$176]" office:value-type="float" office:value="-419.312500000001" calcext:value-type="float">
            <text:p>-419,3125</text:p>
          </table:table-cell>
          <table:table-cell table:formula="of:=[.H19]-[.H$176]" office:value-type="float" office:value="1721.075" calcext:value-type="float">
            <text:p>1721,075</text:p>
          </table:table-cell>
          <table:table-cell table:formula="of:=[.I19]-[.I$176]" office:value-type="float" office:value="255102.25" calcext:value-type="float">
            <text:p>255102,25</text:p>
          </table:table-cell>
          <table:table-cell table:formula="of:=[.J19]-[.J$176]" office:value-type="float" office:value="-1399.05" calcext:value-type="float">
            <text:p>-1399,05</text:p>
          </table:table-cell>
          <table:table-cell table:formula="of:=[.K19]-[.K$176]" office:value-type="float" office:value="146.625" calcext:value-type="float">
            <text:p>146,625</text:p>
          </table:table-cell>
          <table:table-cell table:formula="of:=[.L19]-[.L$176]" office:value-type="float" office:value="891.8625" calcext:value-type="float">
            <text:p>891,8625</text:p>
          </table:table-cell>
          <table:table-cell table:formula="of:=[.M19]-[.M$176]" office:value-type="float" office:value="990.2" calcext:value-type="float">
            <text:p>990,2</text:p>
          </table:table-cell>
          <table:table-cell table:formula="of:=[.N19]-[.N$176]" office:value-type="float" office:value="3916465.775" calcext:value-type="float">
            <text:p>3916465,775</text:p>
          </table:table-cell>
          <table:table-cell table:formula="of:=[.O19]-[.O$176]" office:value-type="float" office:value="61.1625" calcext:value-type="float">
            <text:p>61,1625</text:p>
          </table:table-cell>
          <table:table-cell table:formula="of:=[.P19]-[.P$176]" office:value-type="float" office:value="27.0125" calcext:value-type="float">
            <text:p>27,0125</text:p>
          </table:table-cell>
          <table:table-cell table:formula="of:=[.Q19]-[.Q$176]" office:value-type="float" office:value="-22.825" calcext:value-type="float">
            <text:p>-22,825</text:p>
          </table:table-cell>
          <table:table-cell table:formula="of:=[.R19]-[.R$176]" office:value-type="float" office:value="-20" calcext:value-type="float">
            <text:p>-20</text:p>
          </table:table-cell>
          <table:table-cell table:formula="of:=[.S19]-[.S$176]" office:value-type="float" office:value="65964.6625" calcext:value-type="float">
            <text:p>65964,6625</text:p>
          </table:table-cell>
          <table:table-cell table:formula="of:=[.T19]-[.T$176]" office:value-type="float" office:value="-98.3" calcext:value-type="float">
            <text:p>-98,3</text:p>
          </table:table-cell>
          <table:table-cell table:formula="of:=[.U19]-[.U$176]" office:value-type="float" office:value="0" calcext:value-type="float">
            <text:p>0</text:p>
          </table:table-cell>
          <table:table-cell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1777.6" calcext:value-type="float">
            <text:p>-1777,6</text:p>
          </table:table-cell>
          <table:table-cell table:formula="of:=[.C20]-[.C$176]" office:value-type="float" office:value="1824.075" calcext:value-type="float">
            <text:p>1824,075</text:p>
          </table:table-cell>
          <table:table-cell table:formula="of:=[.D20]-[.D$176]" office:value-type="float" office:value="71459.0375" calcext:value-type="float">
            <text:p>71459,0375</text:p>
          </table:table-cell>
          <table:table-cell table:formula="of:=[.E20]-[.E$176]" office:value-type="float" office:value="11544052.475" calcext:value-type="float">
            <text:p>11544052,475</text:p>
          </table:table-cell>
          <table:table-cell table:formula="of:=[.F20]-[.F$176]" office:value-type="float" office:value="-3662.8875" calcext:value-type="float">
            <text:p>-3662,8875</text:p>
          </table:table-cell>
          <table:table-cell table:formula="of:=[.G20]-[.G$176]" office:value-type="float" office:value="-1572.5125" calcext:value-type="float">
            <text:p>-1572,5125</text:p>
          </table:table-cell>
          <table:table-cell table:formula="of:=[.H20]-[.H$176]" office:value-type="float" office:value="422.174999999999" calcext:value-type="float">
            <text:p>422,175</text:p>
          </table:table-cell>
          <table:table-cell table:formula="of:=[.I20]-[.I$176]" office:value-type="float" office:value="247818.35" calcext:value-type="float">
            <text:p>247818,35</text:p>
          </table:table-cell>
          <table:table-cell table:formula="of:=[.J20]-[.J$176]" office:value-type="float" office:value="-817.25" calcext:value-type="float">
            <text:p>-817,25</text:p>
          </table:table-cell>
          <table:table-cell table:formula="of:=[.K20]-[.K$176]" office:value-type="float" office:value="-129.175" calcext:value-type="float">
            <text:p>-129,175</text:p>
          </table:table-cell>
          <table:table-cell table:formula="of:=[.L20]-[.L$176]" office:value-type="float" office:value="129.8625" calcext:value-type="float">
            <text:p>129,8625</text:p>
          </table:table-cell>
          <table:table-cell table:formula="of:=[.M20]-[.M$176]" office:value-type="float" office:value="990" calcext:value-type="float">
            <text:p>990</text:p>
          </table:table-cell>
          <table:table-cell table:formula="of:=[.N20]-[.N$176]" office:value-type="float" office:value="4345624.475" calcext:value-type="float">
            <text:p>4345624,475</text:p>
          </table:table-cell>
          <table:table-cell table:formula="of:=[.O20]-[.O$176]" office:value-type="float" office:value="11.1625" calcext:value-type="float">
            <text:p>11,1625</text:p>
          </table:table-cell>
          <table:table-cell table:formula="of:=[.P20]-[.P$176]" office:value-type="float" office:value="21.9125" calcext:value-type="float">
            <text:p>21,9125</text:p>
          </table:table-cell>
          <table:table-cell table:formula="of:=[.Q20]-[.Q$176]" office:value-type="float" office:value="398.375" calcext:value-type="float">
            <text:p>398,375</text:p>
          </table:table-cell>
          <table:table-cell table:formula="of:=[.R20]-[.R$176]" office:value-type="float" office:value="90" calcext:value-type="float">
            <text:p>90</text:p>
          </table:table-cell>
          <table:table-cell table:formula="of:=[.S20]-[.S$176]" office:value-type="float" office:value="73212.6625" calcext:value-type="float">
            <text:p>73212,6625</text:p>
          </table:table-cell>
          <table:table-cell table:formula="of:=[.T20]-[.T$176]" office:value-type="float" office:value="72.0000000000001" calcext:value-type="float">
            <text:p>72</text:p>
          </table:table-cell>
          <table:table-cell table:formula="of:=[.U20]-[.U$176]" office:value-type="float" office:value="0" calcext:value-type="float">
            <text:p>0</text:p>
          </table:table-cell>
          <table:table-cell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1476.6" calcext:value-type="float">
            <text:p>-1476,6</text:p>
          </table:table-cell>
          <table:table-cell table:formula="of:=[.C21]-[.C$176]" office:value-type="float" office:value="2285.275" calcext:value-type="float">
            <text:p>2285,275</text:p>
          </table:table-cell>
          <table:table-cell table:formula="of:=[.D21]-[.D$176]" office:value-type="float" office:value="67870.8375" calcext:value-type="float">
            <text:p>67870,8375</text:p>
          </table:table-cell>
          <table:table-cell table:formula="of:=[.E21]-[.E$176]" office:value-type="float" office:value="13073060.075" calcext:value-type="float">
            <text:p>13073060,075</text:p>
          </table:table-cell>
          <table:table-cell table:formula="of:=[.F21]-[.F$176]" office:value-type="float" office:value="822.3125" calcext:value-type="float">
            <text:p>822,3125</text:p>
          </table:table-cell>
          <table:table-cell table:formula="of:=[.G21]-[.G$176]" office:value-type="float" office:value="-1351.9125" calcext:value-type="float">
            <text:p>-1351,9125</text:p>
          </table:table-cell>
          <table:table-cell table:formula="of:=[.H21]-[.H$176]" office:value-type="float" office:value="1044.075" calcext:value-type="float">
            <text:p>1044,075</text:p>
          </table:table-cell>
          <table:table-cell table:formula="of:=[.I21]-[.I$176]" office:value-type="float" office:value="269490.65" calcext:value-type="float">
            <text:p>269490,65</text:p>
          </table:table-cell>
          <table:table-cell table:formula="of:=[.J21]-[.J$176]" office:value-type="float" office:value="-15.25" calcext:value-type="float">
            <text:p>-15,25</text:p>
          </table:table-cell>
          <table:table-cell table:formula="of:=[.K21]-[.K$176]" office:value-type="float" office:value="-214.175" calcext:value-type="float">
            <text:p>-214,175</text:p>
          </table:table-cell>
          <table:table-cell table:formula="of:=[.L21]-[.L$176]" office:value-type="float" office:value="1198.0625" calcext:value-type="float">
            <text:p>1198,0625</text:p>
          </table:table-cell>
          <table:table-cell table:formula="of:=[.M21]-[.M$176]" office:value-type="float" office:value="1050.4" calcext:value-type="float">
            <text:p>1050,4</text:p>
          </table:table-cell>
          <table:table-cell table:formula="of:=[.N21]-[.N$176]" office:value-type="float" office:value="5089400.475" calcext:value-type="float">
            <text:p>5089400,475</text:p>
          </table:table-cell>
          <table:table-cell table:formula="of:=[.O21]-[.O$176]" office:value-type="float" office:value="61.1625" calcext:value-type="float">
            <text:p>61,1625</text:p>
          </table:table-cell>
          <table:table-cell table:formula="of:=[.P21]-[.P$176]" office:value-type="float" office:value="-98.2875" calcext:value-type="float">
            <text:p>-98,2875</text:p>
          </table:table-cell>
          <table:table-cell table:formula="of:=[.Q21]-[.Q$176]" office:value-type="float" office:value="37.575" calcext:value-type="float">
            <text:p>37,575</text:p>
          </table:table-cell>
          <table:table-cell table:formula="of:=[.R21]-[.R$176]" office:value-type="float" office:value="170" calcext:value-type="float">
            <text:p>170</text:p>
          </table:table-cell>
          <table:table-cell table:formula="of:=[.S21]-[.S$176]" office:value-type="float" office:value="105505.8625" calcext:value-type="float">
            <text:p>105505,8625</text:p>
          </table:table-cell>
          <table:table-cell table:formula="of:=[.T21]-[.T$176]" office:value-type="float" office:value="101.9" calcext:value-type="float">
            <text:p>101,9</text:p>
          </table:table-cell>
          <table:table-cell table:formula="of:=[.U21]-[.U$176]" office:value-type="float" office:value="0" calcext:value-type="float">
            <text:p>0</text:p>
          </table:table-cell>
          <table:table-cell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995.200000000001" calcext:value-type="float">
            <text:p>-995,2</text:p>
          </table:table-cell>
          <table:table-cell table:formula="of:=[.C22]-[.C$176]" office:value-type="float" office:value="2305.275" calcext:value-type="float">
            <text:p>2305,275</text:p>
          </table:table-cell>
          <table:table-cell table:formula="of:=[.D22]-[.D$176]" office:value-type="float" office:value="67870.8375" calcext:value-type="float">
            <text:p>67870,8375</text:p>
          </table:table-cell>
          <table:table-cell table:formula="of:=[.E22]-[.E$176]" office:value-type="float" office:value="12878798.675" calcext:value-type="float">
            <text:p>12878798,675</text:p>
          </table:table-cell>
          <table:table-cell table:formula="of:=[.F22]-[.F$176]" office:value-type="float" office:value="5307.4125" calcext:value-type="float">
            <text:p>5307,4125</text:p>
          </table:table-cell>
          <table:table-cell table:formula="of:=[.G22]-[.G$176]" office:value-type="float" office:value="-1773.3125" calcext:value-type="float">
            <text:p>-1773,3125</text:p>
          </table:table-cell>
          <table:table-cell table:formula="of:=[.H22]-[.H$176]" office:value-type="float" office:value="1344.775" calcext:value-type="float">
            <text:p>1344,775</text:p>
          </table:table-cell>
          <table:table-cell table:formula="of:=[.I22]-[.I$176]" office:value-type="float" office:value="265866.55" calcext:value-type="float">
            <text:p>265866,55</text:p>
          </table:table-cell>
          <table:table-cell table:formula="of:=[.J22]-[.J$176]" office:value-type="float" office:value="-1539.45" calcext:value-type="float">
            <text:p>-1539,45</text:p>
          </table:table-cell>
          <table:table-cell table:formula="of:=[.K22]-[.K$176]" office:value-type="float" office:value="246.825" calcext:value-type="float">
            <text:p>246,825</text:p>
          </table:table-cell>
          <table:table-cell table:formula="of:=[.L22]-[.L$176]" office:value-type="float" office:value="290.4625" calcext:value-type="float">
            <text:p>290,4625</text:p>
          </table:table-cell>
          <table:table-cell table:formula="of:=[.M22]-[.M$176]" office:value-type="float" office:value="1211" calcext:value-type="float">
            <text:p>1211</text:p>
          </table:table-cell>
          <table:table-cell table:formula="of:=[.N22]-[.N$176]" office:value-type="float" office:value="3903628.175" calcext:value-type="float">
            <text:p>3903628,175</text:p>
          </table:table-cell>
          <table:table-cell table:formula="of:=[.O22]-[.O$176]" office:value-type="float" office:value="173.6625" calcext:value-type="float">
            <text:p>173,6625</text:p>
          </table:table-cell>
          <table:table-cell table:formula="of:=[.P22]-[.P$176]" office:value-type="float" office:value="1.91249999999999" calcext:value-type="float">
            <text:p>1,9125</text:p>
          </table:table-cell>
          <table:table-cell table:formula="of:=[.Q22]-[.Q$176]" office:value-type="float" office:value="218.175" calcext:value-type="float">
            <text:p>218,175</text:p>
          </table:table-cell>
          <table:table-cell table:formula="of:=[.R22]-[.R$176]" office:value-type="float" office:value="-30" calcext:value-type="float">
            <text:p>-30</text:p>
          </table:table-cell>
          <table:table-cell table:formula="of:=[.S22]-[.S$176]" office:value-type="float" office:value="76800.8625" calcext:value-type="float">
            <text:p>76800,8625</text:p>
          </table:table-cell>
          <table:table-cell table:formula="of:=[.T22]-[.T$176]" office:value-type="float" office:value="92.2" calcext:value-type="float">
            <text:p>92,2</text:p>
          </table:table-cell>
          <table:table-cell table:formula="of:=[.U22]-[.U$176]" office:value-type="float" office:value="0" calcext:value-type="float">
            <text:p>0</text:p>
          </table:table-cell>
          <table:table-cell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1215.8" calcext:value-type="float">
            <text:p>-1215,8</text:p>
          </table:table-cell>
          <table:table-cell table:formula="of:=[.C23]-[.C$176]" office:value-type="float" office:value="1242.275" calcext:value-type="float">
            <text:p>1242,275</text:p>
          </table:table-cell>
          <table:table-cell table:formula="of:=[.D23]-[.D$176]" office:value-type="float" office:value="64318.6375" calcext:value-type="float">
            <text:p>64318,6375</text:p>
          </table:table-cell>
          <table:table-cell table:formula="of:=[.E23]-[.E$176]" office:value-type="float" office:value="9906934.775" calcext:value-type="float">
            <text:p>9906934,775</text:p>
          </table:table-cell>
          <table:table-cell table:formula="of:=[.F23]-[.F$176]" office:value-type="float" office:value="-3662.8875" calcext:value-type="float">
            <text:p>-3662,8875</text:p>
          </table:table-cell>
          <table:table-cell table:formula="of:=[.G23]-[.G$176]" office:value-type="float" office:value="-1732.9125" calcext:value-type="float">
            <text:p>-1732,9125</text:p>
          </table:table-cell>
          <table:table-cell table:formula="of:=[.H23]-[.H$176]" office:value-type="float" office:value="-1402.825" calcext:value-type="float">
            <text:p>-1402,825</text:p>
          </table:table-cell>
          <table:table-cell table:formula="of:=[.I23]-[.I$176]" office:value-type="float" office:value="237053.95" calcext:value-type="float">
            <text:p>237053,95</text:p>
          </table:table-cell>
          <table:table-cell table:formula="of:=[.J23]-[.J$176]" office:value-type="float" office:value="887.349999999999" calcext:value-type="float">
            <text:p>887,35</text:p>
          </table:table-cell>
          <table:table-cell table:formula="of:=[.K23]-[.K$176]" office:value-type="float" office:value="-73.775" calcext:value-type="float">
            <text:p>-73,775</text:p>
          </table:table-cell>
          <table:table-cell table:formula="of:=[.L23]-[.L$176]" office:value-type="float" office:value="350.4625" calcext:value-type="float">
            <text:p>350,4625</text:p>
          </table:table-cell>
          <table:table-cell table:formula="of:=[.M23]-[.M$176]" office:value-type="float" office:value="1131" calcext:value-type="float">
            <text:p>1131</text:p>
          </table:table-cell>
          <table:table-cell table:formula="of:=[.N23]-[.N$176]" office:value-type="float" office:value="3093885.775" calcext:value-type="float">
            <text:p>3093885,775</text:p>
          </table:table-cell>
          <table:table-cell table:formula="of:=[.O23]-[.O$176]" office:value-type="float" office:value="86.1625" calcext:value-type="float">
            <text:p>86,1625</text:p>
          </table:table-cell>
          <table:table-cell table:formula="of:=[.P23]-[.P$176]" office:value-type="float" office:value="-38.2875" calcext:value-type="float">
            <text:p>-38,2875</text:p>
          </table:table-cell>
          <table:table-cell table:formula="of:=[.Q23]-[.Q$176]" office:value-type="float" office:value="-62.625" calcext:value-type="float">
            <text:p>-62,625</text:p>
          </table:table-cell>
          <table:table-cell table:formula="of:=[.R23]-[.R$176]" office:value-type="float" office:value="-50" calcext:value-type="float">
            <text:p>-50</text:p>
          </table:table-cell>
          <table:table-cell table:formula="of:=[.S23]-[.S$176]" office:value-type="float" office:value="55164.4625" calcext:value-type="float">
            <text:p>55164,4625</text:p>
          </table:table-cell>
          <table:table-cell table:formula="of:=[.T23]-[.T$176]" office:value-type="float" office:value="-168.6" calcext:value-type="float">
            <text:p>-168,6</text:p>
          </table:table-cell>
          <table:table-cell table:formula="of:=[.U23]-[.U$176]" office:value-type="float" office:value="0" calcext:value-type="float">
            <text:p>0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2339" calcext:value-type="float">
            <text:p>-2339</text:p>
          </table:table-cell>
          <table:table-cell table:formula="of:=[.C24]-[.C$176]" office:value-type="float" office:value="1041.675" calcext:value-type="float">
            <text:p>1041,675</text:p>
          </table:table-cell>
          <table:table-cell table:formula="of:=[.D24]-[.D$176]" office:value-type="float" office:value="57142.4375" calcext:value-type="float">
            <text:p>57142,4375</text:p>
          </table:table-cell>
          <table:table-cell table:formula="of:=[.E24]-[.E$176]" office:value-type="float" office:value="8813130.575" calcext:value-type="float">
            <text:p>8813130,575</text:p>
          </table:table-cell>
          <table:table-cell table:formula="of:=[.F24]-[.F$176]" office:value-type="float" office:value="-3662.8875" calcext:value-type="float">
            <text:p>-3662,8875</text:p>
          </table:table-cell>
          <table:table-cell table:formula="of:=[.G24]-[.G$176]" office:value-type="float" office:value="-1722.8125" calcext:value-type="float">
            <text:p>-1722,8125</text:p>
          </table:table-cell>
          <table:table-cell table:formula="of:=[.H24]-[.H$176]" office:value-type="float" office:value="1470.275" calcext:value-type="float">
            <text:p>1470,275</text:p>
          </table:table-cell>
          <table:table-cell table:formula="of:=[.I24]-[.I$176]" office:value-type="float" office:value="244266.05" calcext:value-type="float">
            <text:p>244266,05</text:p>
          </table:table-cell>
          <table:table-cell table:formula="of:=[.J24]-[.J$176]" office:value-type="float" office:value="-1017.65" calcext:value-type="float">
            <text:p>-1017,65</text:p>
          </table:table-cell>
          <table:table-cell table:formula="of:=[.K24]-[.K$176]" office:value-type="float" office:value="347.425" calcext:value-type="float">
            <text:p>347,425</text:p>
          </table:table-cell>
          <table:table-cell table:formula="of:=[.L24]-[.L$176]" office:value-type="float" office:value="330.4625" calcext:value-type="float">
            <text:p>330,4625</text:p>
          </table:table-cell>
          <table:table-cell table:formula="of:=[.M24]-[.M$176]" office:value-type="float" office:value="529" calcext:value-type="float">
            <text:p>529</text:p>
          </table:table-cell>
          <table:table-cell table:formula="of:=[.N24]-[.N$176]" office:value-type="float" office:value="2720003.975" calcext:value-type="float">
            <text:p>2720003,975</text:p>
          </table:table-cell>
          <table:table-cell table:formula="of:=[.O24]-[.O$176]" office:value-type="float" office:value="111.1625" calcext:value-type="float">
            <text:p>111,1625</text:p>
          </table:table-cell>
          <table:table-cell table:formula="of:=[.P24]-[.P$176]" office:value-type="float" office:value="-78.2875" calcext:value-type="float">
            <text:p>-78,2875</text:p>
          </table:table-cell>
          <table:table-cell table:formula="of:=[.Q24]-[.Q$176]" office:value-type="float" office:value="-62.825" calcext:value-type="float">
            <text:p>-62,825</text:p>
          </table:table-cell>
          <table:table-cell table:formula="of:=[.R24]-[.R$176]" office:value-type="float" office:value="-30" calcext:value-type="float">
            <text:p>-30</text:p>
          </table:table-cell>
          <table:table-cell table:formula="of:=[.S24]-[.S$176]" office:value-type="float" office:value="37152.0625" calcext:value-type="float">
            <text:p>37152,0625</text:p>
          </table:table-cell>
          <table:table-cell table:formula="of:=[.T24]-[.T$176]" office:value-type="float" office:value="112" calcext:value-type="float">
            <text:p>112</text:p>
          </table:table-cell>
          <table:table-cell table:formula="of:=[.U24]-[.U$176]" office:value-type="float" office:value="0" calcext:value-type="float">
            <text:p>0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2078.4" calcext:value-type="float">
            <text:p>-2078,4</text:p>
          </table:table-cell>
          <table:table-cell table:formula="of:=[.C25]-[.C$176]" office:value-type="float" office:value="780.675" calcext:value-type="float">
            <text:p>780,675</text:p>
          </table:table-cell>
          <table:table-cell table:formula="of:=[.D25]-[.D$176]" office:value-type="float" office:value="60730.5375" calcext:value-type="float">
            <text:p>60730,5375</text:p>
          </table:table-cell>
          <table:table-cell table:formula="of:=[.E25]-[.E$176]" office:value-type="float" office:value="8924685.375" calcext:value-type="float">
            <text:p>8924685,375</text:p>
          </table:table-cell>
          <table:table-cell table:formula="of:=[.F25]-[.F$176]" office:value-type="float" office:value="2317.3125" calcext:value-type="float">
            <text:p>2317,3125</text:p>
          </table:table-cell>
          <table:table-cell table:formula="of:=[.G25]-[.G$176]" office:value-type="float" office:value="-519.512500000001" calcext:value-type="float">
            <text:p>-519,5125</text:p>
          </table:table-cell>
          <table:table-cell table:formula="of:=[.H25]-[.H$176]" office:value-type="float" office:value="1645.775" calcext:value-type="float">
            <text:p>1645,775</text:p>
          </table:table-cell>
          <table:table-cell table:formula="of:=[.I25]-[.I$176]" office:value-type="float" office:value="237053.95" calcext:value-type="float">
            <text:p>237053,95</text:p>
          </table:table-cell>
          <table:table-cell table:formula="of:=[.J25]-[.J$176]" office:value-type="float" office:value="-2161.05" calcext:value-type="float">
            <text:p>-2161,05</text:p>
          </table:table-cell>
          <table:table-cell table:formula="of:=[.K25]-[.K$176]" office:value-type="float" office:value="648.125" calcext:value-type="float">
            <text:p>648,125</text:p>
          </table:table-cell>
          <table:table-cell table:formula="of:=[.L25]-[.L$176]" office:value-type="float" office:value="646.2625" calcext:value-type="float">
            <text:p>646,2625</text:p>
          </table:table-cell>
          <table:table-cell table:formula="of:=[.M25]-[.M$176]" office:value-type="float" office:value="689.6" calcext:value-type="float">
            <text:p>689,6</text:p>
          </table:table-cell>
          <table:table-cell table:formula="of:=[.N25]-[.N$176]" office:value-type="float" office:value="2604154.275" calcext:value-type="float">
            <text:p>2604154,275</text:p>
          </table:table-cell>
          <table:table-cell table:formula="of:=[.O25]-[.O$176]" office:value-type="float" office:value="86.1625" calcext:value-type="float">
            <text:p>86,1625</text:p>
          </table:table-cell>
          <table:table-cell table:formula="of:=[.P25]-[.P$176]" office:value-type="float" office:value="-123.2875" calcext:value-type="float">
            <text:p>-123,2875</text:p>
          </table:table-cell>
          <table:table-cell table:formula="of:=[.Q25]-[.Q$176]" office:value-type="float" office:value="-62.625" calcext:value-type="float">
            <text:p>-62,625</text:p>
          </table:table-cell>
          <table:table-cell table:formula="of:=[.R25]-[.R$176]" office:value-type="float" office:value="70" calcext:value-type="float">
            <text:p>70</text:p>
          </table:table-cell>
          <table:table-cell table:formula="of:=[.S25]-[.S$176]" office:value-type="float" office:value="37152.0625" calcext:value-type="float">
            <text:p>37152,0625</text:p>
          </table:table-cell>
          <table:table-cell table:formula="of:=[.T25]-[.T$176]" office:value-type="float" office:value="31.8" calcext:value-type="float">
            <text:p>31,8</text:p>
          </table:table-cell>
          <table:table-cell table:formula="of:=[.U25]-[.U$176]" office:value-type="float" office:value="0" calcext:value-type="float">
            <text:p>0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1235.8" calcext:value-type="float">
            <text:p>-1235,8</text:p>
          </table:table-cell>
          <table:table-cell table:formula="of:=[.C26]-[.C$176]" office:value-type="float" office:value="981.475" calcext:value-type="float">
            <text:p>981,475</text:p>
          </table:table-cell>
          <table:table-cell table:formula="of:=[.D26]-[.D$176]" office:value-type="float" office:value="57106.5375" calcext:value-type="float">
            <text:p>57106,5375</text:p>
          </table:table-cell>
          <table:table-cell table:formula="of:=[.E26]-[.E$176]" office:value-type="float" office:value="7445767.875" calcext:value-type="float">
            <text:p>7445767,875</text:p>
          </table:table-cell>
          <table:table-cell table:formula="of:=[.F26]-[.F$176]" office:value-type="float" office:value="2317.3125" calcext:value-type="float">
            <text:p>2317,3125</text:p>
          </table:table-cell>
          <table:table-cell table:formula="of:=[.G26]-[.G$176]" office:value-type="float" office:value="-1322.0125" calcext:value-type="float">
            <text:p>-1322,0125</text:p>
          </table:table-cell>
          <table:table-cell table:formula="of:=[.H26]-[.H$176]" office:value-type="float" office:value="743.275" calcext:value-type="float">
            <text:p>743,275</text:p>
          </table:table-cell>
          <table:table-cell table:formula="of:=[.I26]-[.I$176]" office:value-type="float" office:value="240642.05" calcext:value-type="float">
            <text:p>240642,05</text:p>
          </table:table-cell>
          <table:table-cell table:formula="of:=[.J26]-[.J$176]" office:value-type="float" office:value="-1880.25" calcext:value-type="float">
            <text:p>-1880,25</text:p>
          </table:table-cell>
          <table:table-cell table:formula="of:=[.K26]-[.K$176]" office:value-type="float" office:value="196.825" calcext:value-type="float">
            <text:p>196,825</text:p>
          </table:table-cell>
          <table:table-cell table:formula="of:=[.L26]-[.L$176]" office:value-type="float" office:value="721.5625" calcext:value-type="float">
            <text:p>721,5625</text:p>
          </table:table-cell>
          <table:table-cell table:formula="of:=[.M26]-[.M$176]" office:value-type="float" office:value="228" calcext:value-type="float">
            <text:p>228</text:p>
          </table:table-cell>
          <table:table-cell table:formula="of:=[.N26]-[.N$176]" office:value-type="float" office:value="2622157.275" calcext:value-type="float">
            <text:p>2622157,275</text:p>
          </table:table-cell>
          <table:table-cell table:formula="of:=[.O26]-[.O$176]" office:value-type="float" office:value="48.6625" calcext:value-type="float">
            <text:p>48,6625</text:p>
          </table:table-cell>
          <table:table-cell table:formula="of:=[.P26]-[.P$176]" office:value-type="float" office:value="2.01250000000002" calcext:value-type="float">
            <text:p>2,0125</text:p>
          </table:table-cell>
          <table:table-cell table:formula="of:=[.Q26]-[.Q$176]" office:value-type="float" office:value="77.9749999999999" calcext:value-type="float">
            <text:p>77,975</text:p>
          </table:table-cell>
          <table:table-cell table:formula="of:=[.R26]-[.R$176]" office:value-type="float" office:value="40" calcext:value-type="float">
            <text:p>40</text:p>
          </table:table-cell>
          <table:table-cell table:formula="of:=[.S26]-[.S$176]" office:value-type="float" office:value="40740.1625" calcext:value-type="float">
            <text:p>40740,1625</text:p>
          </table:table-cell>
          <table:table-cell table:formula="of:=[.T26]-[.T$176]" office:value-type="float" office:value="32.0000000000001" calcext:value-type="float">
            <text:p>32</text:p>
          </table:table-cell>
          <table:table-cell table:formula="of:=[.U26]-[.U$176]" office:value-type="float" office:value="0" calcext:value-type="float">
            <text:p>0</text:p>
          </table:table-cell>
          <table:table-cell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2078" calcext:value-type="float">
            <text:p>-2078</text:p>
          </table:table-cell>
          <table:table-cell table:formula="of:=[.C27]-[.C$176]" office:value-type="float" office:value="700.475" calcext:value-type="float">
            <text:p>700,475</text:p>
          </table:table-cell>
          <table:table-cell table:formula="of:=[.D27]-[.D$176]" office:value-type="float" office:value="60658.7375" calcext:value-type="float">
            <text:p>60658,7375</text:p>
          </table:table-cell>
          <table:table-cell table:formula="of:=[.E27]-[.E$176]" office:value-type="float" office:value="7391802.475" calcext:value-type="float">
            <text:p>7391802,475</text:p>
          </table:table-cell>
          <table:table-cell table:formula="of:=[.F27]-[.F$176]" office:value-type="float" office:value="3513.4125" calcext:value-type="float">
            <text:p>3513,4125</text:p>
          </table:table-cell>
          <table:table-cell table:formula="of:=[.G27]-[.G$176]" office:value-type="float" office:value="-670.012500000001" calcext:value-type="float">
            <text:p>-670,0125</text:p>
          </table:table-cell>
          <table:table-cell table:formula="of:=[.H27]-[.H$176]" office:value-type="float" office:value="-159.425000000001" calcext:value-type="float">
            <text:p>-159,425</text:p>
          </table:table-cell>
          <table:table-cell table:formula="of:=[.I27]-[.I$176]" office:value-type="float" office:value="237053.95" calcext:value-type="float">
            <text:p>237053,95</text:p>
          </table:table-cell>
          <table:table-cell table:formula="of:=[.J27]-[.J$176]" office:value-type="float" office:value="-1599.65" calcext:value-type="float">
            <text:p>-1599,65</text:p>
          </table:table-cell>
          <table:table-cell table:formula="of:=[.K27]-[.K$176]" office:value-type="float" office:value="-73.775" calcext:value-type="float">
            <text:p>-73,775</text:p>
          </table:table-cell>
          <table:table-cell table:formula="of:=[.L27]-[.L$176]" office:value-type="float" office:value="345.2625" calcext:value-type="float">
            <text:p>345,2625</text:p>
          </table:table-cell>
          <table:table-cell table:formula="of:=[.M27]-[.M$176]" office:value-type="float" office:value="1341.3" calcext:value-type="float">
            <text:p>1341,3</text:p>
          </table:table-cell>
          <table:table-cell table:formula="of:=[.N27]-[.N$176]" office:value-type="float" office:value="2881359.875" calcext:value-type="float">
            <text:p>2881359,875</text:p>
          </table:table-cell>
          <table:table-cell table:formula="of:=[.O27]-[.O$176]" office:value-type="float" office:value="61.1625" calcext:value-type="float">
            <text:p>61,1625</text:p>
          </table:table-cell>
          <table:table-cell table:formula="of:=[.P27]-[.P$176]" office:value-type="float" office:value="-98.2875" calcext:value-type="float">
            <text:p>-98,2875</text:p>
          </table:table-cell>
          <table:table-cell table:formula="of:=[.Q27]-[.Q$176]" office:value-type="float" office:value="-243.425" calcext:value-type="float">
            <text:p>-243,425</text:p>
          </table:table-cell>
          <table:table-cell table:formula="of:=[.R27]-[.R$176]" office:value-type="float" office:value="-80" calcext:value-type="float">
            <text:p>-80</text:p>
          </table:table-cell>
          <table:table-cell table:formula="of:=[.S27]-[.S$176]" office:value-type="float" office:value="51540.4625" calcext:value-type="float">
            <text:p>51540,4625</text:p>
          </table:table-cell>
          <table:table-cell table:formula="of:=[.T27]-[.T$176]" office:value-type="float" office:value="102.2" calcext:value-type="float">
            <text:p>102,2</text:p>
          </table:table-cell>
          <table:table-cell table:formula="of:=[.U27]-[.U$176]" office:value-type="float" office:value="0" calcext:value-type="float">
            <text:p>0</text:p>
          </table:table-cell>
          <table:table-cell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1135.6" calcext:value-type="float">
            <text:p>-1135,6</text:p>
          </table:table-cell>
          <table:table-cell table:formula="of:=[.C28]-[.C$176]" office:value-type="float" office:value="560.275" calcext:value-type="float">
            <text:p>560,275</text:p>
          </table:table-cell>
          <table:table-cell table:formula="of:=[.D28]-[.D$176]" office:value-type="float" office:value="57106.5375" calcext:value-type="float">
            <text:p>57106,5375</text:p>
          </table:table-cell>
          <table:table-cell table:formula="of:=[.E28]-[.E$176]" office:value-type="float" office:value="6333915.775" calcext:value-type="float">
            <text:p>6333915,775</text:p>
          </table:table-cell>
          <table:table-cell table:formula="of:=[.F28]-[.F$176]" office:value-type="float" office:value="822.3125" calcext:value-type="float">
            <text:p>822,3125</text:p>
          </table:table-cell>
          <table:table-cell table:formula="of:=[.G28]-[.G$176]" office:value-type="float" office:value="-945.812500000001" calcext:value-type="float">
            <text:p>-945,8125</text:p>
          </table:table-cell>
          <table:table-cell table:formula="of:=[.H28]-[.H$176]" office:value-type="float" office:value="768.275" calcext:value-type="float">
            <text:p>768,275</text:p>
          </table:table-cell>
          <table:table-cell table:formula="of:=[.I28]-[.I$176]" office:value-type="float" office:value="229877.75" calcext:value-type="float">
            <text:p>229877,75</text:p>
          </table:table-cell>
          <table:table-cell table:formula="of:=[.J28]-[.J$176]" office:value-type="float" office:value="-1539.45" calcext:value-type="float">
            <text:p>-1539,45</text:p>
          </table:table-cell>
          <table:table-cell table:formula="of:=[.K28]-[.K$176]" office:value-type="float" office:value="-93.775" calcext:value-type="float">
            <text:p>-93,775</text:p>
          </table:table-cell>
          <table:table-cell table:formula="of:=[.L28]-[.L$176]" office:value-type="float" office:value="149.8625" calcext:value-type="float">
            <text:p>149,8625</text:p>
          </table:table-cell>
          <table:table-cell table:formula="of:=[.M28]-[.M$176]" office:value-type="float" office:value="1150.8" calcext:value-type="float">
            <text:p>1150,8</text:p>
          </table:table-cell>
          <table:table-cell table:formula="of:=[.N28]-[.N$176]" office:value-type="float" office:value="2410192.775" calcext:value-type="float">
            <text:p>2410192,775</text:p>
          </table:table-cell>
          <table:table-cell table:formula="of:=[.O28]-[.O$176]" office:value-type="float" office:value="148.6625" calcext:value-type="float">
            <text:p>148,6625</text:p>
          </table:table-cell>
          <table:table-cell table:formula="of:=[.P28]-[.P$176]" office:value-type="float" office:value="-73.2875" calcext:value-type="float">
            <text:p>-73,2875</text:p>
          </table:table-cell>
          <table:table-cell table:formula="of:=[.Q28]-[.Q$176]" office:value-type="float" office:value="-263.025" calcext:value-type="float">
            <text:p>-263,025</text:p>
          </table:table-cell>
          <table:table-cell table:formula="of:=[.R28]-[.R$176]" office:value-type="float" office:value="-30" calcext:value-type="float">
            <text:p>-30</text:p>
          </table:table-cell>
          <table:table-cell table:formula="of:=[.S28]-[.S$176]" office:value-type="float" office:value="37152.0625" calcext:value-type="float">
            <text:p>37152,0625</text:p>
          </table:table-cell>
          <table:table-cell table:formula="of:=[.T28]-[.T$176]" office:value-type="float" office:value="152.4" calcext:value-type="float">
            <text:p>152,4</text:p>
          </table:table-cell>
          <table:table-cell table:formula="of:=[.U28]-[.U$176]" office:value-type="float" office:value="0" calcext:value-type="float">
            <text:p>0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2218.6" calcext:value-type="float">
            <text:p>-2218,6</text:p>
          </table:table-cell>
          <table:table-cell table:formula="of:=[.C29]-[.C$176]" office:value-type="float" office:value="1201.875" calcext:value-type="float">
            <text:p>1201,875</text:p>
          </table:table-cell>
          <table:table-cell table:formula="of:=[.D29]-[.D$176]" office:value-type="float" office:value="60694.6375" calcext:value-type="float">
            <text:p>60694,6375</text:p>
          </table:table-cell>
          <table:table-cell table:formula="of:=[.E29]-[.E$176]" office:value-type="float" office:value="6499364.475" calcext:value-type="float">
            <text:p>6499364,475</text:p>
          </table:table-cell>
          <table:table-cell table:formula="of:=[.F29]-[.F$176]" office:value-type="float" office:value="-3662.8875" calcext:value-type="float">
            <text:p>-3662,8875</text:p>
          </table:table-cell>
          <table:table-cell table:formula="of:=[.G29]-[.G$176]" office:value-type="float" office:value="-1647.8125" calcext:value-type="float">
            <text:p>-1647,8125</text:p>
          </table:table-cell>
          <table:table-cell table:formula="of:=[.H29]-[.H$176]" office:value-type="float" office:value="618.074999999999" calcext:value-type="float">
            <text:p>618,075</text:p>
          </table:table-cell>
          <table:table-cell table:formula="of:=[.I29]-[.I$176]" office:value-type="float" office:value="229841.85" calcext:value-type="float">
            <text:p>229841,85</text:p>
          </table:table-cell>
          <table:table-cell table:formula="of:=[.J29]-[.J$176]" office:value-type="float" office:value="-476.25" calcext:value-type="float">
            <text:p>-476,25</text:p>
          </table:table-cell>
          <table:table-cell table:formula="of:=[.K29]-[.K$176]" office:value-type="float" office:value="-294.575" calcext:value-type="float">
            <text:p>-294,575</text:p>
          </table:table-cell>
          <table:table-cell table:formula="of:=[.L29]-[.L$176]" office:value-type="float" office:value="89.6625000000001" calcext:value-type="float">
            <text:p>89,6625</text:p>
          </table:table-cell>
          <table:table-cell table:formula="of:=[.M29]-[.M$176]" office:value-type="float" office:value="714.5" calcext:value-type="float">
            <text:p>714,5</text:p>
          </table:table-cell>
          <table:table-cell table:formula="of:=[.N29]-[.N$176]" office:value-type="float" office:value="2104381.475" calcext:value-type="float">
            <text:p>2104381,475</text:p>
          </table:table-cell>
          <table:table-cell table:formula="of:=[.O29]-[.O$176]" office:value-type="float" office:value="1871.0625" calcext:value-type="float">
            <text:p>1871,0625</text:p>
          </table:table-cell>
          <table:table-cell table:formula="of:=[.P29]-[.P$176]" office:value-type="float" office:value="-98.2875" calcext:value-type="float">
            <text:p>-98,2875</text:p>
          </table:table-cell>
          <table:table-cell table:formula="of:=[.Q29]-[.Q$176]" office:value-type="float" office:value="-123.025" calcext:value-type="float">
            <text:p>-123,025</text:p>
          </table:table-cell>
          <table:table-cell table:formula="of:=[.R29]-[.R$176]" office:value-type="float" office:value="60" calcext:value-type="float">
            <text:p>60</text:p>
          </table:table-cell>
          <table:table-cell table:formula="of:=[.S29]-[.S$176]" office:value-type="float" office:value="29975.7625" calcext:value-type="float">
            <text:p>29975,7625</text:p>
          </table:table-cell>
          <table:table-cell table:formula="of:=[.T29]-[.T$176]" office:value-type="float" office:value="51.8" calcext:value-type="float">
            <text:p>51,8</text:p>
          </table:table-cell>
          <table:table-cell table:formula="of:=[.U29]-[.U$176]" office:value-type="float" office:value="0" calcext:value-type="float">
            <text:p>0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2399.2" calcext:value-type="float">
            <text:p>-2399,2</text:p>
          </table:table-cell>
          <table:table-cell table:formula="of:=[.C30]-[.C$176]" office:value-type="float" office:value="700.675" calcext:value-type="float">
            <text:p>700,675</text:p>
          </table:table-cell>
          <table:table-cell table:formula="of:=[.D30]-[.D$176]" office:value-type="float" office:value="57106.5375" calcext:value-type="float">
            <text:p>57106,5375</text:p>
          </table:table-cell>
          <table:table-cell table:formula="of:=[.E30]-[.E$176]" office:value-type="float" office:value="5437924.975" calcext:value-type="float">
            <text:p>5437924,975</text:p>
          </table:table-cell>
          <table:table-cell table:formula="of:=[.F30]-[.F$176]" office:value-type="float" office:value="-3662.8875" calcext:value-type="float">
            <text:p>-3662,8875</text:p>
          </table:table-cell>
          <table:table-cell table:formula="of:=[.G30]-[.G$176]" office:value-type="float" office:value="-1472.3125" calcext:value-type="float">
            <text:p>-1472,3125</text:p>
          </table:table-cell>
          <table:table-cell table:formula="of:=[.H30]-[.H$176]" office:value-type="float" office:value="1671.075" calcext:value-type="float">
            <text:p>1671,075</text:p>
          </table:table-cell>
          <table:table-cell table:formula="of:=[.I30]-[.I$176]" office:value-type="float" office:value="229877.75" calcext:value-type="float">
            <text:p>229877,75</text:p>
          </table:table-cell>
          <table:table-cell table:formula="of:=[.J30]-[.J$176]" office:value-type="float" office:value="-917.65" calcext:value-type="float">
            <text:p>-917,65</text:p>
          </table:table-cell>
          <table:table-cell table:formula="of:=[.K30]-[.K$176]" office:value-type="float" office:value="46.2250000000001" calcext:value-type="float">
            <text:p>46,225</text:p>
          </table:table-cell>
          <table:table-cell table:formula="of:=[.L30]-[.L$176]" office:value-type="float" office:value="350.4625" calcext:value-type="float">
            <text:p>350,4625</text:p>
          </table:table-cell>
          <table:table-cell table:formula="of:=[.M30]-[.M$176]" office:value-type="float" office:value="689.4" calcext:value-type="float">
            <text:p>689,4</text:p>
          </table:table-cell>
          <table:table-cell table:formula="of:=[.N30]-[.N$176]" office:value-type="float" office:value="2143838.075" calcext:value-type="float">
            <text:p>2143838,075</text:p>
          </table:table-cell>
          <table:table-cell table:formula="of:=[.O30]-[.O$176]" office:value-type="float" office:value="23.6625" calcext:value-type="float">
            <text:p>23,6625</text:p>
          </table:table-cell>
          <table:table-cell table:formula="of:=[.P30]-[.P$176]" office:value-type="float" office:value="-48.2875" calcext:value-type="float">
            <text:p>-48,2875</text:p>
          </table:table-cell>
          <table:table-cell table:formula="of:=[.Q30]-[.Q$176]" office:value-type="float" office:value="197.975" calcext:value-type="float">
            <text:p>197,975</text:p>
          </table:table-cell>
          <table:table-cell table:formula="of:=[.R30]-[.R$176]" office:value-type="float" office:value="100" calcext:value-type="float">
            <text:p>100</text:p>
          </table:table-cell>
          <table:table-cell table:formula="of:=[.S30]-[.S$176]" office:value-type="float" office:value="37152.0625" calcext:value-type="float">
            <text:p>37152,0625</text:p>
          </table:table-cell>
          <table:table-cell table:formula="of:=[.T30]-[.T$176]" office:value-type="float" office:value="26.9" calcext:value-type="float">
            <text:p>26,9</text:p>
          </table:table-cell>
          <table:table-cell table:formula="of:=[.U30]-[.U$176]" office:value-type="float" office:value="0" calcext:value-type="float">
            <text:p>0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1336.2" calcext:value-type="float">
            <text:p>-1336,2</text:p>
          </table:table-cell>
          <table:table-cell table:formula="of:=[.C31]-[.C$176]" office:value-type="float" office:value="680.675" calcext:value-type="float">
            <text:p>680,675</text:p>
          </table:table-cell>
          <table:table-cell table:formula="of:=[.D31]-[.D$176]" office:value-type="float" office:value="60694.6375" calcext:value-type="float">
            <text:p>60694,6375</text:p>
          </table:table-cell>
          <table:table-cell table:formula="of:=[.E31]-[.E$176]" office:value-type="float" office:value="7327001.275" calcext:value-type="float">
            <text:p>7327001,275</text:p>
          </table:table-cell>
          <table:table-cell table:formula="of:=[.F31]-[.F$176]" office:value-type="float" office:value="-3662.8875" calcext:value-type="float">
            <text:p>-3662,8875</text:p>
          </table:table-cell>
          <table:table-cell table:formula="of:=[.G31]-[.G$176]" office:value-type="float" office:value="-1271.9125" calcext:value-type="float">
            <text:p>-1271,9125</text:p>
          </table:table-cell>
          <table:table-cell table:formula="of:=[.H31]-[.H$176]" office:value-type="float" office:value="1871.275" calcext:value-type="float">
            <text:p>1871,275</text:p>
          </table:table-cell>
          <table:table-cell table:formula="of:=[.I31]-[.I$176]" office:value-type="float" office:value="233465.85" calcext:value-type="float">
            <text:p>233465,85</text:p>
          </table:table-cell>
          <table:table-cell table:formula="of:=[.J31]-[.J$176]" office:value-type="float" office:value="-1760.05" calcext:value-type="float">
            <text:p>-1760,05</text:p>
          </table:table-cell>
          <table:table-cell table:formula="of:=[.K31]-[.K$176]" office:value-type="float" office:value="26.2250000000001" calcext:value-type="float">
            <text:p>26,225</text:p>
          </table:table-cell>
          <table:table-cell table:formula="of:=[.L31]-[.L$176]" office:value-type="float" office:value="210.0625" calcext:value-type="float">
            <text:p>210,0625</text:p>
          </table:table-cell>
          <table:table-cell table:formula="of:=[.M31]-[.M$176]" office:value-type="float" office:value="829.8" calcext:value-type="float">
            <text:p>829,8</text:p>
          </table:table-cell>
          <table:table-cell table:formula="of:=[.N31]-[.N$176]" office:value-type="float" office:value="2511109.875" calcext:value-type="float">
            <text:p>2511109,875</text:p>
          </table:table-cell>
          <table:table-cell table:formula="of:=[.O31]-[.O$176]" office:value-type="float" office:value="86.1625" calcext:value-type="float">
            <text:p>86,1625</text:p>
          </table:table-cell>
          <table:table-cell table:formula="of:=[.P31]-[.P$176]" office:value-type="float" office:value="41.9125" calcext:value-type="float">
            <text:p>41,9125</text:p>
          </table:table-cell>
          <table:table-cell table:formula="of:=[.Q31]-[.Q$176]" office:value-type="float" office:value="-42.825" calcext:value-type="float">
            <text:p>-42,825</text:p>
          </table:table-cell>
          <table:table-cell table:formula="of:=[.R31]-[.R$176]" office:value-type="float" office:value="30" calcext:value-type="float">
            <text:p>30</text:p>
          </table:table-cell>
          <table:table-cell table:formula="of:=[.S31]-[.S$176]" office:value-type="float" office:value="47952.2625" calcext:value-type="float">
            <text:p>47952,2625</text:p>
          </table:table-cell>
          <table:table-cell table:formula="of:=[.T31]-[.T$176]" office:value-type="float" office:value="-108.4" calcext:value-type="float">
            <text:p>-108,4</text:p>
          </table:table-cell>
          <table:table-cell table:formula="of:=[.U31]-[.U$176]" office:value-type="float" office:value="0" calcext:value-type="float">
            <text:p>0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433.6" calcext:value-type="float">
            <text:p>-433,6</text:p>
          </table:table-cell>
          <table:table-cell table:formula="of:=[.C32]-[.C$176]" office:value-type="float" office:value="821.075" calcext:value-type="float">
            <text:p>821,075</text:p>
          </table:table-cell>
          <table:table-cell table:formula="of:=[.D32]-[.D$176]" office:value-type="float" office:value="57106.5375" calcext:value-type="float">
            <text:p>57106,5375</text:p>
          </table:table-cell>
          <table:table-cell table:formula="of:=[.E32]-[.E$176]" office:value-type="float" office:value="7542934.475" calcext:value-type="float">
            <text:p>7542934,475</text:p>
          </table:table-cell>
          <table:table-cell table:formula="of:=[.F32]-[.F$176]" office:value-type="float" office:value="-3662.8875" calcext:value-type="float">
            <text:p>-3662,8875</text:p>
          </table:table-cell>
          <table:table-cell table:formula="of:=[.G32]-[.G$176]" office:value-type="float" office:value="-594.812500000001" calcext:value-type="float">
            <text:p>-594,8125</text:p>
          </table:table-cell>
          <table:table-cell table:formula="of:=[.H32]-[.H$176]" office:value-type="float" office:value="918.775" calcext:value-type="float">
            <text:p>918,775</text:p>
          </table:table-cell>
          <table:table-cell table:formula="of:=[.I32]-[.I$176]" office:value-type="float" office:value="244301.95" calcext:value-type="float">
            <text:p>244301,95</text:p>
          </table:table-cell>
          <table:table-cell table:formula="of:=[.J32]-[.J$176]" office:value-type="float" office:value="-1880.05" calcext:value-type="float">
            <text:p>-1880,05</text:p>
          </table:table-cell>
          <table:table-cell table:formula="of:=[.K32]-[.K$176]" office:value-type="float" office:value="-53.9749999999999" calcext:value-type="float">
            <text:p>-53,975</text:p>
          </table:table-cell>
          <table:table-cell table:formula="of:=[.L32]-[.L$176]" office:value-type="float" office:value="149.6625" calcext:value-type="float">
            <text:p>149,6625</text:p>
          </table:table-cell>
          <table:table-cell table:formula="of:=[.M32]-[.M$176]" office:value-type="float" office:value="1015.3" calcext:value-type="float">
            <text:p>1015,3</text:p>
          </table:table-cell>
          <table:table-cell table:formula="of:=[.N32]-[.N$176]" office:value-type="float" office:value="3128263.375" calcext:value-type="float">
            <text:p>3128263,375</text:p>
          </table:table-cell>
          <table:table-cell table:formula="of:=[.O32]-[.O$176]" office:value-type="float" office:value="211.1625" calcext:value-type="float">
            <text:p>211,1625</text:p>
          </table:table-cell>
          <table:table-cell table:formula="of:=[.P32]-[.P$176]" office:value-type="float" office:value="-38.0875" calcext:value-type="float">
            <text:p>-38,0875</text:p>
          </table:table-cell>
          <table:table-cell table:formula="of:=[.Q32]-[.Q$176]" office:value-type="float" office:value="-102.825" calcext:value-type="float">
            <text:p>-102,825</text:p>
          </table:table-cell>
          <table:table-cell table:formula="of:=[.R32]-[.R$176]" office:value-type="float" office:value="-140" calcext:value-type="float">
            <text:p>-140</text:p>
          </table:table-cell>
          <table:table-cell table:formula="of:=[.S32]-[.S$176]" office:value-type="float" office:value="55164.4625" calcext:value-type="float">
            <text:p>55164,4625</text:p>
          </table:table-cell>
          <table:table-cell table:formula="of:=[.T32]-[.T$176]" office:value-type="float" office:value="-48.3" calcext:value-type="float">
            <text:p>-48,3</text:p>
          </table:table-cell>
          <table:table-cell table:formula="of:=[.U32]-[.U$176]" office:value-type="float" office:value="0" calcext:value-type="float">
            <text:p>0</text:p>
          </table:table-cell>
          <table:table-cell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1978" calcext:value-type="float">
            <text:p>-1978</text:p>
          </table:table-cell>
          <table:table-cell table:formula="of:=[.C33]-[.C$176]" office:value-type="float" office:value="1021.675" calcext:value-type="float">
            <text:p>1021,675</text:p>
          </table:table-cell>
          <table:table-cell table:formula="of:=[.D33]-[.D$176]" office:value-type="float" office:value="57142.4375" calcext:value-type="float">
            <text:p>57142,4375</text:p>
          </table:table-cell>
          <table:table-cell table:formula="of:=[.E33]-[.E$176]" office:value-type="float" office:value="7956716.975" calcext:value-type="float">
            <text:p>7956716,975</text:p>
          </table:table-cell>
          <table:table-cell table:formula="of:=[.F33]-[.F$176]" office:value-type="float" office:value="5307.4125" calcext:value-type="float">
            <text:p>5307,4125</text:p>
          </table:table-cell>
          <table:table-cell table:formula="of:=[.G33]-[.G$176]" office:value-type="float" office:value="-619.812500000001" calcext:value-type="float">
            <text:p>-619,8125</text:p>
          </table:table-cell>
          <table:table-cell table:formula="of:=[.H33]-[.H$176]" office:value-type="float" office:value="993.775" calcext:value-type="float">
            <text:p>993,775</text:p>
          </table:table-cell>
          <table:table-cell table:formula="of:=[.I33]-[.I$176]" office:value-type="float" office:value="237053.95" calcext:value-type="float">
            <text:p>237053,95</text:p>
          </table:table-cell>
          <table:table-cell table:formula="of:=[.J33]-[.J$176]" office:value-type="float" office:value="-636.85" calcext:value-type="float">
            <text:p>-636,85</text:p>
          </table:table-cell>
          <table:table-cell table:formula="of:=[.K33]-[.K$176]" office:value-type="float" office:value="-294.575" calcext:value-type="float">
            <text:p>-294,575</text:p>
          </table:table-cell>
          <table:table-cell table:formula="of:=[.L33]-[.L$176]" office:value-type="float" office:value="144.7625" calcext:value-type="float">
            <text:p>144,7625</text:p>
          </table:table-cell>
          <table:table-cell table:formula="of:=[.M33]-[.M$176]" office:value-type="float" office:value="1150.6" calcext:value-type="float">
            <text:p>1150,6</text:p>
          </table:table-cell>
          <table:table-cell table:formula="of:=[.N33]-[.N$176]" office:value-type="float" office:value="3452062.775" calcext:value-type="float">
            <text:p>3452062,775</text:p>
          </table:table-cell>
          <table:table-cell table:formula="of:=[.O33]-[.O$176]" office:value-type="float" office:value="98.6625" calcext:value-type="float">
            <text:p>98,6625</text:p>
          </table:table-cell>
          <table:table-cell table:formula="of:=[.P33]-[.P$176]" office:value-type="float" office:value="-58.2875" calcext:value-type="float">
            <text:p>-58,2875</text:p>
          </table:table-cell>
          <table:table-cell table:formula="of:=[.Q33]-[.Q$176]" office:value-type="float" office:value="-403.625" calcext:value-type="float">
            <text:p>-403,625</text:p>
          </table:table-cell>
          <table:table-cell table:formula="of:=[.R33]-[.R$176]" office:value-type="float" office:value="-70" calcext:value-type="float">
            <text:p>-70</text:p>
          </table:table-cell>
          <table:table-cell table:formula="of:=[.S33]-[.S$176]" office:value-type="float" office:value="58788.4625" calcext:value-type="float">
            <text:p>58788,4625</text:p>
          </table:table-cell>
          <table:table-cell table:formula="of:=[.T33]-[.T$176]" office:value-type="float" office:value="-48.3" calcext:value-type="float">
            <text:p>-48,3</text:p>
          </table:table-cell>
          <table:table-cell table:formula="of:=[.U33]-[.U$176]" office:value-type="float" office:value="0" calcext:value-type="float">
            <text:p>0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1958" calcext:value-type="float">
            <text:p>-1958</text:p>
          </table:table-cell>
          <table:table-cell table:formula="of:=[.C34]-[.C$176]" office:value-type="float" office:value="1121.875" calcext:value-type="float">
            <text:p>1121,875</text:p>
          </table:table-cell>
          <table:table-cell table:formula="of:=[.D34]-[.D$176]" office:value-type="float" office:value="67870.8375" calcext:value-type="float">
            <text:p>67870,8375</text:p>
          </table:table-cell>
          <table:table-cell table:formula="of:=[.E34]-[.E$176]" office:value-type="float" office:value="10266787.575" calcext:value-type="float">
            <text:p>10266787,575</text:p>
          </table:table-cell>
          <table:table-cell table:formula="of:=[.F34]-[.F$176]" office:value-type="float" office:value="822.3125" calcext:value-type="float">
            <text:p>822,3125</text:p>
          </table:table-cell>
          <table:table-cell table:formula="of:=[.G34]-[.G$176]" office:value-type="float" office:value="-1271.5125" calcext:value-type="float">
            <text:p>-1271,5125</text:p>
          </table:table-cell>
          <table:table-cell table:formula="of:=[.H34]-[.H$176]" office:value-type="float" office:value="1445.275" calcext:value-type="float">
            <text:p>1445,275</text:p>
          </table:table-cell>
          <table:table-cell table:formula="of:=[.I34]-[.I$176]" office:value-type="float" office:value="247854.25" calcext:value-type="float">
            <text:p>247854,25</text:p>
          </table:table-cell>
          <table:table-cell table:formula="of:=[.J34]-[.J$176]" office:value-type="float" office:value="265.75" calcext:value-type="float">
            <text:p>265,75</text:p>
          </table:table-cell>
          <table:table-cell table:formula="of:=[.K34]-[.K$176]" office:value-type="float" office:value="-93.775" calcext:value-type="float">
            <text:p>-93,775</text:p>
          </table:table-cell>
          <table:table-cell table:formula="of:=[.L34]-[.L$176]" office:value-type="float" office:value="270.0625" calcext:value-type="float">
            <text:p>270,0625</text:p>
          </table:table-cell>
          <table:table-cell table:formula="of:=[.M34]-[.M$176]" office:value-type="float" office:value="930.2" calcext:value-type="float">
            <text:p>930,2</text:p>
          </table:table-cell>
          <table:table-cell table:formula="of:=[.N34]-[.N$176]" office:value-type="float" office:value="3577518.075" calcext:value-type="float">
            <text:p>3577518,075</text:p>
          </table:table-cell>
          <table:table-cell table:formula="of:=[.O34]-[.O$176]" office:value-type="float" office:value="148.6625" calcext:value-type="float">
            <text:p>148,6625</text:p>
          </table:table-cell>
          <table:table-cell table:formula="of:=[.P34]-[.P$176]" office:value-type="float" office:value="41.7125" calcext:value-type="float">
            <text:p>41,7125</text:p>
          </table:table-cell>
          <table:table-cell table:formula="of:=[.Q34]-[.Q$176]" office:value-type="float" office:value="137.775" calcext:value-type="float">
            <text:p>137,775</text:p>
          </table:table-cell>
          <table:table-cell table:formula="of:=[.R34]-[.R$176]" office:value-type="float" office:value="-140" calcext:value-type="float">
            <text:p>-140</text:p>
          </table:table-cell>
          <table:table-cell table:formula="of:=[.S34]-[.S$176]" office:value-type="float" office:value="58752.5625" calcext:value-type="float">
            <text:p>58752,5625</text:p>
          </table:table-cell>
          <table:table-cell table:formula="of:=[.T34]-[.T$176]" office:value-type="float" office:value="-23.1" calcext:value-type="float">
            <text:p>-23,1</text:p>
          </table:table-cell>
          <table:table-cell table:formula="of:=[.U34]-[.U$176]" office:value-type="float" office:value="0" calcext:value-type="float">
            <text:p>0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2579.8" calcext:value-type="float">
            <text:p>-2579,8</text:p>
          </table:table-cell>
          <table:table-cell table:formula="of:=[.C35]-[.C$176]" office:value-type="float" office:value="961.675" calcext:value-type="float">
            <text:p>961,675</text:p>
          </table:table-cell>
          <table:table-cell table:formula="of:=[.D35]-[.D$176]" office:value-type="float" office:value="57106.5375" calcext:value-type="float">
            <text:p>57106,5375</text:p>
          </table:table-cell>
          <table:table-cell table:formula="of:=[.E35]-[.E$176]" office:value-type="float" office:value="7474544.575" calcext:value-type="float">
            <text:p>7474544,575</text:p>
          </table:table-cell>
          <table:table-cell table:formula="of:=[.F35]-[.F$176]" office:value-type="float" office:value="-3662.8875" calcext:value-type="float">
            <text:p>-3662,8875</text:p>
          </table:table-cell>
          <table:table-cell table:formula="of:=[.G35]-[.G$176]" office:value-type="float" office:value="-1146.5125" calcext:value-type="float">
            <text:p>-1146,5125</text:p>
          </table:table-cell>
          <table:table-cell table:formula="of:=[.H35]-[.H$176]" office:value-type="float" office:value="1470.275" calcext:value-type="float">
            <text:p>1470,275</text:p>
          </table:table-cell>
          <table:table-cell table:formula="of:=[.I35]-[.I$176]" office:value-type="float" office:value="229877.75" calcext:value-type="float">
            <text:p>229877,75</text:p>
          </table:table-cell>
          <table:table-cell table:formula="of:=[.J35]-[.J$176]" office:value-type="float" office:value="-1278.65" calcext:value-type="float">
            <text:p>-1278,65</text:p>
          </table:table-cell>
          <table:table-cell table:formula="of:=[.K35]-[.K$176]" office:value-type="float" office:value="247.125" calcext:value-type="float">
            <text:p>247,125</text:p>
          </table:table-cell>
          <table:table-cell table:formula="of:=[.L35]-[.L$176]" office:value-type="float" office:value="771.5625" calcext:value-type="float">
            <text:p>771,5625</text:p>
          </table:table-cell>
          <table:table-cell table:formula="of:=[.M35]-[.M$176]" office:value-type="float" office:value="1150.8" calcext:value-type="float">
            <text:p>1150,8</text:p>
          </table:table-cell>
          <table:table-cell table:formula="of:=[.N35]-[.N$176]" office:value-type="float" office:value="3232282.275" calcext:value-type="float">
            <text:p>3232282,275</text:p>
          </table:table-cell>
          <table:table-cell table:formula="of:=[.O35]-[.O$176]" office:value-type="float" office:value="61.1625" calcext:value-type="float">
            <text:p>61,1625</text:p>
          </table:table-cell>
          <table:table-cell table:formula="of:=[.P35]-[.P$176]" office:value-type="float" office:value="52.0125" calcext:value-type="float">
            <text:p>52,0125</text:p>
          </table:table-cell>
          <table:table-cell table:formula="of:=[.Q35]-[.Q$176]" office:value-type="float" office:value="17.7749999999999" calcext:value-type="float">
            <text:p>17,775</text:p>
          </table:table-cell>
          <table:table-cell table:formula="of:=[.R35]-[.R$176]" office:value-type="float" office:value="20" calcext:value-type="float">
            <text:p>20</text:p>
          </table:table-cell>
          <table:table-cell table:formula="of:=[.S35]-[.S$176]" office:value-type="float" office:value="55128.5625" calcext:value-type="float">
            <text:p>55128,5625</text:p>
          </table:table-cell>
          <table:table-cell table:formula="of:=[.T35]-[.T$176]" office:value-type="float" office:value="31.8" calcext:value-type="float">
            <text:p>31,8</text:p>
          </table:table-cell>
          <table:table-cell table:formula="of:=[.U35]-[.U$176]" office:value-type="float" office:value="0" calcext:value-type="float">
            <text:p>0</text:p>
          </table:table-cell>
          <table:table-cell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1897.8" calcext:value-type="float">
            <text:p>-1897,8</text:p>
          </table:table-cell>
          <table:table-cell table:formula="of:=[.C36]-[.C$176]" office:value-type="float" office:value="1402.475" calcext:value-type="float">
            <text:p>1402,475</text:p>
          </table:table-cell>
          <table:table-cell table:formula="of:=[.D36]-[.D$176]" office:value-type="float" office:value="60694.6375" calcext:value-type="float">
            <text:p>60694,6375</text:p>
          </table:table-cell>
          <table:table-cell table:formula="of:=[.E36]-[.E$176]" office:value-type="float" office:value="8478466.175" calcext:value-type="float">
            <text:p>8478466,175</text:p>
          </table:table-cell>
          <table:table-cell table:formula="of:=[.F36]-[.F$176]" office:value-type="float" office:value="-3662.8875" calcext:value-type="float">
            <text:p>-3662,8875</text:p>
          </table:table-cell>
          <table:table-cell table:formula="of:=[.G36]-[.G$176]" office:value-type="float" office:value="-1798.0125" calcext:value-type="float">
            <text:p>-1798,0125</text:p>
          </table:table-cell>
          <table:table-cell table:formula="of:=[.H36]-[.H$176]" office:value-type="float" office:value="1821.275" calcext:value-type="float">
            <text:p>1821,275</text:p>
          </table:table-cell>
          <table:table-cell table:formula="of:=[.I36]-[.I$176]" office:value-type="float" office:value="240677.95" calcext:value-type="float">
            <text:p>240677,95</text:p>
          </table:table-cell>
          <table:table-cell table:formula="of:=[.J36]-[.J$176]" office:value-type="float" office:value="-436.25" calcext:value-type="float">
            <text:p>-436,25</text:p>
          </table:table-cell>
          <table:table-cell table:formula="of:=[.K36]-[.K$176]" office:value-type="float" office:value="227.025" calcext:value-type="float">
            <text:p>227,025</text:p>
          </table:table-cell>
          <table:table-cell table:formula="of:=[.L36]-[.L$176]" office:value-type="float" office:value="290.4625" calcext:value-type="float">
            <text:p>290,4625</text:p>
          </table:table-cell>
          <table:table-cell table:formula="of:=[.M36]-[.M$176]" office:value-type="float" office:value="1411.4" calcext:value-type="float">
            <text:p>1411,4</text:p>
          </table:table-cell>
          <table:table-cell table:formula="of:=[.N36]-[.N$176]" office:value-type="float" office:value="4897785.575" calcext:value-type="float">
            <text:p>4897785,575</text:p>
          </table:table-cell>
          <table:table-cell table:formula="of:=[.O36]-[.O$176]" office:value-type="float" office:value="11.1625" calcext:value-type="float">
            <text:p>11,1625</text:p>
          </table:table-cell>
          <table:table-cell table:formula="of:=[.P36]-[.P$176]" office:value-type="float" office:value="-98.2875" calcext:value-type="float">
            <text:p>-98,2875</text:p>
          </table:table-cell>
          <table:table-cell table:formula="of:=[.Q36]-[.Q$176]" office:value-type="float" office:value="37.575" calcext:value-type="float">
            <text:p>37,575</text:p>
          </table:table-cell>
          <table:table-cell table:formula="of:=[.R36]-[.R$176]" office:value-type="float" office:value="-10" calcext:value-type="float">
            <text:p>-10</text:p>
          </table:table-cell>
          <table:table-cell table:formula="of:=[.S36]-[.S$176]" office:value-type="float" office:value="58788.4625" calcext:value-type="float">
            <text:p>58788,4625</text:p>
          </table:table-cell>
          <table:table-cell table:formula="of:=[.T36]-[.T$176]" office:value-type="float" office:value="-68.2" calcext:value-type="float">
            <text:p>-68,2</text:p>
          </table:table-cell>
          <table:table-cell table:formula="of:=[.U36]-[.U$176]" office:value-type="float" office:value="0" calcext:value-type="float">
            <text:p>0</text:p>
          </table:table-cell>
          <table:table-cell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2138.6" calcext:value-type="float">
            <text:p>-2138,6</text:p>
          </table:table-cell>
          <table:table-cell table:formula="of:=[.C37]-[.C$176]" office:value-type="float" office:value="1041.675" calcext:value-type="float">
            <text:p>1041,675</text:p>
          </table:table-cell>
          <table:table-cell table:formula="of:=[.D37]-[.D$176]" office:value-type="float" office:value="60694.6375" calcext:value-type="float">
            <text:p>60694,6375</text:p>
          </table:table-cell>
          <table:table-cell table:formula="of:=[.E37]-[.E$176]" office:value-type="float" office:value="9190816.975" calcext:value-type="float">
            <text:p>9190816,975</text:p>
          </table:table-cell>
          <table:table-cell table:formula="of:=[.F37]-[.F$176]" office:value-type="float" office:value="-3662.8875" calcext:value-type="float">
            <text:p>-3662,8875</text:p>
          </table:table-cell>
          <table:table-cell table:formula="of:=[.G37]-[.G$176]" office:value-type="float" office:value="-1447.3125" calcext:value-type="float">
            <text:p>-1447,3125</text:p>
          </table:table-cell>
          <table:table-cell table:formula="of:=[.H37]-[.H$176]" office:value-type="float" office:value="1996.775" calcext:value-type="float">
            <text:p>1996,775</text:p>
          </table:table-cell>
          <table:table-cell table:formula="of:=[.I37]-[.I$176]" office:value-type="float" office:value="240677.95" calcext:value-type="float">
            <text:p>240677,95</text:p>
          </table:table-cell>
          <table:table-cell table:formula="of:=[.J37]-[.J$176]" office:value-type="float" office:value="-1118.05" calcext:value-type="float">
            <text:p>-1118,05</text:p>
          </table:table-cell>
          <table:table-cell table:formula="of:=[.K37]-[.K$176]" office:value-type="float" office:value="-254.375" calcext:value-type="float">
            <text:p>-254,375</text:p>
          </table:table-cell>
          <table:table-cell table:formula="of:=[.L37]-[.L$176]" office:value-type="float" office:value="345.2625" calcext:value-type="float">
            <text:p>345,2625</text:p>
          </table:table-cell>
          <table:table-cell table:formula="of:=[.M37]-[.M$176]" office:value-type="float" office:value="1231" calcext:value-type="float">
            <text:p>1231</text:p>
          </table:table-cell>
          <table:table-cell table:formula="of:=[.N37]-[.N$176]" office:value-type="float" office:value="4828893.375" calcext:value-type="float">
            <text:p>4828893,375</text:p>
          </table:table-cell>
          <table:table-cell table:formula="of:=[.O37]-[.O$176]" office:value-type="float" office:value="111.1625" calcext:value-type="float">
            <text:p>111,1625</text:p>
          </table:table-cell>
          <table:table-cell table:formula="of:=[.P37]-[.P$176]" office:value-type="float" office:value="62.1125" calcext:value-type="float">
            <text:p>62,1125</text:p>
          </table:table-cell>
          <table:table-cell table:formula="of:=[.Q37]-[.Q$176]" office:value-type="float" office:value="97.9749999999999" calcext:value-type="float">
            <text:p>97,975</text:p>
          </table:table-cell>
          <table:table-cell table:formula="of:=[.R37]-[.R$176]" office:value-type="float" office:value="80" calcext:value-type="float">
            <text:p>80</text:p>
          </table:table-cell>
          <table:table-cell table:formula="of:=[.S37]-[.S$176]" office:value-type="float" office:value="55128.5625" calcext:value-type="float">
            <text:p>55128,5625</text:p>
          </table:table-cell>
          <table:table-cell table:formula="of:=[.T37]-[.T$176]" office:value-type="float" office:value="-208.4" calcext:value-type="float">
            <text:p>-208,4</text:p>
          </table:table-cell>
          <table:table-cell table:formula="of:=[.U37]-[.U$176]" office:value-type="float" office:value="0" calcext:value-type="float">
            <text:p>0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1456.6" calcext:value-type="float">
            <text:p>-1456,6</text:p>
          </table:table-cell>
          <table:table-cell table:formula="of:=[.C38]-[.C$176]" office:value-type="float" office:value="1081.875" calcext:value-type="float">
            <text:p>1081,875</text:p>
          </table:table-cell>
          <table:table-cell table:formula="of:=[.D38]-[.D$176]" office:value-type="float" office:value="67897.8375" calcext:value-type="float">
            <text:p>67897,8375</text:p>
          </table:table-cell>
          <table:table-cell table:formula="of:=[.E38]-[.E$176]" office:value-type="float" office:value="10702134.675" calcext:value-type="float">
            <text:p>10702134,675</text:p>
          </table:table-cell>
          <table:table-cell table:formula="of:=[.F38]-[.F$176]" office:value-type="float" office:value="-3662.8875" calcext:value-type="float">
            <text:p>-3662,8875</text:p>
          </table:table-cell>
          <table:table-cell table:formula="of:=[.G38]-[.G$176]" office:value-type="float" office:value="-1397.0125" calcext:value-type="float">
            <text:p>-1397,0125</text:p>
          </table:table-cell>
          <table:table-cell table:formula="of:=[.H38]-[.H$176]" office:value-type="float" office:value="-259.625" calcext:value-type="float">
            <text:p>-259,625</text:p>
          </table:table-cell>
          <table:table-cell table:formula="of:=[.I38]-[.I$176]" office:value-type="float" office:value="240642.05" calcext:value-type="float">
            <text:p>240642,05</text:p>
          </table:table-cell>
          <table:table-cell table:formula="of:=[.J38]-[.J$176]" office:value-type="float" office:value="-375.85" calcext:value-type="float">
            <text:p>-375,85</text:p>
          </table:table-cell>
          <table:table-cell table:formula="of:=[.K38]-[.K$176]" office:value-type="float" office:value="347.125" calcext:value-type="float">
            <text:p>347,125</text:p>
          </table:table-cell>
          <table:table-cell table:formula="of:=[.L38]-[.L$176]" office:value-type="float" office:value="521.0625" calcext:value-type="float">
            <text:p>521,0625</text:p>
          </table:table-cell>
          <table:table-cell table:formula="of:=[.M38]-[.M$176]" office:value-type="float" office:value="1391.4" calcext:value-type="float">
            <text:p>1391,4</text:p>
          </table:table-cell>
          <table:table-cell table:formula="of:=[.N38]-[.N$176]" office:value-type="float" office:value="3496535.975" calcext:value-type="float">
            <text:p>3496535,975</text:p>
          </table:table-cell>
          <table:table-cell table:formula="of:=[.O38]-[.O$176]" office:value-type="float" office:value="48.6625" calcext:value-type="float">
            <text:p>48,6625</text:p>
          </table:table-cell>
          <table:table-cell table:formula="of:=[.P38]-[.P$176]" office:value-type="float" office:value="-131.5875" calcext:value-type="float">
            <text:p>-131,5875</text:p>
          </table:table-cell>
          <table:table-cell table:formula="of:=[.Q38]-[.Q$176]" office:value-type="float" office:value="478.775" calcext:value-type="float">
            <text:p>478,775</text:p>
          </table:table-cell>
          <table:table-cell table:formula="of:=[.R38]-[.R$176]" office:value-type="float" office:value="-30" calcext:value-type="float">
            <text:p>-30</text:p>
          </table:table-cell>
          <table:table-cell table:formula="of:=[.S38]-[.S$176]" office:value-type="float" office:value="55164.4625" calcext:value-type="float">
            <text:p>55164,4625</text:p>
          </table:table-cell>
          <table:table-cell table:formula="of:=[.T38]-[.T$176]" office:value-type="float" office:value="51.8" calcext:value-type="float">
            <text:p>51,8</text:p>
          </table:table-cell>
          <table:table-cell table:formula="of:=[.U38]-[.U$176]" office:value-type="float" office:value="0" calcext:value-type="float">
            <text:p>0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1817.6" calcext:value-type="float">
            <text:p>-1817,6</text:p>
          </table:table-cell>
          <table:table-cell table:formula="of:=[.C39]-[.C$176]" office:value-type="float" office:value="881.075" calcext:value-type="float">
            <text:p>881,075</text:p>
          </table:table-cell>
          <table:table-cell table:formula="of:=[.D39]-[.D$176]" office:value-type="float" office:value="60694.6375" calcext:value-type="float">
            <text:p>60694,6375</text:p>
          </table:table-cell>
          <table:table-cell table:formula="of:=[.E39]-[.E$176]" office:value-type="float" office:value="9856557.075" calcext:value-type="float">
            <text:p>9856557,075</text:p>
          </table:table-cell>
          <table:table-cell table:formula="of:=[.F39]-[.F$176]" office:value-type="float" office:value="-3662.8875" calcext:value-type="float">
            <text:p>-3662,8875</text:p>
          </table:table-cell>
          <table:table-cell table:formula="of:=[.G39]-[.G$176]" office:value-type="float" office:value="-720.012500000001" calcext:value-type="float">
            <text:p>-720,0125</text:p>
          </table:table-cell>
          <table:table-cell table:formula="of:=[.H39]-[.H$176]" office:value-type="float" office:value="1044.075" calcext:value-type="float">
            <text:p>1044,075</text:p>
          </table:table-cell>
          <table:table-cell table:formula="of:=[.I39]-[.I$176]" office:value-type="float" office:value="237089.85" calcext:value-type="float">
            <text:p>237089,85</text:p>
          </table:table-cell>
          <table:table-cell table:formula="of:=[.J39]-[.J$176]" office:value-type="float" office:value="-1098.25" calcext:value-type="float">
            <text:p>-1098,25</text:p>
          </table:table-cell>
          <table:table-cell table:formula="of:=[.K39]-[.K$176]" office:value-type="float" office:value="-29.175" calcext:value-type="float">
            <text:p>-29,175</text:p>
          </table:table-cell>
          <table:table-cell table:formula="of:=[.L39]-[.L$176]" office:value-type="float" office:value="245.2625" calcext:value-type="float">
            <text:p>245,2625</text:p>
          </table:table-cell>
          <table:table-cell table:formula="of:=[.M39]-[.M$176]" office:value-type="float" office:value="1552" calcext:value-type="float">
            <text:p>1552</text:p>
          </table:table-cell>
          <table:table-cell table:formula="of:=[.N39]-[.N$176]" office:value-type="float" office:value="6631746.775" calcext:value-type="float">
            <text:p>6631746,775</text:p>
          </table:table-cell>
          <table:table-cell table:formula="of:=[.O39]-[.O$176]" office:value-type="float" office:value="61.1625" calcext:value-type="float">
            <text:p>61,1625</text:p>
          </table:table-cell>
          <table:table-cell table:formula="of:=[.P39]-[.P$176]" office:value-type="float" office:value="-48.2875" calcext:value-type="float">
            <text:p>-48,2875</text:p>
          </table:table-cell>
          <table:table-cell table:formula="of:=[.Q39]-[.Q$176]" office:value-type="float" office:value="-43.0250000000001" calcext:value-type="float">
            <text:p>-43,025</text:p>
          </table:table-cell>
          <table:table-cell table:formula="of:=[.R39]-[.R$176]" office:value-type="float" office:value="-10" calcext:value-type="float">
            <text:p>-10</text:p>
          </table:table-cell>
          <table:table-cell table:formula="of:=[.S39]-[.S$176]" office:value-type="float" office:value="51540.4625" calcext:value-type="float">
            <text:p>51540,4625</text:p>
          </table:table-cell>
          <table:table-cell table:formula="of:=[.T39]-[.T$176]" office:value-type="float" office:value="71.8" calcext:value-type="float">
            <text:p>71,8</text:p>
          </table:table-cell>
          <table:table-cell table:formula="of:=[.U39]-[.U$176]" office:value-type="float" office:value="0" calcext:value-type="float">
            <text:p>0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2379.2" calcext:value-type="float">
            <text:p>-2379,2</text:p>
          </table:table-cell>
          <table:table-cell table:formula="of:=[.C40]-[.C$176]" office:value-type="float" office:value="1442.475" calcext:value-type="float">
            <text:p>1442,475</text:p>
          </table:table-cell>
          <table:table-cell table:formula="of:=[.D40]-[.D$176]" office:value-type="float" office:value="60694.6375" calcext:value-type="float">
            <text:p>60694,6375</text:p>
          </table:table-cell>
          <table:table-cell table:formula="of:=[.E40]-[.E$176]" office:value-type="float" office:value="8820342.575" calcext:value-type="float">
            <text:p>8820342,575</text:p>
          </table:table-cell>
          <table:table-cell table:formula="of:=[.F40]-[.F$176]" office:value-type="float" office:value="-3662.8875" calcext:value-type="float">
            <text:p>-3662,8875</text:p>
          </table:table-cell>
          <table:table-cell table:formula="of:=[.G40]-[.G$176]" office:value-type="float" office:value="-519.812500000001" calcext:value-type="float">
            <text:p>-519,8125</text:p>
          </table:table-cell>
          <table:table-cell table:formula="of:=[.H40]-[.H$176]" office:value-type="float" office:value="-179.225" calcext:value-type="float">
            <text:p>-179,225</text:p>
          </table:table-cell>
          <table:table-cell table:formula="of:=[.I40]-[.I$176]" office:value-type="float" office:value="244266.05" calcext:value-type="float">
            <text:p>244266,05</text:p>
          </table:table-cell>
          <table:table-cell table:formula="of:=[.J40]-[.J$176]" office:value-type="float" office:value="-376.049999999999" calcext:value-type="float">
            <text:p>-376,05</text:p>
          </table:table-cell>
          <table:table-cell table:formula="of:=[.K40]-[.K$176]" office:value-type="float" office:value="-134.175" calcext:value-type="float">
            <text:p>-134,175</text:p>
          </table:table-cell>
          <table:table-cell table:formula="of:=[.L40]-[.L$176]" office:value-type="float" office:value="330.2625" calcext:value-type="float">
            <text:p>330,2625</text:p>
          </table:table-cell>
          <table:table-cell table:formula="of:=[.M40]-[.M$176]" office:value-type="float" office:value="1050.6" calcext:value-type="float">
            <text:p>1050,6</text:p>
          </table:table-cell>
          <table:table-cell table:formula="of:=[.N40]-[.N$176]" office:value-type="float" office:value="3512663.175" calcext:value-type="float">
            <text:p>3512663,175</text:p>
          </table:table-cell>
          <table:table-cell table:formula="of:=[.O40]-[.O$176]" office:value-type="float" office:value="11.1625" calcext:value-type="float">
            <text:p>11,1625</text:p>
          </table:table-cell>
          <table:table-cell table:formula="of:=[.P40]-[.P$176]" office:value-type="float" office:value="-22.9875" calcext:value-type="float">
            <text:p>-22,9875</text:p>
          </table:table-cell>
          <table:table-cell table:formula="of:=[.Q40]-[.Q$176]" office:value-type="float" office:value="-42.425" calcext:value-type="float">
            <text:p>-42,425</text:p>
          </table:table-cell>
          <table:table-cell table:formula="of:=[.R40]-[.R$176]" office:value-type="float" office:value="20" calcext:value-type="float">
            <text:p>20</text:p>
          </table:table-cell>
          <table:table-cell table:formula="of:=[.S40]-[.S$176]" office:value-type="float" office:value="62376.5625" calcext:value-type="float">
            <text:p>62376,5625</text:p>
          </table:table-cell>
          <table:table-cell table:formula="of:=[.T40]-[.T$176]" office:value-type="float" office:value="31.8" calcext:value-type="float">
            <text:p>31,8</text:p>
          </table:table-cell>
          <table:table-cell table:formula="of:=[.U40]-[.U$176]" office:value-type="float" office:value="0" calcext:value-type="float">
            <text:p>0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2118.4" calcext:value-type="float">
            <text:p>-2118,4</text:p>
          </table:table-cell>
          <table:table-cell table:formula="of:=[.C41]-[.C$176]" office:value-type="float" office:value="1202.075" calcext:value-type="float">
            <text:p>1202,075</text:p>
          </table:table-cell>
          <table:table-cell table:formula="of:=[.D41]-[.D$176]" office:value-type="float" office:value="60694.6375" calcext:value-type="float">
            <text:p>60694,6375</text:p>
          </table:table-cell>
          <table:table-cell table:formula="of:=[.E41]-[.E$176]" office:value-type="float" office:value="8557656.175" calcext:value-type="float">
            <text:p>8557656,175</text:p>
          </table:table-cell>
          <table:table-cell table:formula="of:=[.F41]-[.F$176]" office:value-type="float" office:value="-3662.8875" calcext:value-type="float">
            <text:p>-3662,8875</text:p>
          </table:table-cell>
          <table:table-cell table:formula="of:=[.G41]-[.G$176]" office:value-type="float" office:value="-820.312500000001" calcext:value-type="float">
            <text:p>-820,3125</text:p>
          </table:table-cell>
          <table:table-cell table:formula="of:=[.H41]-[.H$176]" office:value-type="float" office:value="693.275" calcext:value-type="float">
            <text:p>693,275</text:p>
          </table:table-cell>
          <table:table-cell table:formula="of:=[.I41]-[.I$176]" office:value-type="float" office:value="237053.95" calcext:value-type="float">
            <text:p>237053,95</text:p>
          </table:table-cell>
          <table:table-cell table:formula="of:=[.J41]-[.J$176]" office:value-type="float" office:value="-2261.45" calcext:value-type="float">
            <text:p>-2261,45</text:p>
          </table:table-cell>
          <table:table-cell table:formula="of:=[.K41]-[.K$176]" office:value-type="float" office:value="146.825" calcext:value-type="float">
            <text:p>146,825</text:p>
          </table:table-cell>
          <table:table-cell table:formula="of:=[.L41]-[.L$176]" office:value-type="float" office:value="230.0625" calcext:value-type="float">
            <text:p>230,0625</text:p>
          </table:table-cell>
          <table:table-cell table:formula="of:=[.M41]-[.M$176]" office:value-type="float" office:value="829.8" calcext:value-type="float">
            <text:p>829,8</text:p>
          </table:table-cell>
          <table:table-cell table:formula="of:=[.N41]-[.N$176]" office:value-type="float" office:value="3456787.375" calcext:value-type="float">
            <text:p>3456787,375</text:p>
          </table:table-cell>
          <table:table-cell table:formula="of:=[.O41]-[.O$176]" office:value-type="float" office:value="61.1625" calcext:value-type="float">
            <text:p>61,1625</text:p>
          </table:table-cell>
          <table:table-cell table:formula="of:=[.P41]-[.P$176]" office:value-type="float" office:value="177.2125" calcext:value-type="float">
            <text:p>177,2125</text:p>
          </table:table-cell>
          <table:table-cell table:formula="of:=[.Q41]-[.Q$176]" office:value-type="float" office:value="77.5750000000001" calcext:value-type="float">
            <text:p>77,575</text:p>
          </table:table-cell>
          <table:table-cell table:formula="of:=[.R41]-[.R$176]" office:value-type="float" office:value="60" calcext:value-type="float">
            <text:p>60</text:p>
          </table:table-cell>
          <table:table-cell table:formula="of:=[.S41]-[.S$176]" office:value-type="float" office:value="55164.4625" calcext:value-type="float">
            <text:p>55164,4625</text:p>
          </table:table-cell>
          <table:table-cell table:formula="of:=[.T41]-[.T$176]" office:value-type="float" office:value="31.8" calcext:value-type="float">
            <text:p>31,8</text:p>
          </table:table-cell>
          <table:table-cell table:formula="of:=[.U41]-[.U$176]" office:value-type="float" office:value="66.7" calcext:value-type="float">
            <text:p>66,7</text:p>
          </table:table-cell>
          <table:table-cell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2780.4" calcext:value-type="float">
            <text:p>-2780,4</text:p>
          </table:table-cell>
          <table:table-cell table:formula="of:=[.C42]-[.C$176]" office:value-type="float" office:value="1322.275" calcext:value-type="float">
            <text:p>1322,275</text:p>
          </table:table-cell>
          <table:table-cell table:formula="of:=[.D42]-[.D$176]" office:value-type="float" office:value="57034.7375" calcext:value-type="float">
            <text:p>57034,7375</text:p>
          </table:table-cell>
          <table:table-cell table:formula="of:=[.E42]-[.E$176]" office:value-type="float" office:value="9194476.875" calcext:value-type="float">
            <text:p>9194476,875</text:p>
          </table:table-cell>
          <table:table-cell table:formula="of:=[.F42]-[.F$176]" office:value-type="float" office:value="-3662.8875" calcext:value-type="float">
            <text:p>-3662,8875</text:p>
          </table:table-cell>
          <table:table-cell table:formula="of:=[.G42]-[.G$176]" office:value-type="float" office:value="-1045.8125" calcext:value-type="float">
            <text:p>-1045,8125</text:p>
          </table:table-cell>
          <table:table-cell table:formula="of:=[.H42]-[.H$176]" office:value-type="float" office:value="1284.775" calcext:value-type="float">
            <text:p>1284,775</text:p>
          </table:table-cell>
          <table:table-cell table:formula="of:=[.I42]-[.I$176]" office:value-type="float" office:value="237089.85" calcext:value-type="float">
            <text:p>237089,85</text:p>
          </table:table-cell>
          <table:table-cell table:formula="of:=[.J42]-[.J$176]" office:value-type="float" office:value="-697.049999999999" calcext:value-type="float">
            <text:p>-697,05</text:p>
          </table:table-cell>
          <table:table-cell table:formula="of:=[.K42]-[.K$176]" office:value-type="float" office:value="-33.775" calcext:value-type="float">
            <text:p>-33,775</text:p>
          </table:table-cell>
          <table:table-cell table:formula="of:=[.L42]-[.L$176]" office:value-type="float" office:value="-90.5374999999999" calcext:value-type="float">
            <text:p>-90,5375</text:p>
          </table:table-cell>
          <table:table-cell table:formula="of:=[.M42]-[.M$176]" office:value-type="float" office:value="890" calcext:value-type="float">
            <text:p>890</text:p>
          </table:table-cell>
          <table:table-cell table:formula="of:=[.N42]-[.N$176]" office:value-type="float" office:value="3534543.775" calcext:value-type="float">
            <text:p>3534543,775</text:p>
          </table:table-cell>
          <table:table-cell table:formula="of:=[.O42]-[.O$176]" office:value-type="float" office:value="23.6625" calcext:value-type="float">
            <text:p>23,6625</text:p>
          </table:table-cell>
          <table:table-cell table:formula="of:=[.P42]-[.P$176]" office:value-type="float" office:value="41.9125" calcext:value-type="float">
            <text:p>41,9125</text:p>
          </table:table-cell>
          <table:table-cell table:formula="of:=[.Q42]-[.Q$176]" office:value-type="float" office:value="-163.225" calcext:value-type="float">
            <text:p>-163,225</text:p>
          </table:table-cell>
          <table:table-cell table:formula="of:=[.R42]-[.R$176]" office:value-type="float" office:value="30" calcext:value-type="float">
            <text:p>30</text:p>
          </table:table-cell>
          <table:table-cell table:formula="of:=[.S42]-[.S$176]" office:value-type="float" office:value="51540.4625" calcext:value-type="float">
            <text:p>51540,4625</text:p>
          </table:table-cell>
          <table:table-cell table:formula="of:=[.T42]-[.T$176]" office:value-type="float" office:value="32.0000000000001" calcext:value-type="float">
            <text:p>32</text:p>
          </table:table-cell>
          <table:table-cell table:formula="of:=[.U42]-[.U$176]" office:value-type="float" office:value="20" calcext:value-type="float">
            <text:p>20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2579.8" calcext:value-type="float">
            <text:p>-2579,8</text:p>
          </table:table-cell>
          <table:table-cell table:formula="of:=[.C43]-[.C$176]" office:value-type="float" office:value="1402.475" calcext:value-type="float">
            <text:p>1402,475</text:p>
          </table:table-cell>
          <table:table-cell table:formula="of:=[.D43]-[.D$176]" office:value-type="float" office:value="57070.6375" calcext:value-type="float">
            <text:p>57070,6375</text:p>
          </table:table-cell>
          <table:table-cell table:formula="of:=[.E43]-[.E$176]" office:value-type="float" office:value="9673024.975" calcext:value-type="float">
            <text:p>9673024,975</text:p>
          </table:table-cell>
          <table:table-cell table:formula="of:=[.F43]-[.F$176]" office:value-type="float" office:value="2317.3125" calcext:value-type="float">
            <text:p>2317,3125</text:p>
          </table:table-cell>
          <table:table-cell table:formula="of:=[.G43]-[.G$176]" office:value-type="float" office:value="-845.312500000001" calcext:value-type="float">
            <text:p>-845,3125</text:p>
          </table:table-cell>
          <table:table-cell table:formula="of:=[.H43]-[.H$176]" office:value-type="float" office:value="818.775" calcext:value-type="float">
            <text:p>818,775</text:p>
          </table:table-cell>
          <table:table-cell table:formula="of:=[.I43]-[.I$176]" office:value-type="float" office:value="233501.75" calcext:value-type="float">
            <text:p>233501,75</text:p>
          </table:table-cell>
          <table:table-cell table:formula="of:=[.J43]-[.J$176]" office:value-type="float" office:value="-1037.65" calcext:value-type="float">
            <text:p>-1037,65</text:p>
          </table:table-cell>
          <table:table-cell table:formula="of:=[.K43]-[.K$176]" office:value-type="float" office:value="-129.175" calcext:value-type="float">
            <text:p>-129,175</text:p>
          </table:table-cell>
          <table:table-cell table:formula="of:=[.L43]-[.L$176]" office:value-type="float" office:value="470.8625" calcext:value-type="float">
            <text:p>470,8625</text:p>
          </table:table-cell>
          <table:table-cell table:formula="of:=[.M43]-[.M$176]" office:value-type="float" office:value="1171" calcext:value-type="float">
            <text:p>1171</text:p>
          </table:table-cell>
          <table:table-cell table:formula="of:=[.N43]-[.N$176]" office:value-type="float" office:value="3402901.275" calcext:value-type="float">
            <text:p>3402901,275</text:p>
          </table:table-cell>
          <table:table-cell table:formula="of:=[.O43]-[.O$176]" office:value-type="float" office:value="148.6625" calcext:value-type="float">
            <text:p>148,6625</text:p>
          </table:table-cell>
          <table:table-cell table:formula="of:=[.P43]-[.P$176]" office:value-type="float" office:value="-98.2875" calcext:value-type="float">
            <text:p>-98,2875</text:p>
          </table:table-cell>
          <table:table-cell table:formula="of:=[.Q43]-[.Q$176]" office:value-type="float" office:value="97.9749999999999" calcext:value-type="float">
            <text:p>97,975</text:p>
          </table:table-cell>
          <table:table-cell table:formula="of:=[.R43]-[.R$176]" office:value-type="float" office:value="10" calcext:value-type="float">
            <text:p>10</text:p>
          </table:table-cell>
          <table:table-cell table:formula="of:=[.S43]-[.S$176]" office:value-type="float" office:value="62340.6625" calcext:value-type="float">
            <text:p>62340,6625</text:p>
          </table:table-cell>
          <table:table-cell table:formula="of:=[.T43]-[.T$176]" office:value-type="float" office:value="152.4" calcext:value-type="float">
            <text:p>152,4</text:p>
          </table:table-cell>
          <table:table-cell table:formula="of:=[.U43]-[.U$176]" office:value-type="float" office:value="0" calcext:value-type="float">
            <text:p>0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2158.6" calcext:value-type="float">
            <text:p>-2158,6</text:p>
          </table:table-cell>
          <table:table-cell table:formula="of:=[.C44]-[.C$176]" office:value-type="float" office:value="1182.075" calcext:value-type="float">
            <text:p>1182,075</text:p>
          </table:table-cell>
          <table:table-cell table:formula="of:=[.D44]-[.D$176]" office:value-type="float" office:value="57106.5375" calcext:value-type="float">
            <text:p>57106,5375</text:p>
          </table:table-cell>
          <table:table-cell table:formula="of:=[.E44]-[.E$176]" office:value-type="float" office:value="9550741.475" calcext:value-type="float">
            <text:p>9550741,475</text:p>
          </table:table-cell>
          <table:table-cell table:formula="of:=[.F44]-[.F$176]" office:value-type="float" office:value="9792.6125" calcext:value-type="float">
            <text:p>9792,6125</text:p>
          </table:table-cell>
          <table:table-cell table:formula="of:=[.G44]-[.G$176]" office:value-type="float" office:value="-1146.5125" calcext:value-type="float">
            <text:p>-1146,5125</text:p>
          </table:table-cell>
          <table:table-cell table:formula="of:=[.H44]-[.H$176]" office:value-type="float" office:value="1.17499999999927" calcext:value-type="float">
            <text:p>1,175</text:p>
          </table:table-cell>
          <table:table-cell table:formula="of:=[.I44]-[.I$176]" office:value-type="float" office:value="226253.65" calcext:value-type="float">
            <text:p>226253,65</text:p>
          </table:table-cell>
          <table:table-cell table:formula="of:=[.J44]-[.J$176]" office:value-type="float" office:value="-2481.85" calcext:value-type="float">
            <text:p>-2481,85</text:p>
          </table:table-cell>
          <table:table-cell table:formula="of:=[.K44]-[.K$176]" office:value-type="float" office:value="-78.875" calcext:value-type="float">
            <text:p>-78,875</text:p>
          </table:table-cell>
          <table:table-cell table:formula="of:=[.L44]-[.L$176]" office:value-type="float" office:value="851.8625" calcext:value-type="float">
            <text:p>851,8625</text:p>
          </table:table-cell>
          <table:table-cell table:formula="of:=[.M44]-[.M$176]" office:value-type="float" office:value="1391.5" calcext:value-type="float">
            <text:p>1391,5</text:p>
          </table:table-cell>
          <table:table-cell table:formula="of:=[.N44]-[.N$176]" office:value-type="float" office:value="3858540.675" calcext:value-type="float">
            <text:p>3858540,675</text:p>
          </table:table-cell>
          <table:table-cell table:formula="of:=[.O44]-[.O$176]" office:value-type="float" office:value="36.1625" calcext:value-type="float">
            <text:p>36,1625</text:p>
          </table:table-cell>
          <table:table-cell table:formula="of:=[.P44]-[.P$176]" office:value-type="float" office:value="68.7125" calcext:value-type="float">
            <text:p>68,7125</text:p>
          </table:table-cell>
          <table:table-cell table:formula="of:=[.Q44]-[.Q$176]" office:value-type="float" office:value="-363.425" calcext:value-type="float">
            <text:p>-363,425</text:p>
          </table:table-cell>
          <table:table-cell table:formula="of:=[.R44]-[.R$176]" office:value-type="float" office:value="50" calcext:value-type="float">
            <text:p>50</text:p>
          </table:table-cell>
          <table:table-cell table:formula="of:=[.S44]-[.S$176]" office:value-type="float" office:value="58752.5625" calcext:value-type="float">
            <text:p>58752,5625</text:p>
          </table:table-cell>
          <table:table-cell table:formula="of:=[.T44]-[.T$176]" office:value-type="float" office:value="112.4" calcext:value-type="float">
            <text:p>112,4</text:p>
          </table:table-cell>
          <table:table-cell table:formula="of:=[.U44]-[.U$176]" office:value-type="float" office:value="0" calcext:value-type="float">
            <text:p>0</text:p>
          </table:table-cell>
          <table:table-cell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3341.8" calcext:value-type="float">
            <text:p>-3341,8</text:p>
          </table:table-cell>
          <table:table-cell table:formula="of:=[.C45]-[.C$176]" office:value-type="float" office:value="1141.875" calcext:value-type="float">
            <text:p>1141,875</text:p>
          </table:table-cell>
          <table:table-cell table:formula="of:=[.D45]-[.D$176]" office:value-type="float" office:value="57070.6375" calcext:value-type="float">
            <text:p>57070,6375</text:p>
          </table:table-cell>
          <table:table-cell table:formula="of:=[.E45]-[.E$176]" office:value-type="float" office:value="9449950.575" calcext:value-type="float">
            <text:p>9449950,575</text:p>
          </table:table-cell>
          <table:table-cell table:formula="of:=[.F45]-[.F$176]" office:value-type="float" office:value="-3662.8875" calcext:value-type="float">
            <text:p>-3662,8875</text:p>
          </table:table-cell>
          <table:table-cell table:formula="of:=[.G45]-[.G$176]" office:value-type="float" office:value="-1552.5125" calcext:value-type="float">
            <text:p>-1552,5125</text:p>
          </table:table-cell>
          <table:table-cell table:formula="of:=[.H45]-[.H$176]" office:value-type="float" office:value="2047.075" calcext:value-type="float">
            <text:p>2047,075</text:p>
          </table:table-cell>
          <table:table-cell table:formula="of:=[.I45]-[.I$176]" office:value-type="float" office:value="240677.95" calcext:value-type="float">
            <text:p>240677,95</text:p>
          </table:table-cell>
          <table:table-cell table:formula="of:=[.J45]-[.J$176]" office:value-type="float" office:value="-1479.25" calcext:value-type="float">
            <text:p>-1479,25</text:p>
          </table:table-cell>
          <table:table-cell table:formula="of:=[.K45]-[.K$176]" office:value-type="float" office:value="-13.7749999999999" calcext:value-type="float">
            <text:p>-13,775</text:p>
          </table:table-cell>
          <table:table-cell table:formula="of:=[.L45]-[.L$176]" office:value-type="float" office:value="420.7625" calcext:value-type="float">
            <text:p>420,7625</text:p>
          </table:table-cell>
          <table:table-cell table:formula="of:=[.M45]-[.M$176]" office:value-type="float" office:value="1271.2" calcext:value-type="float">
            <text:p>1271,2</text:p>
          </table:table-cell>
          <table:table-cell table:formula="of:=[.N45]-[.N$176]" office:value-type="float" office:value="4485114.975" calcext:value-type="float">
            <text:p>4485114,975</text:p>
          </table:table-cell>
          <table:table-cell table:formula="of:=[.O45]-[.O$176]" office:value-type="float" office:value="48.6625" calcext:value-type="float">
            <text:p>48,6625</text:p>
          </table:table-cell>
          <table:table-cell table:formula="of:=[.P45]-[.P$176]" office:value-type="float" office:value="35.4125" calcext:value-type="float">
            <text:p>35,4125</text:p>
          </table:table-cell>
          <table:table-cell table:formula="of:=[.Q45]-[.Q$176]" office:value-type="float" office:value="-183.225" calcext:value-type="float">
            <text:p>-183,225</text:p>
          </table:table-cell>
          <table:table-cell table:formula="of:=[.R45]-[.R$176]" office:value-type="float" office:value="-20" calcext:value-type="float">
            <text:p>-20</text:p>
          </table:table-cell>
          <table:table-cell table:formula="of:=[.S45]-[.S$176]" office:value-type="float" office:value="69552.7625" calcext:value-type="float">
            <text:p>69552,7625</text:p>
          </table:table-cell>
          <table:table-cell table:formula="of:=[.T45]-[.T$176]" office:value-type="float" office:value="32.0000000000001" calcext:value-type="float">
            <text:p>32</text:p>
          </table:table-cell>
          <table:table-cell table:formula="of:=[.U45]-[.U$176]" office:value-type="float" office:value="0" calcext:value-type="float">
            <text:p>0</text:p>
          </table:table-cell>
          <table:table-cell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2118.6" calcext:value-type="float">
            <text:p>-2118,6</text:p>
          </table:table-cell>
          <table:table-cell table:formula="of:=[.C46]-[.C$176]" office:value-type="float" office:value="840.875" calcext:value-type="float">
            <text:p>840,875</text:p>
          </table:table-cell>
          <table:table-cell table:formula="of:=[.D46]-[.D$176]" office:value-type="float" office:value="60694.6375" calcext:value-type="float">
            <text:p>60694,6375</text:p>
          </table:table-cell>
          <table:table-cell table:formula="of:=[.E46]-[.E$176]" office:value-type="float" office:value="11054668.475" calcext:value-type="float">
            <text:p>11054668,475</text:p>
          </table:table-cell>
          <table:table-cell table:formula="of:=[.F46]-[.F$176]" office:value-type="float" office:value="-3662.8875" calcext:value-type="float">
            <text:p>-3662,8875</text:p>
          </table:table-cell>
          <table:table-cell table:formula="of:=[.G46]-[.G$176]" office:value-type="float" office:value="-1772.9125" calcext:value-type="float">
            <text:p>-1772,9125</text:p>
          </table:table-cell>
          <table:table-cell table:formula="of:=[.H46]-[.H$176]" office:value-type="float" office:value="2072.275" calcext:value-type="float">
            <text:p>2072,275</text:p>
          </table:table-cell>
          <table:table-cell table:formula="of:=[.I46]-[.I$176]" office:value-type="float" office:value="233501.75" calcext:value-type="float">
            <text:p>233501,75</text:p>
          </table:table-cell>
          <table:table-cell table:formula="of:=[.J46]-[.J$176]" office:value-type="float" office:value="-1178.45" calcext:value-type="float">
            <text:p>-1178,45</text:p>
          </table:table-cell>
          <table:table-cell table:formula="of:=[.K46]-[.K$176]" office:value-type="float" office:value="186.625" calcext:value-type="float">
            <text:p>186,625</text:p>
          </table:table-cell>
          <table:table-cell table:formula="of:=[.L46]-[.L$176]" office:value-type="float" office:value="-30.5374999999999" calcext:value-type="float">
            <text:p>-30,5375</text:p>
          </table:table-cell>
          <table:table-cell table:formula="of:=[.M46]-[.M$176]" office:value-type="float" office:value="1251.2" calcext:value-type="float">
            <text:p>1251,2</text:p>
          </table:table-cell>
          <table:table-cell table:formula="of:=[.N46]-[.N$176]" office:value-type="float" office:value="4448648.275" calcext:value-type="float">
            <text:p>4448648,275</text:p>
          </table:table-cell>
          <table:table-cell table:formula="of:=[.O46]-[.O$176]" office:value-type="float" office:value="36.1625" calcext:value-type="float">
            <text:p>36,1625</text:p>
          </table:table-cell>
          <table:table-cell table:formula="of:=[.P46]-[.P$176]" office:value-type="float" office:value="2.11250000000001" calcext:value-type="float">
            <text:p>2,1125</text:p>
          </table:table-cell>
          <table:table-cell table:formula="of:=[.Q46]-[.Q$176]" office:value-type="float" office:value="-2.42499999999995" calcext:value-type="float">
            <text:p>-2,425</text:p>
          </table:table-cell>
          <table:table-cell table:formula="of:=[.R46]-[.R$176]" office:value-type="float" office:value="50" calcext:value-type="float">
            <text:p>50</text:p>
          </table:table-cell>
          <table:table-cell table:formula="of:=[.S46]-[.S$176]" office:value-type="float" office:value="58752.5625" calcext:value-type="float">
            <text:p>58752,5625</text:p>
          </table:table-cell>
          <table:table-cell table:formula="of:=[.T46]-[.T$176]" office:value-type="float" office:value="-48.2" calcext:value-type="float">
            <text:p>-48,2</text:p>
          </table:table-cell>
          <table:table-cell table:formula="of:=[.U46]-[.U$176]" office:value-type="float" office:value="20" calcext:value-type="float">
            <text:p>20</text:p>
          </table:table-cell>
          <table:table-cell table:formula="of:=[.V46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2258.8" calcext:value-type="float">
            <text:p>-2258,8</text:p>
          </table:table-cell>
          <table:table-cell table:formula="of:=[.C47]-[.C$176]" office:value-type="float" office:value="820.875" calcext:value-type="float">
            <text:p>820,875</text:p>
          </table:table-cell>
          <table:table-cell table:formula="of:=[.D47]-[.D$176]" office:value-type="float" office:value="60658.7375" calcext:value-type="float">
            <text:p>60658,7375</text:p>
          </table:table-cell>
          <table:table-cell table:formula="of:=[.E47]-[.E$176]" office:value-type="float" office:value="9136994.475" calcext:value-type="float">
            <text:p>9136994,475</text:p>
          </table:table-cell>
          <table:table-cell table:formula="of:=[.F47]-[.F$176]" office:value-type="float" office:value="7101.5125" calcext:value-type="float">
            <text:p>7101,5125</text:p>
          </table:table-cell>
          <table:table-cell table:formula="of:=[.G47]-[.G$176]" office:value-type="float" office:value="-1091.1125" calcext:value-type="float">
            <text:p>-1091,1125</text:p>
          </table:table-cell>
          <table:table-cell table:formula="of:=[.H47]-[.H$176]" office:value-type="float" office:value="1019.275" calcext:value-type="float">
            <text:p>1019,275</text:p>
          </table:table-cell>
          <table:table-cell table:formula="of:=[.I47]-[.I$176]" office:value-type="float" office:value="233465.85" calcext:value-type="float">
            <text:p>233465,85</text:p>
          </table:table-cell>
          <table:table-cell table:formula="of:=[.J47]-[.J$176]" office:value-type="float" office:value="-1819.85" calcext:value-type="float">
            <text:p>-1819,85</text:p>
          </table:table-cell>
          <table:table-cell table:formula="of:=[.K47]-[.K$176]" office:value-type="float" office:value="6.22500000000014" calcext:value-type="float">
            <text:p>6,225</text:p>
          </table:table-cell>
          <table:table-cell table:formula="of:=[.L47]-[.L$176]" office:value-type="float" office:value="149.8625" calcext:value-type="float">
            <text:p>149,8625</text:p>
          </table:table-cell>
          <table:table-cell table:formula="of:=[.M47]-[.M$176]" office:value-type="float" office:value="1130.8" calcext:value-type="float">
            <text:p>1130,8</text:p>
          </table:table-cell>
          <table:table-cell table:formula="of:=[.N47]-[.N$176]" office:value-type="float" office:value="3810986.975" calcext:value-type="float">
            <text:p>3810986,975</text:p>
          </table:table-cell>
          <table:table-cell table:formula="of:=[.O47]-[.O$176]" office:value-type="float" office:value="136.1625" calcext:value-type="float">
            <text:p>136,1625</text:p>
          </table:table-cell>
          <table:table-cell table:formula="of:=[.P47]-[.P$176]" office:value-type="float" office:value="2.01250000000002" calcext:value-type="float">
            <text:p>2,0125</text:p>
          </table:table-cell>
          <table:table-cell table:formula="of:=[.Q47]-[.Q$176]" office:value-type="float" office:value="-423.825" calcext:value-type="float">
            <text:p>-423,825</text:p>
          </table:table-cell>
          <table:table-cell table:formula="of:=[.R47]-[.R$176]" office:value-type="float" office:value="20" calcext:value-type="float">
            <text:p>20</text:p>
          </table:table-cell>
          <table:table-cell table:formula="of:=[.S47]-[.S$176]" office:value-type="float" office:value="62376.5625" calcext:value-type="float">
            <text:p>62376,5625</text:p>
          </table:table-cell>
          <table:table-cell table:formula="of:=[.T47]-[.T$176]" office:value-type="float" office:value="-28.2" calcext:value-type="float">
            <text:p>-28,2</text:p>
          </table:table-cell>
          <table:table-cell table:formula="of:=[.U47]-[.U$176]" office:value-type="float" office:value="0" calcext:value-type="float">
            <text:p>0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1416.4" calcext:value-type="float">
            <text:p>-1416,4</text:p>
          </table:table-cell>
          <table:table-cell table:formula="of:=[.C48]-[.C$176]" office:value-type="float" office:value="1222.275" calcext:value-type="float">
            <text:p>1222,275</text:p>
          </table:table-cell>
          <table:table-cell table:formula="of:=[.D48]-[.D$176]" office:value-type="float" office:value="60658.7375" calcext:value-type="float">
            <text:p>60658,7375</text:p>
          </table:table-cell>
          <table:table-cell table:formula="of:=[.E48]-[.E$176]" office:value-type="float" office:value="10525742.675" calcext:value-type="float">
            <text:p>10525742,675</text:p>
          </table:table-cell>
          <table:table-cell table:formula="of:=[.F48]-[.F$176]" office:value-type="float" office:value="-3662.8875" calcext:value-type="float">
            <text:p>-3662,8875</text:p>
          </table:table-cell>
          <table:table-cell table:formula="of:=[.G48]-[.G$176]" office:value-type="float" office:value="-945.512500000001" calcext:value-type="float">
            <text:p>-945,5125</text:p>
          </table:table-cell>
          <table:table-cell table:formula="of:=[.H48]-[.H$176]" office:value-type="float" office:value="1370.075" calcext:value-type="float">
            <text:p>1370,075</text:p>
          </table:table-cell>
          <table:table-cell table:formula="of:=[.I48]-[.I$176]" office:value-type="float" office:value="233465.85" calcext:value-type="float">
            <text:p>233465,85</text:p>
          </table:table-cell>
          <table:table-cell table:formula="of:=[.J48]-[.J$176]" office:value-type="float" office:value="-1439.05" calcext:value-type="float">
            <text:p>-1439,05</text:p>
          </table:table-cell>
          <table:table-cell table:formula="of:=[.K48]-[.K$176]" office:value-type="float" office:value="86.2250000000001" calcext:value-type="float">
            <text:p>86,225</text:p>
          </table:table-cell>
          <table:table-cell table:formula="of:=[.L48]-[.L$176]" office:value-type="float" office:value="771.7625" calcext:value-type="float">
            <text:p>771,7625</text:p>
          </table:table-cell>
          <table:table-cell table:formula="of:=[.M48]-[.M$176]" office:value-type="float" office:value="930.2" calcext:value-type="float">
            <text:p>930,2</text:p>
          </table:table-cell>
          <table:table-cell table:formula="of:=[.N48]-[.N$176]" office:value-type="float" office:value="3643718.775" calcext:value-type="float">
            <text:p>3643718,775</text:p>
          </table:table-cell>
          <table:table-cell table:formula="of:=[.O48]-[.O$176]" office:value-type="float" office:value="148.6625" calcext:value-type="float">
            <text:p>148,6625</text:p>
          </table:table-cell>
          <table:table-cell table:formula="of:=[.P48]-[.P$176]" office:value-type="float" office:value="-23.2875" calcext:value-type="float">
            <text:p>-23,2875</text:p>
          </table:table-cell>
          <table:table-cell table:formula="of:=[.Q48]-[.Q$176]" office:value-type="float" office:value="-17.825" calcext:value-type="float">
            <text:p>-17,825</text:p>
          </table:table-cell>
          <table:table-cell table:formula="of:=[.R48]-[.R$176]" office:value-type="float" office:value="40" calcext:value-type="float">
            <text:p>40</text:p>
          </table:table-cell>
          <table:table-cell table:formula="of:=[.S48]-[.S$176]" office:value-type="float" office:value="58752.5625" calcext:value-type="float">
            <text:p>58752,5625</text:p>
          </table:table-cell>
          <table:table-cell table:formula="of:=[.T48]-[.T$176]" office:value-type="float" office:value="-173.3" calcext:value-type="float">
            <text:p>-173,3</text:p>
          </table:table-cell>
          <table:table-cell table:formula="of:=[.U48]-[.U$176]" office:value-type="float" office:value="0" calcext:value-type="float">
            <text:p>0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2138.6" calcext:value-type="float">
            <text:p>-2138,6</text:p>
          </table:table-cell>
          <table:table-cell table:formula="of:=[.C49]-[.C$176]" office:value-type="float" office:value="1482.875" calcext:value-type="float">
            <text:p>1482,875</text:p>
          </table:table-cell>
          <table:table-cell table:formula="of:=[.D49]-[.D$176]" office:value-type="float" office:value="57106.5375" calcext:value-type="float">
            <text:p>57106,5375</text:p>
          </table:table-cell>
          <table:table-cell table:formula="of:=[.E49]-[.E$176]" office:value-type="float" office:value="8877824.775" calcext:value-type="float">
            <text:p>8877824,775</text:p>
          </table:table-cell>
          <table:table-cell table:formula="of:=[.F49]-[.F$176]" office:value-type="float" office:value="822.3125" calcext:value-type="float">
            <text:p>822,3125</text:p>
          </table:table-cell>
          <table:table-cell table:formula="of:=[.G49]-[.G$176]" office:value-type="float" office:value="-1071.0125" calcext:value-type="float">
            <text:p>-1071,0125</text:p>
          </table:table-cell>
          <table:table-cell table:formula="of:=[.H49]-[.H$176]" office:value-type="float" office:value="2247.575" calcext:value-type="float">
            <text:p>2247,575</text:p>
          </table:table-cell>
          <table:table-cell table:formula="of:=[.I49]-[.I$176]" office:value-type="float" office:value="233465.85" calcext:value-type="float">
            <text:p>233465,85</text:p>
          </table:table-cell>
          <table:table-cell table:formula="of:=[.J49]-[.J$176]" office:value-type="float" office:value="-2862.85" calcext:value-type="float">
            <text:p>-2862,85</text:p>
          </table:table-cell>
          <table:table-cell table:formula="of:=[.K49]-[.K$176]" office:value-type="float" office:value="166.625" calcext:value-type="float">
            <text:p>166,625</text:p>
          </table:table-cell>
          <table:table-cell table:formula="of:=[.L49]-[.L$176]" office:value-type="float" office:value="220.2625" calcext:value-type="float">
            <text:p>220,2625</text:p>
          </table:table-cell>
          <table:table-cell table:formula="of:=[.M49]-[.M$176]" office:value-type="float" office:value="1050.4" calcext:value-type="float">
            <text:p>1050,4</text:p>
          </table:table-cell>
          <table:table-cell table:formula="of:=[.N49]-[.N$176]" office:value-type="float" office:value="3800723.575" calcext:value-type="float">
            <text:p>3800723,575</text:p>
          </table:table-cell>
          <table:table-cell table:formula="of:=[.O49]-[.O$176]" office:value-type="float" office:value="86.1625" calcext:value-type="float">
            <text:p>86,1625</text:p>
          </table:table-cell>
          <table:table-cell table:formula="of:=[.P49]-[.P$176]" office:value-type="float" office:value="-23.2875" calcext:value-type="float">
            <text:p>-23,2875</text:p>
          </table:table-cell>
          <table:table-cell table:formula="of:=[.Q49]-[.Q$176]" office:value-type="float" office:value="-22.625" calcext:value-type="float">
            <text:p>-22,625</text:p>
          </table:table-cell>
          <table:table-cell table:formula="of:=[.R49]-[.R$176]" office:value-type="float" office:value="100" calcext:value-type="float">
            <text:p>100</text:p>
          </table:table-cell>
          <table:table-cell table:formula="of:=[.S49]-[.S$176]" office:value-type="float" office:value="58788.4625" calcext:value-type="float">
            <text:p>58788,4625</text:p>
          </table:table-cell>
          <table:table-cell table:formula="of:=[.T49]-[.T$176]" office:value-type="float" office:value="-27.9999999999999" calcext:value-type="float">
            <text:p>-28</text:p>
          </table:table-cell>
          <table:table-cell table:formula="of:=[.U49]-[.U$176]" office:value-type="float" office:value="0" calcext:value-type="float">
            <text:p>0</text:p>
          </table:table-cell>
          <table:table-cell table:formula="of:=[.V49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2666.275" calcext:value-type="float">
            <text:p>2666,275</text:p>
          </table:table-cell>
          <table:table-cell table:formula="of:=IF([.D180]&gt;[.D$177];[.D180];&quot;&quot;)" office:value-type="float" office:value="64282.7375" calcext:value-type="float">
            <text:p>64282,7375</text:p>
          </table:table-cell>
          <table:table-cell table:formula="of:=IF([.E180]&gt;[.E$177];[.E180];&quot;&quot;)" office:value-type="float" office:value="9090098.275" calcext:value-type="float">
            <text:p>9090098,275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 office:value-type="float" office:value="255030.45" calcext:value-type="float">
            <text:p>255030,45</text:p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 office:value-type="float" office:value="751.6625" calcext:value-type="float">
            <text:p>751,6625</text:p>
          </table:table-cell>
          <table:table-cell table:formula="of:=IF([.M180]&gt;[.M$177];[.M180];&quot;&quot;)" office:value-type="float" office:value="910" calcext:value-type="float">
            <text:p>910</text:p>
          </table:table-cell>
          <table:table-cell table:formula="of:=IF([.N180]&gt;[.N$177];[.N180];&quot;&quot;)" office:value-type="float" office:value="3332653.575" calcext:value-type="float">
            <text:p>3332653,575</text:p>
          </table:table-cell>
          <table:table-cell table:formula="of:=IF([.O180]&gt;[.O$177];[.O180];&quot;&quot;)" office:value-type="float" office:value="98.6625" calcext:value-type="float">
            <text:p>98,6625</text:p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55164.4625" calcext:value-type="float">
            <text:p>55164,462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1984.275" calcext:value-type="float">
            <text:p>1984,275</text:p>
          </table:table-cell>
          <table:table-cell table:formula="of:=IF([.D181]&gt;[.D$177];[.D181];&quot;&quot;)" office:value-type="float" office:value="60730.5375" calcext:value-type="float">
            <text:p>60730,5375</text:p>
          </table:table-cell>
          <table:table-cell table:formula="of:=IF([.E181]&gt;[.E$177];[.E181];&quot;&quot;)" office:value-type="float" office:value="8078964.875" calcext:value-type="float">
            <text:p>8078964,875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 office:value-type="float" office:value="258690.35" calcext:value-type="float">
            <text:p>258690,35</text:p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 office:value-type="float" office:value="470.6625" calcext:value-type="float">
            <text:p>470,6625</text:p>
          </table:table-cell>
          <table:table-cell table:formula="of:=IF([.M181]&gt;[.M$177];[.M181];&quot;&quot;)" office:value-type="float" office:value="950.4" calcext:value-type="float">
            <text:p>950,4</text:p>
          </table:table-cell>
          <table:table-cell table:formula="of:=IF([.N181]&gt;[.N$177];[.N181];&quot;&quot;)" office:value-type="float" office:value="3449046.775" calcext:value-type="float">
            <text:p>3449046,775</text:p>
          </table:table-cell>
          <table:table-cell table:formula="of:=IF([.O181]&gt;[.O$177];[.O181];&quot;&quot;)" office:value-type="float" office:value="186.1625" calcext:value-type="float">
            <text:p>186,1625</text:p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51504.5625" calcext:value-type="float">
            <text:p>51504,562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1563.075" calcext:value-type="float">
            <text:p>1563,075</text:p>
          </table:table-cell>
          <table:table-cell table:formula="of:=IF([.D182]&gt;[.D$177];[.D182];&quot;&quot;)" office:value-type="float" office:value="64318.6375" calcext:value-type="float">
            <text:p>64318,6375</text:p>
          </table:table-cell>
          <table:table-cell table:formula="of:=IF([.E182]&gt;[.E$177];[.E182];&quot;&quot;)" office:value-type="float" office:value="8629562.275" calcext:value-type="float">
            <text:p>8629562,275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 office:value-type="float" office:value="255102.25" calcext:value-type="float">
            <text:p>255102,25</text:p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 office:value-type="float" office:value="891.8625" calcext:value-type="float">
            <text:p>891,8625</text:p>
          </table:table-cell>
          <table:table-cell table:formula="of:=IF([.M182]&gt;[.M$177];[.M182];&quot;&quot;)" office:value-type="float" office:value="990.2" calcext:value-type="float">
            <text:p>990,2</text:p>
          </table:table-cell>
          <table:table-cell table:formula="of:=IF([.N182]&gt;[.N$177];[.N182];&quot;&quot;)" office:value-type="float" office:value="3916465.775" calcext:value-type="float">
            <text:p>3916465,775</text:p>
          </table:table-cell>
          <table:table-cell table:formula="of:=IF([.O182]&gt;[.O$177];[.O182];&quot;&quot;)" office:value-type="float" office:value="61.1625" calcext:value-type="float">
            <text:p>61,1625</text:p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65964.6625" calcext:value-type="float">
            <text:p>65964,662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1824.075" calcext:value-type="float">
            <text:p>1824,075</text:p>
          </table:table-cell>
          <table:table-cell table:formula="of:=IF([.D183]&gt;[.D$177];[.D183];&quot;&quot;)" office:value-type="float" office:value="71459.0375" calcext:value-type="float">
            <text:p>71459,0375</text:p>
          </table:table-cell>
          <table:table-cell table:formula="of:=IF([.E183]&gt;[.E$177];[.E183];&quot;&quot;)" office:value-type="float" office:value="11544052.475" calcext:value-type="float">
            <text:p>11544052,475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 office:value-type="float" office:value="247818.35" calcext:value-type="float">
            <text:p>247818,35</text:p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>
            <text:p/>
          </table:table-cell>
          <table:table-cell table:formula="of:=IF([.M183]&gt;[.M$177];[.M183];&quot;&quot;)" office:value-type="float" office:value="990" calcext:value-type="float">
            <text:p>990</text:p>
          </table:table-cell>
          <table:table-cell table:formula="of:=IF([.N183]&gt;[.N$177];[.N183];&quot;&quot;)" office:value-type="float" office:value="4345624.475" calcext:value-type="float">
            <text:p>4345624,475</text:p>
          </table:table-cell>
          <table:table-cell table:formula="of:=IF([.O183]&gt;[.O$177];[.O183];&quot;&quot;)">
            <text:p/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>
            <text:p/>
          </table:table-cell>
          <table:table-cell table:formula="of:=IF([.S183]&gt;[.S$177];[.S183];&quot;&quot;)" office:value-type="float" office:value="73212.6625" calcext:value-type="float">
            <text:p>73212,662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2285.275" calcext:value-type="float">
            <text:p>2285,275</text:p>
          </table:table-cell>
          <table:table-cell table:formula="of:=IF([.D184]&gt;[.D$177];[.D184];&quot;&quot;)" office:value-type="float" office:value="67870.8375" calcext:value-type="float">
            <text:p>67870,8375</text:p>
          </table:table-cell>
          <table:table-cell table:formula="of:=IF([.E184]&gt;[.E$177];[.E184];&quot;&quot;)" office:value-type="float" office:value="13073060.075" calcext:value-type="float">
            <text:p>13073060,075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 office:value-type="float" office:value="269490.65" calcext:value-type="float">
            <text:p>269490,65</text:p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 office:value-type="float" office:value="1198.0625" calcext:value-type="float">
            <text:p>1198,0625</text:p>
          </table:table-cell>
          <table:table-cell table:formula="of:=IF([.M184]&gt;[.M$177];[.M184];&quot;&quot;)" office:value-type="float" office:value="1050.4" calcext:value-type="float">
            <text:p>1050,4</text:p>
          </table:table-cell>
          <table:table-cell table:formula="of:=IF([.N184]&gt;[.N$177];[.N184];&quot;&quot;)" office:value-type="float" office:value="5089400.475" calcext:value-type="float">
            <text:p>5089400,475</text:p>
          </table:table-cell>
          <table:table-cell table:formula="of:=IF([.O184]&gt;[.O$177];[.O184];&quot;&quot;)" office:value-type="float" office:value="61.1625" calcext:value-type="float">
            <text:p>61,1625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105505.8625" calcext:value-type="float">
            <text:p>105505,862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2305.275" calcext:value-type="float">
            <text:p>2305,275</text:p>
          </table:table-cell>
          <table:table-cell table:formula="of:=IF([.D185]&gt;[.D$177];[.D185];&quot;&quot;)" office:value-type="float" office:value="67870.8375" calcext:value-type="float">
            <text:p>67870,8375</text:p>
          </table:table-cell>
          <table:table-cell table:formula="of:=IF([.E185]&gt;[.E$177];[.E185];&quot;&quot;)" office:value-type="float" office:value="12878798.675" calcext:value-type="float">
            <text:p>12878798,675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 office:value-type="float" office:value="265866.55" calcext:value-type="float">
            <text:p>265866,55</text:p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 office:value-type="float" office:value="1211" calcext:value-type="float">
            <text:p>1211</text:p>
          </table:table-cell>
          <table:table-cell table:formula="of:=IF([.N185]&gt;[.N$177];[.N185];&quot;&quot;)" office:value-type="float" office:value="3903628.175" calcext:value-type="float">
            <text:p>3903628,175</text:p>
          </table:table-cell>
          <table:table-cell table:formula="of:=IF([.O185]&gt;[.O$177];[.O185];&quot;&quot;)" office:value-type="float" office:value="173.6625" calcext:value-type="float">
            <text:p>173,6625</text:p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76800.8625" calcext:value-type="float">
            <text:p>76800,862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1242.275" calcext:value-type="float">
            <text:p>1242,275</text:p>
          </table:table-cell>
          <table:table-cell table:formula="of:=IF([.D186]&gt;[.D$177];[.D186];&quot;&quot;)" office:value-type="float" office:value="64318.6375" calcext:value-type="float">
            <text:p>64318,6375</text:p>
          </table:table-cell>
          <table:table-cell table:formula="of:=IF([.E186]&gt;[.E$177];[.E186];&quot;&quot;)" office:value-type="float" office:value="9906934.775" calcext:value-type="float">
            <text:p>9906934,775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 office:value-type="float" office:value="237053.95" calcext:value-type="float">
            <text:p>237053,95</text:p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 office:value-type="float" office:value="1131" calcext:value-type="float">
            <text:p>1131</text:p>
          </table:table-cell>
          <table:table-cell table:formula="of:=IF([.N186]&gt;[.N$177];[.N186];&quot;&quot;)" office:value-type="float" office:value="3093885.775" calcext:value-type="float">
            <text:p>3093885,775</text:p>
          </table:table-cell>
          <table:table-cell table:formula="of:=IF([.O186]&gt;[.O$177];[.O186];&quot;&quot;)" office:value-type="float" office:value="86.1625" calcext:value-type="float">
            <text:p>86,1625</text:p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55164.4625" calcext:value-type="float">
            <text:p>55164,462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1041.675" calcext:value-type="float">
            <text:p>1041,675</text:p>
          </table:table-cell>
          <table:table-cell table:formula="of:=IF([.D187]&gt;[.D$177];[.D187];&quot;&quot;)" office:value-type="float" office:value="57142.4375" calcext:value-type="float">
            <text:p>57142,4375</text:p>
          </table:table-cell>
          <table:table-cell table:formula="of:=IF([.E187]&gt;[.E$177];[.E187];&quot;&quot;)" office:value-type="float" office:value="8813130.575" calcext:value-type="float">
            <text:p>8813130,57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 office:value-type="float" office:value="244266.05" calcext:value-type="float">
            <text:p>244266,05</text:p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>
            <text:p/>
          </table:table-cell>
          <table:table-cell table:formula="of:=IF([.M187]&gt;[.M$177];[.M187];&quot;&quot;)" office:value-type="float" office:value="529" calcext:value-type="float">
            <text:p>529</text:p>
          </table:table-cell>
          <table:table-cell table:formula="of:=IF([.N187]&gt;[.N$177];[.N187];&quot;&quot;)" office:value-type="float" office:value="2720003.975" calcext:value-type="float">
            <text:p>2720003,975</text:p>
          </table:table-cell>
          <table:table-cell table:formula="of:=IF([.O187]&gt;[.O$177];[.O187];&quot;&quot;)" office:value-type="float" office:value="111.1625" calcext:value-type="float">
            <text:p>111,1625</text:p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37152.0625" calcext:value-type="float">
            <text:p>37152,062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780.675" calcext:value-type="float">
            <text:p>780,675</text:p>
          </table:table-cell>
          <table:table-cell table:formula="of:=IF([.D188]&gt;[.D$177];[.D188];&quot;&quot;)" office:value-type="float" office:value="60730.5375" calcext:value-type="float">
            <text:p>60730,5375</text:p>
          </table:table-cell>
          <table:table-cell table:formula="of:=IF([.E188]&gt;[.E$177];[.E188];&quot;&quot;)" office:value-type="float" office:value="8924685.375" calcext:value-type="float">
            <text:p>8924685,37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 office:value-type="float" office:value="237053.95" calcext:value-type="float">
            <text:p>237053,95</text:p>
          </table:table-cell>
          <table:table-cell table:formula="of:=IF([.J188]&gt;[.J$177];[.J188];&quot;&quot;)">
            <text:p/>
          </table:table-cell>
          <table:table-cell table:formula="of:=IF([.K188]&gt;[.K$177];[.K188];&quot;&quot;)" office:value-type="float" office:value="648.125" calcext:value-type="float">
            <text:p>648,125</text:p>
          </table:table-cell>
          <table:table-cell table:formula="of:=IF([.L188]&gt;[.L$177];[.L188];&quot;&quot;)" office:value-type="float" office:value="646.2625" calcext:value-type="float">
            <text:p>646,2625</text:p>
          </table:table-cell>
          <table:table-cell table:formula="of:=IF([.M188]&gt;[.M$177];[.M188];&quot;&quot;)" office:value-type="float" office:value="689.6" calcext:value-type="float">
            <text:p>689,6</text:p>
          </table:table-cell>
          <table:table-cell table:formula="of:=IF([.N188]&gt;[.N$177];[.N188];&quot;&quot;)" office:value-type="float" office:value="2604154.275" calcext:value-type="float">
            <text:p>2604154,275</text:p>
          </table:table-cell>
          <table:table-cell table:formula="of:=IF([.O188]&gt;[.O$177];[.O188];&quot;&quot;)" office:value-type="float" office:value="86.1625" calcext:value-type="float">
            <text:p>86,1625</text:p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37152.0625" calcext:value-type="float">
            <text:p>37152,062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981.475" calcext:value-type="float">
            <text:p>981,475</text:p>
          </table:table-cell>
          <table:table-cell table:formula="of:=IF([.D189]&gt;[.D$177];[.D189];&quot;&quot;)" office:value-type="float" office:value="57106.5375" calcext:value-type="float">
            <text:p>57106,5375</text:p>
          </table:table-cell>
          <table:table-cell table:formula="of:=IF([.E189]&gt;[.E$177];[.E189];&quot;&quot;)" office:value-type="float" office:value="7445767.875" calcext:value-type="float">
            <text:p>7445767,875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 office:value-type="float" office:value="240642.05" calcext:value-type="float">
            <text:p>240642,05</text:p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 office:value-type="float" office:value="721.5625" calcext:value-type="float">
            <text:p>721,5625</text:p>
          </table:table-cell>
          <table:table-cell table:formula="of:=IF([.M189]&gt;[.M$177];[.M189];&quot;&quot;)">
            <text:p/>
          </table:table-cell>
          <table:table-cell table:formula="of:=IF([.N189]&gt;[.N$177];[.N189];&quot;&quot;)" office:value-type="float" office:value="2622157.275" calcext:value-type="float">
            <text:p>2622157,275</text:p>
          </table:table-cell>
          <table:table-cell table:formula="of:=IF([.O189]&gt;[.O$177];[.O189];&quot;&quot;)" office:value-type="float" office:value="48.6625" calcext:value-type="float">
            <text:p>48,6625</text:p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40740.1625" calcext:value-type="float">
            <text:p>40740,162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700.475" calcext:value-type="float">
            <text:p>700,475</text:p>
          </table:table-cell>
          <table:table-cell table:formula="of:=IF([.D190]&gt;[.D$177];[.D190];&quot;&quot;)" office:value-type="float" office:value="60658.7375" calcext:value-type="float">
            <text:p>60658,7375</text:p>
          </table:table-cell>
          <table:table-cell table:formula="of:=IF([.E190]&gt;[.E$177];[.E190];&quot;&quot;)" office:value-type="float" office:value="7391802.475" calcext:value-type="float">
            <text:p>7391802,475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 office:value-type="float" office:value="237053.95" calcext:value-type="float">
            <text:p>237053,95</text:p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 office:value-type="float" office:value="1341.3" calcext:value-type="float">
            <text:p>1341,3</text:p>
          </table:table-cell>
          <table:table-cell table:formula="of:=IF([.N190]&gt;[.N$177];[.N190];&quot;&quot;)" office:value-type="float" office:value="2881359.875" calcext:value-type="float">
            <text:p>2881359,875</text:p>
          </table:table-cell>
          <table:table-cell table:formula="of:=IF([.O190]&gt;[.O$177];[.O190];&quot;&quot;)" office:value-type="float" office:value="61.1625" calcext:value-type="float">
            <text:p>61,1625</text:p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51540.4625" calcext:value-type="float">
            <text:p>51540,4625</text:p>
          </table:table-cell>
          <table:table-cell table:formula="of:=IF([.T190]&gt;[.T$177];[.T190];&quot;&quot;)">
            <text:p/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560.275" calcext:value-type="float">
            <text:p>560,275</text:p>
          </table:table-cell>
          <table:table-cell table:formula="of:=IF([.D191]&gt;[.D$177];[.D191];&quot;&quot;)" office:value-type="float" office:value="57106.5375" calcext:value-type="float">
            <text:p>57106,5375</text:p>
          </table:table-cell>
          <table:table-cell table:formula="of:=IF([.E191]&gt;[.E$177];[.E191];&quot;&quot;)" office:value-type="float" office:value="6333915.775" calcext:value-type="float">
            <text:p>6333915,775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 office:value-type="float" office:value="229877.75" calcext:value-type="float">
            <text:p>229877,75</text:p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>
            <text:p/>
          </table:table-cell>
          <table:table-cell table:formula="of:=IF([.M191]&gt;[.M$177];[.M191];&quot;&quot;)" office:value-type="float" office:value="1150.8" calcext:value-type="float">
            <text:p>1150,8</text:p>
          </table:table-cell>
          <table:table-cell table:formula="of:=IF([.N191]&gt;[.N$177];[.N191];&quot;&quot;)" office:value-type="float" office:value="2410192.775" calcext:value-type="float">
            <text:p>2410192,775</text:p>
          </table:table-cell>
          <table:table-cell table:formula="of:=IF([.O191]&gt;[.O$177];[.O191];&quot;&quot;)" office:value-type="float" office:value="148.6625" calcext:value-type="float">
            <text:p>148,6625</text:p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37152.0625" calcext:value-type="float">
            <text:p>37152,062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1201.875" calcext:value-type="float">
            <text:p>1201,875</text:p>
          </table:table-cell>
          <table:table-cell table:formula="of:=IF([.D192]&gt;[.D$177];[.D192];&quot;&quot;)" office:value-type="float" office:value="60694.6375" calcext:value-type="float">
            <text:p>60694,6375</text:p>
          </table:table-cell>
          <table:table-cell table:formula="of:=IF([.E192]&gt;[.E$177];[.E192];&quot;&quot;)" office:value-type="float" office:value="6499364.475" calcext:value-type="float">
            <text:p>6499364,475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 office:value-type="float" office:value="229841.85" calcext:value-type="float">
            <text:p>229841,85</text:p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714.5" calcext:value-type="float">
            <text:p>714,5</text:p>
          </table:table-cell>
          <table:table-cell table:formula="of:=IF([.N192]&gt;[.N$177];[.N192];&quot;&quot;)" office:value-type="float" office:value="2104381.475" calcext:value-type="float">
            <text:p>2104381,475</text:p>
          </table:table-cell>
          <table:table-cell table:formula="of:=IF([.O192]&gt;[.O$177];[.O192];&quot;&quot;)" office:value-type="float" office:value="1871.0625" calcext:value-type="float">
            <text:p>1871,0625</text:p>
          </table:table-cell>
          <table:table-cell table:formula="of:=IF([.P192]&gt;[.P$177];[.P192];&quot;&quot;)">
            <text:p/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29975.7625" calcext:value-type="float">
            <text:p>29975,762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700.675" calcext:value-type="float">
            <text:p>700,675</text:p>
          </table:table-cell>
          <table:table-cell table:formula="of:=IF([.D193]&gt;[.D$177];[.D193];&quot;&quot;)" office:value-type="float" office:value="57106.5375" calcext:value-type="float">
            <text:p>57106,5375</text:p>
          </table:table-cell>
          <table:table-cell table:formula="of:=IF([.E193]&gt;[.E$177];[.E193];&quot;&quot;)" office:value-type="float" office:value="5437924.975" calcext:value-type="float">
            <text:p>5437924,975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 office:value-type="float" office:value="229877.75" calcext:value-type="float">
            <text:p>229877,75</text:p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 office:value-type="float" office:value="689.4" calcext:value-type="float">
            <text:p>689,4</text:p>
          </table:table-cell>
          <table:table-cell table:formula="of:=IF([.N193]&gt;[.N$177];[.N193];&quot;&quot;)" office:value-type="float" office:value="2143838.075" calcext:value-type="float">
            <text:p>2143838,075</text:p>
          </table:table-cell>
          <table:table-cell table:formula="of:=IF([.O193]&gt;[.O$177];[.O193];&quot;&quot;)">
            <text:p/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37152.0625" calcext:value-type="float">
            <text:p>37152,062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680.675" calcext:value-type="float">
            <text:p>680,675</text:p>
          </table:table-cell>
          <table:table-cell table:formula="of:=IF([.D194]&gt;[.D$177];[.D194];&quot;&quot;)" office:value-type="float" office:value="60694.6375" calcext:value-type="float">
            <text:p>60694,6375</text:p>
          </table:table-cell>
          <table:table-cell table:formula="of:=IF([.E194]&gt;[.E$177];[.E194];&quot;&quot;)" office:value-type="float" office:value="7327001.275" calcext:value-type="float">
            <text:p>7327001,275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 office:value-type="float" office:value="233465.85" calcext:value-type="float">
            <text:p>233465,85</text:p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 office:value-type="float" office:value="829.8" calcext:value-type="float">
            <text:p>829,8</text:p>
          </table:table-cell>
          <table:table-cell table:formula="of:=IF([.N194]&gt;[.N$177];[.N194];&quot;&quot;)" office:value-type="float" office:value="2511109.875" calcext:value-type="float">
            <text:p>2511109,875</text:p>
          </table:table-cell>
          <table:table-cell table:formula="of:=IF([.O194]&gt;[.O$177];[.O194];&quot;&quot;)" office:value-type="float" office:value="86.1625" calcext:value-type="float">
            <text:p>86,1625</text:p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47952.2625" calcext:value-type="float">
            <text:p>47952,262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821.075" calcext:value-type="float">
            <text:p>821,075</text:p>
          </table:table-cell>
          <table:table-cell table:formula="of:=IF([.D195]&gt;[.D$177];[.D195];&quot;&quot;)" office:value-type="float" office:value="57106.5375" calcext:value-type="float">
            <text:p>57106,5375</text:p>
          </table:table-cell>
          <table:table-cell table:formula="of:=IF([.E195]&gt;[.E$177];[.E195];&quot;&quot;)" office:value-type="float" office:value="7542934.475" calcext:value-type="float">
            <text:p>7542934,47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 office:value-type="float" office:value="244301.95" calcext:value-type="float">
            <text:p>244301,95</text:p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 office:value-type="float" office:value="1015.3" calcext:value-type="float">
            <text:p>1015,3</text:p>
          </table:table-cell>
          <table:table-cell table:formula="of:=IF([.N195]&gt;[.N$177];[.N195];&quot;&quot;)" office:value-type="float" office:value="3128263.375" calcext:value-type="float">
            <text:p>3128263,375</text:p>
          </table:table-cell>
          <table:table-cell table:formula="of:=IF([.O195]&gt;[.O$177];[.O195];&quot;&quot;)" office:value-type="float" office:value="211.1625" calcext:value-type="float">
            <text:p>211,1625</text:p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55164.4625" calcext:value-type="float">
            <text:p>55164,4625</text:p>
          </table:table-cell>
          <table:table-cell table:formula="of:=IF([.T195]&gt;[.T$177];[.T195];&quot;&quot;)">
            <text:p/>
          </table:table-cell>
          <table:table-cell table:formula="of:=IF([.U195]&gt;[.U$177];[.U195];&quot;&quot;)">
            <text:p/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1021.675" calcext:value-type="float">
            <text:p>1021,675</text:p>
          </table:table-cell>
          <table:table-cell table:formula="of:=IF([.D196]&gt;[.D$177];[.D196];&quot;&quot;)" office:value-type="float" office:value="57142.4375" calcext:value-type="float">
            <text:p>57142,4375</text:p>
          </table:table-cell>
          <table:table-cell table:formula="of:=IF([.E196]&gt;[.E$177];[.E196];&quot;&quot;)" office:value-type="float" office:value="7956716.975" calcext:value-type="float">
            <text:p>7956716,975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 office:value-type="float" office:value="237053.95" calcext:value-type="float">
            <text:p>237053,95</text:p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>
            <text:p/>
          </table:table-cell>
          <table:table-cell table:formula="of:=IF([.M196]&gt;[.M$177];[.M196];&quot;&quot;)" office:value-type="float" office:value="1150.6" calcext:value-type="float">
            <text:p>1150,6</text:p>
          </table:table-cell>
          <table:table-cell table:formula="of:=IF([.N196]&gt;[.N$177];[.N196];&quot;&quot;)" office:value-type="float" office:value="3452062.775" calcext:value-type="float">
            <text:p>3452062,775</text:p>
          </table:table-cell>
          <table:table-cell table:formula="of:=IF([.O196]&gt;[.O$177];[.O196];&quot;&quot;)" office:value-type="float" office:value="98.6625" calcext:value-type="float">
            <text:p>98,6625</text:p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58788.4625" calcext:value-type="float">
            <text:p>58788,462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1121.875" calcext:value-type="float">
            <text:p>1121,875</text:p>
          </table:table-cell>
          <table:table-cell table:formula="of:=IF([.D197]&gt;[.D$177];[.D197];&quot;&quot;)" office:value-type="float" office:value="67870.8375" calcext:value-type="float">
            <text:p>67870,8375</text:p>
          </table:table-cell>
          <table:table-cell table:formula="of:=IF([.E197]&gt;[.E$177];[.E197];&quot;&quot;)" office:value-type="float" office:value="10266787.575" calcext:value-type="float">
            <text:p>10266787,575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 office:value-type="float" office:value="247854.25" calcext:value-type="float">
            <text:p>247854,25</text:p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 office:value-type="float" office:value="930.2" calcext:value-type="float">
            <text:p>930,2</text:p>
          </table:table-cell>
          <table:table-cell table:formula="of:=IF([.N197]&gt;[.N$177];[.N197];&quot;&quot;)" office:value-type="float" office:value="3577518.075" calcext:value-type="float">
            <text:p>3577518,075</text:p>
          </table:table-cell>
          <table:table-cell table:formula="of:=IF([.O197]&gt;[.O$177];[.O197];&quot;&quot;)" office:value-type="float" office:value="148.6625" calcext:value-type="float">
            <text:p>148,6625</text:p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58752.5625" calcext:value-type="float">
            <text:p>58752,562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961.675" calcext:value-type="float">
            <text:p>961,675</text:p>
          </table:table-cell>
          <table:table-cell table:formula="of:=IF([.D198]&gt;[.D$177];[.D198];&quot;&quot;)" office:value-type="float" office:value="57106.5375" calcext:value-type="float">
            <text:p>57106,5375</text:p>
          </table:table-cell>
          <table:table-cell table:formula="of:=IF([.E198]&gt;[.E$177];[.E198];&quot;&quot;)" office:value-type="float" office:value="7474544.575" calcext:value-type="float">
            <text:p>7474544,575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 office:value-type="float" office:value="229877.75" calcext:value-type="float">
            <text:p>229877,75</text:p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 office:value-type="float" office:value="771.5625" calcext:value-type="float">
            <text:p>771,5625</text:p>
          </table:table-cell>
          <table:table-cell table:formula="of:=IF([.M198]&gt;[.M$177];[.M198];&quot;&quot;)" office:value-type="float" office:value="1150.8" calcext:value-type="float">
            <text:p>1150,8</text:p>
          </table:table-cell>
          <table:table-cell table:formula="of:=IF([.N198]&gt;[.N$177];[.N198];&quot;&quot;)" office:value-type="float" office:value="3232282.275" calcext:value-type="float">
            <text:p>3232282,275</text:p>
          </table:table-cell>
          <table:table-cell table:formula="of:=IF([.O198]&gt;[.O$177];[.O198];&quot;&quot;)" office:value-type="float" office:value="61.1625" calcext:value-type="float">
            <text:p>61,1625</text:p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55128.5625" calcext:value-type="float">
            <text:p>55128,562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1402.475" calcext:value-type="float">
            <text:p>1402,475</text:p>
          </table:table-cell>
          <table:table-cell table:formula="of:=IF([.D199]&gt;[.D$177];[.D199];&quot;&quot;)" office:value-type="float" office:value="60694.6375" calcext:value-type="float">
            <text:p>60694,6375</text:p>
          </table:table-cell>
          <table:table-cell table:formula="of:=IF([.E199]&gt;[.E$177];[.E199];&quot;&quot;)" office:value-type="float" office:value="8478466.175" calcext:value-type="float">
            <text:p>8478466,175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 office:value-type="float" office:value="240677.95" calcext:value-type="float">
            <text:p>240677,95</text:p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 office:value-type="float" office:value="1411.4" calcext:value-type="float">
            <text:p>1411,4</text:p>
          </table:table-cell>
          <table:table-cell table:formula="of:=IF([.N199]&gt;[.N$177];[.N199];&quot;&quot;)" office:value-type="float" office:value="4897785.575" calcext:value-type="float">
            <text:p>4897785,575</text:p>
          </table:table-cell>
          <table:table-cell table:formula="of:=IF([.O199]&gt;[.O$177];[.O199];&quot;&quot;)">
            <text:p/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58788.4625" calcext:value-type="float">
            <text:p>58788,462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1041.675" calcext:value-type="float">
            <text:p>1041,675</text:p>
          </table:table-cell>
          <table:table-cell table:formula="of:=IF([.D200]&gt;[.D$177];[.D200];&quot;&quot;)" office:value-type="float" office:value="60694.6375" calcext:value-type="float">
            <text:p>60694,6375</text:p>
          </table:table-cell>
          <table:table-cell table:formula="of:=IF([.E200]&gt;[.E$177];[.E200];&quot;&quot;)" office:value-type="float" office:value="9190816.975" calcext:value-type="float">
            <text:p>9190816,975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 office:value-type="float" office:value="240677.95" calcext:value-type="float">
            <text:p>240677,95</text:p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 office:value-type="float" office:value="1231" calcext:value-type="float">
            <text:p>1231</text:p>
          </table:table-cell>
          <table:table-cell table:formula="of:=IF([.N200]&gt;[.N$177];[.N200];&quot;&quot;)" office:value-type="float" office:value="4828893.375" calcext:value-type="float">
            <text:p>4828893,375</text:p>
          </table:table-cell>
          <table:table-cell table:formula="of:=IF([.O200]&gt;[.O$177];[.O200];&quot;&quot;)" office:value-type="float" office:value="111.1625" calcext:value-type="float">
            <text:p>111,1625</text:p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55128.5625" calcext:value-type="float">
            <text:p>55128,562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1081.875" calcext:value-type="float">
            <text:p>1081,875</text:p>
          </table:table-cell>
          <table:table-cell table:formula="of:=IF([.D201]&gt;[.D$177];[.D201];&quot;&quot;)" office:value-type="float" office:value="67897.8375" calcext:value-type="float">
            <text:p>67897,8375</text:p>
          </table:table-cell>
          <table:table-cell table:formula="of:=IF([.E201]&gt;[.E$177];[.E201];&quot;&quot;)" office:value-type="float" office:value="10702134.675" calcext:value-type="float">
            <text:p>10702134,675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 office:value-type="float" office:value="240642.05" calcext:value-type="float">
            <text:p>240642,05</text:p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 office:value-type="float" office:value="521.0625" calcext:value-type="float">
            <text:p>521,0625</text:p>
          </table:table-cell>
          <table:table-cell table:formula="of:=IF([.M201]&gt;[.M$177];[.M201];&quot;&quot;)" office:value-type="float" office:value="1391.4" calcext:value-type="float">
            <text:p>1391,4</text:p>
          </table:table-cell>
          <table:table-cell table:formula="of:=IF([.N201]&gt;[.N$177];[.N201];&quot;&quot;)" office:value-type="float" office:value="3496535.975" calcext:value-type="float">
            <text:p>3496535,975</text:p>
          </table:table-cell>
          <table:table-cell table:formula="of:=IF([.O201]&gt;[.O$177];[.O201];&quot;&quot;)" office:value-type="float" office:value="48.6625" calcext:value-type="float">
            <text:p>48,6625</text:p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55164.4625" calcext:value-type="float">
            <text:p>55164,462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881.075" calcext:value-type="float">
            <text:p>881,075</text:p>
          </table:table-cell>
          <table:table-cell table:formula="of:=IF([.D202]&gt;[.D$177];[.D202];&quot;&quot;)" office:value-type="float" office:value="60694.6375" calcext:value-type="float">
            <text:p>60694,6375</text:p>
          </table:table-cell>
          <table:table-cell table:formula="of:=IF([.E202]&gt;[.E$177];[.E202];&quot;&quot;)" office:value-type="float" office:value="9856557.075" calcext:value-type="float">
            <text:p>9856557,075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 office:value-type="float" office:value="237089.85" calcext:value-type="float">
            <text:p>237089,85</text:p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 office:value-type="float" office:value="1552" calcext:value-type="float">
            <text:p>1552</text:p>
          </table:table-cell>
          <table:table-cell table:formula="of:=IF([.N202]&gt;[.N$177];[.N202];&quot;&quot;)" office:value-type="float" office:value="6631746.775" calcext:value-type="float">
            <text:p>6631746,775</text:p>
          </table:table-cell>
          <table:table-cell table:formula="of:=IF([.O202]&gt;[.O$177];[.O202];&quot;&quot;)" office:value-type="float" office:value="61.1625" calcext:value-type="float">
            <text:p>61,1625</text:p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51540.4625" calcext:value-type="float">
            <text:p>51540,462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1442.475" calcext:value-type="float">
            <text:p>1442,475</text:p>
          </table:table-cell>
          <table:table-cell table:formula="of:=IF([.D203]&gt;[.D$177];[.D203];&quot;&quot;)" office:value-type="float" office:value="60694.6375" calcext:value-type="float">
            <text:p>60694,6375</text:p>
          </table:table-cell>
          <table:table-cell table:formula="of:=IF([.E203]&gt;[.E$177];[.E203];&quot;&quot;)" office:value-type="float" office:value="8820342.575" calcext:value-type="float">
            <text:p>8820342,575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 office:value-type="float" office:value="244266.05" calcext:value-type="float">
            <text:p>244266,05</text:p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 office:value-type="float" office:value="1050.6" calcext:value-type="float">
            <text:p>1050,6</text:p>
          </table:table-cell>
          <table:table-cell table:formula="of:=IF([.N203]&gt;[.N$177];[.N203];&quot;&quot;)" office:value-type="float" office:value="3512663.175" calcext:value-type="float">
            <text:p>3512663,175</text:p>
          </table:table-cell>
          <table:table-cell table:formula="of:=IF([.O203]&gt;[.O$177];[.O203];&quot;&quot;)">
            <text:p/>
          </table:table-cell>
          <table:table-cell table:formula="of:=IF([.P203]&gt;[.P$177];[.P203];&quot;&quot;)">
            <text:p/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62376.5625" calcext:value-type="float">
            <text:p>62376,562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1202.075" calcext:value-type="float">
            <text:p>1202,075</text:p>
          </table:table-cell>
          <table:table-cell table:formula="of:=IF([.D204]&gt;[.D$177];[.D204];&quot;&quot;)" office:value-type="float" office:value="60694.6375" calcext:value-type="float">
            <text:p>60694,6375</text:p>
          </table:table-cell>
          <table:table-cell table:formula="of:=IF([.E204]&gt;[.E$177];[.E204];&quot;&quot;)" office:value-type="float" office:value="8557656.175" calcext:value-type="float">
            <text:p>8557656,175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 office:value-type="float" office:value="237053.95" calcext:value-type="float">
            <text:p>237053,95</text:p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 office:value-type="float" office:value="829.8" calcext:value-type="float">
            <text:p>829,8</text:p>
          </table:table-cell>
          <table:table-cell table:formula="of:=IF([.N204]&gt;[.N$177];[.N204];&quot;&quot;)" office:value-type="float" office:value="3456787.375" calcext:value-type="float">
            <text:p>3456787,375</text:p>
          </table:table-cell>
          <table:table-cell table:formula="of:=IF([.O204]&gt;[.O$177];[.O204];&quot;&quot;)" office:value-type="float" office:value="61.1625" calcext:value-type="float">
            <text:p>61,1625</text:p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55164.4625" calcext:value-type="float">
            <text:p>55164,4625</text:p>
          </table:table-cell>
          <table:table-cell table:formula="of:=IF([.T204]&gt;[.T$177];[.T204];&quot;&quot;)">
            <text:p/>
          </table:table-cell>
          <table:table-cell table:formula="of:=IF([.U204]&gt;[.U$177];[.U204];&quot;&quot;)" office:value-type="float" office:value="66.7" calcext:value-type="float">
            <text:p>66,7</text:p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1322.275" calcext:value-type="float">
            <text:p>1322,275</text:p>
          </table:table-cell>
          <table:table-cell table:formula="of:=IF([.D205]&gt;[.D$177];[.D205];&quot;&quot;)" office:value-type="float" office:value="57034.7375" calcext:value-type="float">
            <text:p>57034,7375</text:p>
          </table:table-cell>
          <table:table-cell table:formula="of:=IF([.E205]&gt;[.E$177];[.E205];&quot;&quot;)" office:value-type="float" office:value="9194476.875" calcext:value-type="float">
            <text:p>9194476,875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 office:value-type="float" office:value="237089.85" calcext:value-type="float">
            <text:p>237089,85</text:p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 office:value-type="float" office:value="890" calcext:value-type="float">
            <text:p>890</text:p>
          </table:table-cell>
          <table:table-cell table:formula="of:=IF([.N205]&gt;[.N$177];[.N205];&quot;&quot;)" office:value-type="float" office:value="3534543.775" calcext:value-type="float">
            <text:p>3534543,775</text:p>
          </table:table-cell>
          <table:table-cell table:formula="of:=IF([.O205]&gt;[.O$177];[.O205];&quot;&quot;)">
            <text:p/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51540.4625" calcext:value-type="float">
            <text:p>51540,4625</text:p>
          </table:table-cell>
          <table:table-cell table:formula="of:=IF([.T205]&gt;[.T$177];[.T205];&quot;&quot;)">
            <text:p/>
          </table:table-cell>
          <table:table-cell table:formula="of:=IF([.U205]&gt;[.U$177];[.U205];&quot;&quot;)" office:value-type="float" office:value="20" calcext:value-type="float">
            <text:p>20</text:p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1402.475" calcext:value-type="float">
            <text:p>1402,475</text:p>
          </table:table-cell>
          <table:table-cell table:formula="of:=IF([.D206]&gt;[.D$177];[.D206];&quot;&quot;)" office:value-type="float" office:value="57070.6375" calcext:value-type="float">
            <text:p>57070,6375</text:p>
          </table:table-cell>
          <table:table-cell table:formula="of:=IF([.E206]&gt;[.E$177];[.E206];&quot;&quot;)" office:value-type="float" office:value="9673024.975" calcext:value-type="float">
            <text:p>9673024,975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 office:value-type="float" office:value="233501.75" calcext:value-type="float">
            <text:p>233501,75</text:p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 office:value-type="float" office:value="470.8625" calcext:value-type="float">
            <text:p>470,8625</text:p>
          </table:table-cell>
          <table:table-cell table:formula="of:=IF([.M206]&gt;[.M$177];[.M206];&quot;&quot;)" office:value-type="float" office:value="1171" calcext:value-type="float">
            <text:p>1171</text:p>
          </table:table-cell>
          <table:table-cell table:formula="of:=IF([.N206]&gt;[.N$177];[.N206];&quot;&quot;)" office:value-type="float" office:value="3402901.275" calcext:value-type="float">
            <text:p>3402901,275</text:p>
          </table:table-cell>
          <table:table-cell table:formula="of:=IF([.O206]&gt;[.O$177];[.O206];&quot;&quot;)" office:value-type="float" office:value="148.6625" calcext:value-type="float">
            <text:p>148,6625</text:p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62340.6625" calcext:value-type="float">
            <text:p>62340,662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1182.075" calcext:value-type="float">
            <text:p>1182,075</text:p>
          </table:table-cell>
          <table:table-cell table:formula="of:=IF([.D207]&gt;[.D$177];[.D207];&quot;&quot;)" office:value-type="float" office:value="57106.5375" calcext:value-type="float">
            <text:p>57106,5375</text:p>
          </table:table-cell>
          <table:table-cell table:formula="of:=IF([.E207]&gt;[.E$177];[.E207];&quot;&quot;)" office:value-type="float" office:value="9550741.475" calcext:value-type="float">
            <text:p>9550741,475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 office:value-type="float" office:value="226253.65" calcext:value-type="float">
            <text:p>226253,65</text:p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 office:value-type="float" office:value="851.8625" calcext:value-type="float">
            <text:p>851,8625</text:p>
          </table:table-cell>
          <table:table-cell table:formula="of:=IF([.M207]&gt;[.M$177];[.M207];&quot;&quot;)" office:value-type="float" office:value="1391.5" calcext:value-type="float">
            <text:p>1391,5</text:p>
          </table:table-cell>
          <table:table-cell table:formula="of:=IF([.N207]&gt;[.N$177];[.N207];&quot;&quot;)" office:value-type="float" office:value="3858540.675" calcext:value-type="float">
            <text:p>3858540,675</text:p>
          </table:table-cell>
          <table:table-cell table:formula="of:=IF([.O207]&gt;[.O$177];[.O207];&quot;&quot;)">
            <text:p/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58752.5625" calcext:value-type="float">
            <text:p>58752,562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1141.875" calcext:value-type="float">
            <text:p>1141,875</text:p>
          </table:table-cell>
          <table:table-cell table:formula="of:=IF([.D208]&gt;[.D$177];[.D208];&quot;&quot;)" office:value-type="float" office:value="57070.6375" calcext:value-type="float">
            <text:p>57070,6375</text:p>
          </table:table-cell>
          <table:table-cell table:formula="of:=IF([.E208]&gt;[.E$177];[.E208];&quot;&quot;)" office:value-type="float" office:value="9449950.575" calcext:value-type="float">
            <text:p>9449950,575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 office:value-type="float" office:value="240677.95" calcext:value-type="float">
            <text:p>240677,95</text:p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 office:value-type="float" office:value="1271.2" calcext:value-type="float">
            <text:p>1271,2</text:p>
          </table:table-cell>
          <table:table-cell table:formula="of:=IF([.N208]&gt;[.N$177];[.N208];&quot;&quot;)" office:value-type="float" office:value="4485114.975" calcext:value-type="float">
            <text:p>4485114,975</text:p>
          </table:table-cell>
          <table:table-cell table:formula="of:=IF([.O208]&gt;[.O$177];[.O208];&quot;&quot;)" office:value-type="float" office:value="48.6625" calcext:value-type="float">
            <text:p>48,6625</text:p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>
            <text:p/>
          </table:table-cell>
          <table:table-cell table:formula="of:=IF([.S208]&gt;[.S$177];[.S208];&quot;&quot;)" office:value-type="float" office:value="69552.7625" calcext:value-type="float">
            <text:p>69552,762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840.875" calcext:value-type="float">
            <text:p>840,875</text:p>
          </table:table-cell>
          <table:table-cell table:formula="of:=IF([.D209]&gt;[.D$177];[.D209];&quot;&quot;)" office:value-type="float" office:value="60694.6375" calcext:value-type="float">
            <text:p>60694,6375</text:p>
          </table:table-cell>
          <table:table-cell table:formula="of:=IF([.E209]&gt;[.E$177];[.E209];&quot;&quot;)" office:value-type="float" office:value="11054668.475" calcext:value-type="float">
            <text:p>11054668,475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 office:value-type="float" office:value="233501.75" calcext:value-type="float">
            <text:p>233501,75</text:p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 office:value-type="float" office:value="1251.2" calcext:value-type="float">
            <text:p>1251,2</text:p>
          </table:table-cell>
          <table:table-cell table:formula="of:=IF([.N209]&gt;[.N$177];[.N209];&quot;&quot;)" office:value-type="float" office:value="4448648.275" calcext:value-type="float">
            <text:p>4448648,275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58752.5625" calcext:value-type="float">
            <text:p>58752,5625</text:p>
          </table:table-cell>
          <table:table-cell table:formula="of:=IF([.T209]&gt;[.T$177];[.T209];&quot;&quot;)">
            <text:p/>
          </table:table-cell>
          <table:table-cell table:formula="of:=IF([.U209]&gt;[.U$177];[.U209];&quot;&quot;)" office:value-type="float" office:value="20" calcext:value-type="float">
            <text:p>20</text:p>
          </table:table-cell>
          <table:table-cell table:formula="of:=IF([.V209]&gt;[.V$177];[.V209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820.875" calcext:value-type="float">
            <text:p>820,875</text:p>
          </table:table-cell>
          <table:table-cell table:formula="of:=IF([.D210]&gt;[.D$177];[.D210];&quot;&quot;)" office:value-type="float" office:value="60658.7375" calcext:value-type="float">
            <text:p>60658,7375</text:p>
          </table:table-cell>
          <table:table-cell table:formula="of:=IF([.E210]&gt;[.E$177];[.E210];&quot;&quot;)" office:value-type="float" office:value="9136994.475" calcext:value-type="float">
            <text:p>9136994,475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 office:value-type="float" office:value="233465.85" calcext:value-type="float">
            <text:p>233465,85</text:p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>
            <text:p/>
          </table:table-cell>
          <table:table-cell table:formula="of:=IF([.M210]&gt;[.M$177];[.M210];&quot;&quot;)" office:value-type="float" office:value="1130.8" calcext:value-type="float">
            <text:p>1130,8</text:p>
          </table:table-cell>
          <table:table-cell table:formula="of:=IF([.N210]&gt;[.N$177];[.N210];&quot;&quot;)" office:value-type="float" office:value="3810986.975" calcext:value-type="float">
            <text:p>3810986,975</text:p>
          </table:table-cell>
          <table:table-cell table:formula="of:=IF([.O210]&gt;[.O$177];[.O210];&quot;&quot;)" office:value-type="float" office:value="136.1625" calcext:value-type="float">
            <text:p>136,1625</text:p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62376.5625" calcext:value-type="float">
            <text:p>62376,562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1222.275" calcext:value-type="float">
            <text:p>1222,275</text:p>
          </table:table-cell>
          <table:table-cell table:formula="of:=IF([.D211]&gt;[.D$177];[.D211];&quot;&quot;)" office:value-type="float" office:value="60658.7375" calcext:value-type="float">
            <text:p>60658,7375</text:p>
          </table:table-cell>
          <table:table-cell table:formula="of:=IF([.E211]&gt;[.E$177];[.E211];&quot;&quot;)" office:value-type="float" office:value="10525742.675" calcext:value-type="float">
            <text:p>10525742,675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 office:value-type="float" office:value="233465.85" calcext:value-type="float">
            <text:p>233465,85</text:p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 office:value-type="float" office:value="771.7625" calcext:value-type="float">
            <text:p>771,7625</text:p>
          </table:table-cell>
          <table:table-cell table:formula="of:=IF([.M211]&gt;[.M$177];[.M211];&quot;&quot;)" office:value-type="float" office:value="930.2" calcext:value-type="float">
            <text:p>930,2</text:p>
          </table:table-cell>
          <table:table-cell table:formula="of:=IF([.N211]&gt;[.N$177];[.N211];&quot;&quot;)" office:value-type="float" office:value="3643718.775" calcext:value-type="float">
            <text:p>3643718,775</text:p>
          </table:table-cell>
          <table:table-cell table:formula="of:=IF([.O211]&gt;[.O$177];[.O211];&quot;&quot;)" office:value-type="float" office:value="148.6625" calcext:value-type="float">
            <text:p>148,6625</text:p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58752.5625" calcext:value-type="float">
            <text:p>58752,562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2]&gt;[.B$177];[.B212];&quot;&quot;)">
            <text:p/>
          </table:table-cell>
          <table:table-cell table:formula="of:=IF([.C212]&gt;[.C$177];[.C212];&quot;&quot;)" office:value-type="float" office:value="1482.875" calcext:value-type="float">
            <text:p>1482,875</text:p>
          </table:table-cell>
          <table:table-cell table:formula="of:=IF([.D212]&gt;[.D$177];[.D212];&quot;&quot;)" office:value-type="float" office:value="57106.5375" calcext:value-type="float">
            <text:p>57106,5375</text:p>
          </table:table-cell>
          <table:table-cell table:formula="of:=IF([.E212]&gt;[.E$177];[.E212];&quot;&quot;)" office:value-type="float" office:value="8877824.775" calcext:value-type="float">
            <text:p>8877824,775</text:p>
          </table:table-cell>
          <table:table-cell table:formula="of:=IF([.F212]&gt;[.F$177];[.F212];&quot;&quot;)">
            <text:p/>
          </table:table-cell>
          <table:table-cell table:formula="of:=IF([.G212]&gt;[.G$177];[.G212];&quot;&quot;)">
            <text:p/>
          </table:table-cell>
          <table:table-cell table:formula="of:=IF([.H212]&gt;[.H$177];[.H212];&quot;&quot;)" office:value-type="float" office:value="2247.575" calcext:value-type="float">
            <text:p>2247,575</text:p>
          </table:table-cell>
          <table:table-cell table:formula="of:=IF([.I212]&gt;[.I$177];[.I212];&quot;&quot;)" office:value-type="float" office:value="233465.85" calcext:value-type="float">
            <text:p>233465,85</text:p>
          </table:table-cell>
          <table:table-cell table:formula="of:=IF([.J212]&gt;[.J$177];[.J212];&quot;&quot;)">
            <text:p/>
          </table:table-cell>
          <table:table-cell table:formula="of:=IF([.K212]&gt;[.K$177];[.K212];&quot;&quot;)">
            <text:p/>
          </table:table-cell>
          <table:table-cell table:formula="of:=IF([.L212]&gt;[.L$177];[.L212];&quot;&quot;)">
            <text:p/>
          </table:table-cell>
          <table:table-cell table:formula="of:=IF([.M212]&gt;[.M$177];[.M212];&quot;&quot;)" office:value-type="float" office:value="1050.4" calcext:value-type="float">
            <text:p>1050,4</text:p>
          </table:table-cell>
          <table:table-cell table:formula="of:=IF([.N212]&gt;[.N$177];[.N212];&quot;&quot;)" office:value-type="float" office:value="3800723.575" calcext:value-type="float">
            <text:p>3800723,575</text:p>
          </table:table-cell>
          <table:table-cell table:formula="of:=IF([.O212]&gt;[.O$177];[.O212];&quot;&quot;)" office:value-type="float" office:value="86.1625" calcext:value-type="float">
            <text:p>86,1625</text:p>
          </table:table-cell>
          <table:table-cell table:formula="of:=IF([.P212]&gt;[.P$177];[.P212];&quot;&quot;)">
            <text:p/>
          </table:table-cell>
          <table:table-cell table:formula="of:=IF([.Q212]&gt;[.Q$177];[.Q212];&quot;&quot;)">
            <text:p/>
          </table:table-cell>
          <table:table-cell table:formula="of:=IF([.R212]&gt;[.R$177];[.R212];&quot;&quot;)">
            <text:p/>
          </table:table-cell>
          <table:table-cell table:formula="of:=IF([.S212]&gt;[.S$177];[.S212];&quot;&quot;)" office:value-type="float" office:value="58788.4625" calcext:value-type="float">
            <text:p>58788,4625</text:p>
          </table:table-cell>
          <table:table-cell table:formula="of:=IF([.T212]&gt;[.T$177];[.T212];&quot;&quot;)">
            <text:p/>
          </table:table-cell>
          <table:table-cell table:formula="of:=IF([.U212]&gt;[.U$177];[.U212];&quot;&quot;)">
            <text:p/>
          </table:table-cell>
          <table:table-cell table:formula="of:=IF([.V212]&gt;[.V$177];[.V212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2" table:number-rows-repeated="86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293316410817352" calcext:value-type="float">
            <text:p>0,0002933164</text:p>
          </table:table-cell>
          <table:table-cell table:formula="of:=IFERROR([.D302]/[.$E302];&quot;&quot; )" office:value-type="float" office:value="0.00707173185099586" calcext:value-type="float">
            <text:p>0,0070717319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 office:value-type="float" office:value="0.0280558517944076" calcext:value-type="float">
            <text:p>0,0280558518</text:p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 office:value-type="float" office:value="0.0000826902501227359" calcext:value-type="float">
            <text:p>8,26902501227359E-005</text:p>
          </table:table-cell>
          <table:table-cell table:formula="of:=IFERROR([.M302]/[.$E302];&quot;&quot; )" office:value-type="float" office:value="0.000100108928690323" calcext:value-type="float">
            <text:p>0,0001001089</text:p>
          </table:table-cell>
          <table:table-cell table:formula="of:=IFERROR([.N302]/[.$E302];&quot;&quot; )" office:value-type="float" office:value="0.36662459240574" calcext:value-type="float">
            <text:p>0,3666245924</text:p>
          </table:table-cell>
          <table:table-cell table:formula="of:=IFERROR([.O302]/[.$E302];&quot;&quot; )" office:value-type="float" office:value="0.0000108538430515483" calcext:value-type="float">
            <text:p>1,08538430515483E-005</text:p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0606863213478294" calcext:value-type="float">
            <text:p>0,0060686321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245610054097432" calcext:value-type="float">
            <text:p>0,0002456101</text:p>
          </table:table-cell>
          <table:table-cell table:formula="of:=IFERROR([.D303]/[.$E303];&quot;&quot; )" office:value-type="float" office:value="0.00751711864572255" calcext:value-type="float">
            <text:p>0,0075171186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 office:value-type="float" office:value="0.0320202345229283" calcext:value-type="float">
            <text:p>0,0320202345</text:p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 office:value-type="float" office:value="0.0000582577727818132" calcext:value-type="float">
            <text:p>5,82577727818132E-005</text:p>
          </table:table-cell>
          <table:table-cell table:formula="of:=IFERROR([.M303]/[.$E303];&quot;&quot; )" office:value-type="float" office:value="0.000117638833031812" calcext:value-type="float">
            <text:p>0,0001176388</text:p>
          </table:table-cell>
          <table:table-cell table:formula="of:=IFERROR([.N303]/[.$E303];&quot;&quot; )" office:value-type="float" office:value="0.42691691675414" calcext:value-type="float">
            <text:p>0,4269169168</text:p>
          </table:table-cell>
          <table:table-cell table:formula="of:=IFERROR([.O303]/[.$E303];&quot;&quot; )" office:value-type="float" office:value="0.0000230428653769831" calcext:value-type="float">
            <text:p>2,30428653769831E-005</text:p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0637514375874793" calcext:value-type="float">
            <text:p>0,0063751438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181130276390525" calcext:value-type="float">
            <text:p>0,0001811303</text:p>
          </table:table-cell>
          <table:table-cell table:formula="of:=IFERROR([.D304]/[.$E304];&quot;&quot; )" office:value-type="float" office:value="0.00745329084492875" calcext:value-type="float">
            <text:p>0,0074532908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 office:value-type="float" office:value="0.0295614356638964" calcext:value-type="float">
            <text:p>0,0295614357</text:p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 office:value-type="float" office:value="0.000103349680039246" calcext:value-type="float">
            <text:p>0,0001033497</text:p>
          </table:table-cell>
          <table:table-cell table:formula="of:=IFERROR([.M304]/[.$E304];&quot;&quot; )" office:value-type="float" office:value="0.000114745101599026" calcext:value-type="float">
            <text:p>0,0001147451</text:p>
          </table:table-cell>
          <table:table-cell table:formula="of:=IFERROR([.N304]/[.$E304];&quot;&quot; )" office:value-type="float" office:value="0.45384292391586" calcext:value-type="float">
            <text:p>0,4538429239</text:p>
          </table:table-cell>
          <table:table-cell table:formula="of:=IFERROR([.O304]/[.$E304];&quot;&quot; )" office:value-type="float" office:value="0.00000708755531867345" calcext:value-type="float">
            <text:p>7,08755531867345E-006</text:p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076440334281034" calcext:value-type="float">
            <text:p>0,0076440334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158009936627562" calcext:value-type="float">
            <text:p>0,0001580099</text:p>
          </table:table-cell>
          <table:table-cell table:formula="of:=IFERROR([.D305]/[.$E305];&quot;&quot; )" office:value-type="float" office:value="0.00619011717546788" calcext:value-type="float">
            <text:p>0,0061901172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 office:value-type="float" office:value="0.0214671884536803" calcext:value-type="float">
            <text:p>0,0214671885</text:p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 office:value-type="float" office:value="0.0000857584459308342" calcext:value-type="float">
            <text:p>8,57584459308342E-005</text:p>
          </table:table-cell>
          <table:table-cell table:formula="of:=IFERROR([.N305]/[.$E305];&quot;&quot; )" office:value-type="float" office:value="0.37643838542929" calcext:value-type="float">
            <text:p>0,3764383854</text:p>
          </table:table-cell>
          <table:table-cell table:formula="of:=IFERROR([.O305]/[.$E305];&quot;&quot; )">
            <text:p/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 office:value-type="float" office:value="0.0063420244024835" calcext:value-type="float">
            <text:p>0,0063420244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174807962855629" calcext:value-type="float">
            <text:p>0,000174808</text:p>
          </table:table-cell>
          <table:table-cell table:formula="of:=IFERROR([.D306]/[.$E306];&quot;&quot; )" office:value-type="float" office:value="0.00519165651428401" calcext:value-type="float">
            <text:p>0,0051916565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 office:value-type="float" office:value="0.0206141980878184" calcext:value-type="float">
            <text:p>0,0206141981</text:p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 office:value-type="float" office:value="0.000091643616194428" calcext:value-type="float">
            <text:p>9,1643616194428E-005</text:p>
          </table:table-cell>
          <table:table-cell table:formula="of:=IFERROR([.M306]/[.$E306];&quot;&quot; )" office:value-type="float" office:value="0.0000803484412963657" calcext:value-type="float">
            <text:p>8,03484412963657E-005</text:p>
          </table:table-cell>
          <table:table-cell table:formula="of:=IFERROR([.N306]/[.$E306];&quot;&quot; )" office:value-type="float" office:value="0.389304450970329" calcext:value-type="float">
            <text:p>0,389304451</text:p>
          </table:table-cell>
          <table:table-cell table:formula="of:=IFERROR([.O306]/[.$E306];&quot;&quot; )" office:value-type="float" office:value="0.00000467851441430785" calcext:value-type="float">
            <text:p>4,67851441430785E-006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0807047943593268" calcext:value-type="float">
            <text:p>0,0080704794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178997673476715" calcext:value-type="float">
            <text:p>0,0001789977</text:p>
          </table:table-cell>
          <table:table-cell table:formula="of:=IFERROR([.D307]/[.$E307];&quot;&quot; )" office:value-type="float" office:value="0.00526996649398279" calcext:value-type="float">
            <text:p>0,0052699665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 office:value-type="float" office:value="0.0206437383415344" calcext:value-type="float">
            <text:p>0,0206437383</text:p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 office:value-type="float" office:value="0.0000940305094100712" calcext:value-type="float">
            <text:p>9,40305094100712E-005</text:p>
          </table:table-cell>
          <table:table-cell table:formula="of:=IFERROR([.N307]/[.$E307];&quot;&quot; )" office:value-type="float" office:value="0.303104992438279" calcext:value-type="float">
            <text:p>0,3031049924</text:p>
          </table:table-cell>
          <table:table-cell table:formula="of:=IFERROR([.O307]/[.$E307];&quot;&quot; )" office:value-type="float" office:value="0.0000134843710490722" calcext:value-type="float">
            <text:p>1,34843710490722E-005</text:p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0596335608918896" calcext:value-type="float">
            <text:p>0,0059633561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125394486611021" calcext:value-type="float">
            <text:p>0,0001253945</text:p>
          </table:table-cell>
          <table:table-cell table:formula="of:=IFERROR([.D308]/[.$E308];&quot;&quot; )" office:value-type="float" office:value="0.0064922843402893" calcext:value-type="float">
            <text:p>0,0064922843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 office:value-type="float" office:value="0.0239280822357085" calcext:value-type="float">
            <text:p>0,0239280822</text:p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 office:value-type="float" office:value="0.000114162455460397" calcext:value-type="float">
            <text:p>0,0001141625</text:p>
          </table:table-cell>
          <table:table-cell table:formula="of:=IFERROR([.N308]/[.$E308];&quot;&quot; )" office:value-type="float" office:value="0.312294957549067" calcext:value-type="float">
            <text:p>0,3122949575</text:p>
          </table:table-cell>
          <table:table-cell table:formula="of:=IFERROR([.O308]/[.$E308];&quot;&quot; )" office:value-type="float" office:value="0.00000869719060000574" calcext:value-type="float">
            <text:p>8,69719060000574E-006</text:p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0556826745636871" calcext:value-type="float">
            <text:p>0,0055682675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118195797864937" calcext:value-type="float">
            <text:p>0,0001181958</text:p>
          </table:table-cell>
          <table:table-cell table:formula="of:=IFERROR([.D309]/[.$E309];&quot;&quot; )" office:value-type="float" office:value="0.00648378428229517" calcext:value-type="float">
            <text:p>0,0064837843</text:p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 office:value-type="float" office:value="0.0277161501150231" calcext:value-type="float">
            <text:p>0,0277161501</text:p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 office:value-type="float" office:value="0.0000600240737951395" calcext:value-type="float">
            <text:p>6,00240737951395E-005</text:p>
          </table:table-cell>
          <table:table-cell table:formula="of:=IFERROR([.N309]/[.$E309];&quot;&quot; )" office:value-type="float" office:value="0.308630849373294" calcext:value-type="float">
            <text:p>0,3086308494</text:p>
          </table:table-cell>
          <table:table-cell table:formula="of:=IFERROR([.O309]/[.$E309];&quot;&quot; )" office:value-type="float" office:value="0.0000126132818586998" calcext:value-type="float">
            <text:p>1,26132818586998E-005</text:p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0421553523845299" calcext:value-type="float">
            <text:p>0,0042155352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0874736718659956" calcext:value-type="float">
            <text:p>8,74736718659956E-005</text:p>
          </table:table-cell>
          <table:table-cell table:formula="of:=IFERROR([.D310]/[.$E310];&quot;&quot; )" office:value-type="float" office:value="0.00680478189966445" calcext:value-type="float">
            <text:p>0,0068047819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 office:value-type="float" office:value="0.0265616030189748" calcext:value-type="float">
            <text:p>0,026561603</text:p>
          </table:table-cell>
          <table:table-cell table:formula="of:=IFERROR([.J310]/[.$E310];&quot;&quot; )">
            <text:p/>
          </table:table-cell>
          <table:table-cell table:formula="of:=IFERROR([.K310]/[.$E310];&quot;&quot; )" office:value-type="float" office:value="0.0000726216076832849" calcext:value-type="float">
            <text:p>7,26216076832849E-005</text:p>
          </table:table-cell>
          <table:table-cell table:formula="of:=IFERROR([.L310]/[.$E310];&quot;&quot; )" office:value-type="float" office:value="0.0000724129168531053" calcext:value-type="float">
            <text:p>7,24129168531053E-005</text:p>
          </table:table-cell>
          <table:table-cell table:formula="of:=IFERROR([.M310]/[.$E310];&quot;&quot; )" office:value-type="float" office:value="0.0000772688303311757" calcext:value-type="float">
            <text:p>7,72688303311757E-005</text:p>
          </table:table-cell>
          <table:table-cell table:formula="of:=IFERROR([.N310]/[.$E310];&quot;&quot; )" office:value-type="float" office:value="0.291792277887443" calcext:value-type="float">
            <text:p>0,2917922779</text:p>
          </table:table-cell>
          <table:table-cell table:formula="of:=IFERROR([.O310]/[.$E310];&quot;&quot; )" office:value-type="float" office:value="0.0000096544019626014" calcext:value-type="float">
            <text:p>9,6544019626014E-006</text:p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0416284282738651" calcext:value-type="float">
            <text:p>0,0041628428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131816491794676" calcext:value-type="float">
            <text:p>0,0001318165</text:p>
          </table:table-cell>
          <table:table-cell table:formula="of:=IFERROR([.D311]/[.$E311];&quot;&quot; )" office:value-type="float" office:value="0.00766966395658688" calcext:value-type="float">
            <text:p>0,007669664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 office:value-type="float" office:value="0.0323193059520406" calcext:value-type="float">
            <text:p>0,032319306</text:p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 office:value-type="float" office:value="0.0000969090780311225" calcext:value-type="float">
            <text:p>9,69090780311225E-005</text:p>
          </table:table-cell>
          <table:table-cell table:formula="of:=IFERROR([.M311]/[.$E311];&quot;&quot; )">
            <text:p/>
          </table:table-cell>
          <table:table-cell table:formula="of:=IFERROR([.N311]/[.$E311];&quot;&quot; )" office:value-type="float" office:value="0.352167475406289" calcext:value-type="float">
            <text:p>0,3521674754</text:p>
          </table:table-cell>
          <table:table-cell table:formula="of:=IFERROR([.O311]/[.$E311];&quot;&quot; )" office:value-type="float" office:value="0.00000653559187137566" calcext:value-type="float">
            <text:p>6,53559187137566E-006</text:p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0547158643459591" calcext:value-type="float">
            <text:p>0,0054715864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0947637605806018" calcext:value-type="float">
            <text:p>9,47637605806018E-005</text:p>
          </table:table-cell>
          <table:table-cell table:formula="of:=IFERROR([.D312]/[.$E312];&quot;&quot; )" office:value-type="float" office:value="0.00820621732049191" calcext:value-type="float">
            <text:p>0,0082062173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 office:value-type="float" office:value="0.0320698436953295" calcext:value-type="float">
            <text:p>0,0320698437</text:p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 office:value-type="float" office:value="0.000181457770893695" calcext:value-type="float">
            <text:p>0,0001814578</text:p>
          </table:table-cell>
          <table:table-cell table:formula="of:=IFERROR([.N312]/[.$E312];&quot;&quot; )" office:value-type="float" office:value="0.389804771535105" calcext:value-type="float">
            <text:p>0,3898047715</text:p>
          </table:table-cell>
          <table:table-cell table:formula="of:=IFERROR([.O312]/[.$E312];&quot;&quot; )" office:value-type="float" office:value="0.00000827436883045228" calcext:value-type="float">
            <text:p>8,27436883045228E-006</text:p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0697265148444054" calcext:value-type="float">
            <text:p>0,0069726515</text:p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0884563388435647" calcext:value-type="float">
            <text:p>8,84563388435647E-005</text:p>
          </table:table-cell>
          <table:table-cell table:formula="of:=IFERROR([.D313]/[.$E313];&quot;&quot; )" office:value-type="float" office:value="0.00901599255951584" calcext:value-type="float">
            <text:p>0,0090159926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 office:value-type="float" office:value="0.0362931491617443" calcext:value-type="float">
            <text:p>0,0362931492</text:p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 office:value-type="float" office:value="0.000181688554265627" calcext:value-type="float">
            <text:p>0,0001816886</text:p>
          </table:table-cell>
          <table:table-cell table:formula="of:=IFERROR([.N313]/[.$E313];&quot;&quot; )" office:value-type="float" office:value="0.380521759464034" calcext:value-type="float">
            <text:p>0,3805217595</text:p>
          </table:table-cell>
          <table:table-cell table:formula="of:=IFERROR([.O313]/[.$E313];&quot;&quot; )" office:value-type="float" office:value="0.0000234708678297826" calcext:value-type="float">
            <text:p>2,34708678297826E-005</text:p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058655757069962" calcext:value-type="float">
            <text:p>0,0058655757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184921926539594" calcext:value-type="float">
            <text:p>0,0001849219</text:p>
          </table:table-cell>
          <table:table-cell table:formula="of:=IFERROR([.D314]/[.$E314];&quot;&quot; )" office:value-type="float" office:value="0.00933854959718965" calcext:value-type="float">
            <text:p>0,0093385496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 office:value-type="float" office:value="0.0353637422372747" calcext:value-type="float">
            <text:p>0,0353637422</text:p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109933825491453" calcext:value-type="float">
            <text:p>0,0001099338</text:p>
          </table:table-cell>
          <table:table-cell table:formula="of:=IFERROR([.N314]/[.$E314];&quot;&quot; )" office:value-type="float" office:value="0.323782653380121" calcext:value-type="float">
            <text:p>0,3237826534</text:p>
          </table:table-cell>
          <table:table-cell table:formula="of:=IFERROR([.O314]/[.$E314];&quot;&quot; )" office:value-type="float" office:value="0.000287883916527085" calcext:value-type="float">
            <text:p>0,0002878839</text:p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0461210670909482" calcext:value-type="float">
            <text:p>0,0046121067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128849699696344" calcext:value-type="float">
            <text:p>0,0001288497</text:p>
          </table:table-cell>
          <table:table-cell table:formula="of:=IFERROR([.D315]/[.$E315];&quot;&quot; )" office:value-type="float" office:value="0.0105015309631042" calcext:value-type="float">
            <text:p>0,010501531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 office:value-type="float" office:value="0.042273063908904" calcext:value-type="float">
            <text:p>0,0422730639</text:p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 office:value-type="float" office:value="0.000126776298527362" calcext:value-type="float">
            <text:p>0,0001267763</text:p>
          </table:table-cell>
          <table:table-cell table:formula="of:=IFERROR([.N315]/[.$E315];&quot;&quot; )" office:value-type="float" office:value="0.394238259052112" calcext:value-type="float">
            <text:p>0,3942382591</text:p>
          </table:table-cell>
          <table:table-cell table:formula="of:=IFERROR([.O315]/[.$E315];&quot;&quot; )">
            <text:p/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0683202925211376" calcext:value-type="float">
            <text:p>0,0068320293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0928995334452156" calcext:value-type="float">
            <text:p>9,28995334452156E-005</text:p>
          </table:table-cell>
          <table:table-cell table:formula="of:=IFERROR([.D316]/[.$E316];&quot;&quot; )" office:value-type="float" office:value="0.00828369413652108" calcext:value-type="float">
            <text:p>0,0082836941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 office:value-type="float" office:value="0.0318637654392929" calcext:value-type="float">
            <text:p>0,0318637654</text:p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 office:value-type="float" office:value="0.000113252334598509" calcext:value-type="float">
            <text:p>0,0001132523</text:p>
          </table:table-cell>
          <table:table-cell table:formula="of:=IFERROR([.N316]/[.$E316];&quot;&quot; )" office:value-type="float" office:value="0.342719999731404" calcext:value-type="float">
            <text:p>0,3427199997</text:p>
          </table:table-cell>
          <table:table-cell table:formula="of:=IFERROR([.O316]/[.$E316];&quot;&quot; )" office:value-type="float" office:value="0.000011759585779518" calcext:value-type="float">
            <text:p>1,1759585779518E-005</text:p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0654459589950051" calcext:value-type="float">
            <text:p>0,0065445959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10885352414519" calcext:value-type="float">
            <text:p>0,0001088535</text:p>
          </table:table-cell>
          <table:table-cell table:formula="of:=IFERROR([.D317]/[.$E317];&quot;&quot; )" office:value-type="float" office:value="0.00757086485230272" calcext:value-type="float">
            <text:p>0,0075708649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 office:value-type="float" office:value="0.0323881840429218" calcext:value-type="float">
            <text:p>0,032388184</text:p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 office:value-type="float" office:value="0.000134602786669441" calcext:value-type="float">
            <text:p>0,0001346028</text:p>
          </table:table-cell>
          <table:table-cell table:formula="of:=IFERROR([.N317]/[.$E317];&quot;&quot; )" office:value-type="float" office:value="0.414727634897027" calcext:value-type="float">
            <text:p>0,4147276349</text:p>
          </table:table-cell>
          <table:table-cell table:formula="of:=IFERROR([.O317]/[.$E317];&quot;&quot; )" office:value-type="float" office:value="0.0000279947413967162" calcext:value-type="float">
            <text:p>2,79947413967162E-005</text:p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0731339542757993" calcext:value-type="float">
            <text:p>0,0073133954</text:p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128404089677954" calcext:value-type="float">
            <text:p>0,0001284041</text:p>
          </table:table-cell>
          <table:table-cell table:formula="of:=IFERROR([.D318]/[.$E318];&quot;&quot; )" office:value-type="float" office:value="0.00718166018466429" calcext:value-type="float">
            <text:p>0,0071816602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 office:value-type="float" office:value="0.0297929347926819" calcext:value-type="float">
            <text:p>0,0297929348</text:p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 office:value-type="float" office:value="0.000144607380608759" calcext:value-type="float">
            <text:p>0,0001446074</text:p>
          </table:table-cell>
          <table:table-cell table:formula="of:=IFERROR([.N318]/[.$E318];&quot;&quot; )" office:value-type="float" office:value="0.433855167382022" calcext:value-type="float">
            <text:p>0,4338551674</text:p>
          </table:table-cell>
          <table:table-cell table:formula="of:=IFERROR([.O318]/[.$E318];&quot;&quot; )" office:value-type="float" office:value="0.0000123999006512356" calcext:value-type="float">
            <text:p>1,23999006512356E-005</text:p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0738853256747894" calcext:value-type="float">
            <text:p>0,0073885326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109272252085142" calcext:value-type="float">
            <text:p>0,0001092723</text:p>
          </table:table-cell>
          <table:table-cell table:formula="of:=IFERROR([.D319]/[.$E319];&quot;&quot; )" office:value-type="float" office:value="0.00661071800738022" calcext:value-type="float">
            <text:p>0,006610718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 office:value-type="float" office:value="0.0241413634196089" calcext:value-type="float">
            <text:p>0,0241413634</text:p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 office:value-type="float" office:value="0.0000906028290937928" calcext:value-type="float">
            <text:p>9,06028290937928E-005</text:p>
          </table:table-cell>
          <table:table-cell table:formula="of:=IFERROR([.N319]/[.$E319];&quot;&quot; )" office:value-type="float" office:value="0.348455449074585" calcext:value-type="float">
            <text:p>0,3484554491</text:p>
          </table:table-cell>
          <table:table-cell table:formula="of:=IFERROR([.O319]/[.$E319];&quot;&quot; )" office:value-type="float" office:value="0.0000144799431091765" calcext:value-type="float">
            <text:p>1,44799431091765E-005</text:p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0572258479790354" calcext:value-type="float">
            <text:p>0,0057225848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128660012707196" calcext:value-type="float">
            <text:p>0,00012866</text:p>
          </table:table-cell>
          <table:table-cell table:formula="of:=IFERROR([.D320]/[.$E320];&quot;&quot; )" office:value-type="float" office:value="0.00764013605471073" calcext:value-type="float">
            <text:p>0,0076401361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 office:value-type="float" office:value="0.0307547500310412" calcext:value-type="float">
            <text:p>0,03075475</text:p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 office:value-type="float" office:value="0.000103225352696489" calcext:value-type="float">
            <text:p>0,0001032254</text:p>
          </table:table-cell>
          <table:table-cell table:formula="of:=IFERROR([.M320]/[.$E320];&quot;&quot; )" office:value-type="float" office:value="0.000153962557645193" calcext:value-type="float">
            <text:p>0,0001539626</text:p>
          </table:table-cell>
          <table:table-cell table:formula="of:=IFERROR([.N320]/[.$E320];&quot;&quot; )" office:value-type="float" office:value="0.432438691423551" calcext:value-type="float">
            <text:p>0,4324386914</text:p>
          </table:table-cell>
          <table:table-cell table:formula="of:=IFERROR([.O320]/[.$E320];&quot;&quot; )" office:value-type="float" office:value="0.00000818277279455518" calcext:value-type="float">
            <text:p>8,18277279455518E-006</text:p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0737550789172998" calcext:value-type="float">
            <text:p>0,0073755079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165416122568891" calcext:value-type="float">
            <text:p>0,0001654161</text:p>
          </table:table-cell>
          <table:table-cell table:formula="of:=IFERROR([.D321]/[.$E321];&quot;&quot; )" office:value-type="float" office:value="0.00715868132834769" calcext:value-type="float">
            <text:p>0,0071586813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 office:value-type="float" office:value="0.0283869682360324" calcext:value-type="float">
            <text:p>0,0283869682</text:p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 office:value-type="float" office:value="0.000166468789385717" calcext:value-type="float">
            <text:p>0,0001664688</text:p>
          </table:table-cell>
          <table:table-cell table:formula="of:=IFERROR([.N321]/[.$E321];&quot;&quot; )" office:value-type="float" office:value="0.577673540697943" calcext:value-type="float">
            <text:p>0,5776735407</text:p>
          </table:table-cell>
          <table:table-cell table:formula="of:=IFERROR([.O321]/[.$E321];&quot;&quot; )">
            <text:p/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0693385587517544" calcext:value-type="float">
            <text:p>0,0069338559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113338673029119" calcext:value-type="float">
            <text:p>0,0001133387</text:p>
          </table:table-cell>
          <table:table-cell table:formula="of:=IFERROR([.D322]/[.$E322];&quot;&quot; )" office:value-type="float" office:value="0.00660383485658521" calcext:value-type="float">
            <text:p>0,0066038349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 office:value-type="float" office:value="0.0261867852068722" calcext:value-type="float">
            <text:p>0,0261867852</text:p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 office:value-type="float" office:value="0.000133938038734582" calcext:value-type="float">
            <text:p>0,000133938</text:p>
          </table:table-cell>
          <table:table-cell table:formula="of:=IFERROR([.N322]/[.$E322];&quot;&quot; )" office:value-type="float" office:value="0.525404149395544" calcext:value-type="float">
            <text:p>0,5254041494</text:p>
          </table:table-cell>
          <table:table-cell table:formula="of:=IFERROR([.O322]/[.$E322];&quot;&quot; )" office:value-type="float" office:value="0.0000120949530713509" calcext:value-type="float">
            <text:p>0,000012095</text:p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0599822220918505" calcext:value-type="float">
            <text:p>0,0059982222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101089645463651" calcext:value-type="float">
            <text:p>0,0001010896</text:p>
          </table:table-cell>
          <table:table-cell table:formula="of:=IFERROR([.D323]/[.$E323];&quot;&quot; )" office:value-type="float" office:value="0.00634432658174338" calcext:value-type="float">
            <text:p>0,0063443266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 office:value-type="float" office:value="0.0224854253200659" calcext:value-type="float">
            <text:p>0,0224854253</text:p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 office:value-type="float" office:value="0.0000486877165933253" calcext:value-type="float">
            <text:p>4,86877165933253E-005</text:p>
          </table:table-cell>
          <table:table-cell table:formula="of:=IFERROR([.M323]/[.$E323];&quot;&quot; )" office:value-type="float" office:value="0.00013001144559041" calcext:value-type="float">
            <text:p>0,0001300114</text:p>
          </table:table-cell>
          <table:table-cell table:formula="of:=IFERROR([.N323]/[.$E323];&quot;&quot; )" office:value-type="float" office:value="0.326713882901123" calcext:value-type="float">
            <text:p>0,3267138829</text:p>
          </table:table-cell>
          <table:table-cell table:formula="of:=IFERROR([.O323]/[.$E323];&quot;&quot; )" office:value-type="float" office:value="0.00000454699006112068" calcext:value-type="float">
            <text:p>0,000004547</text:p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0515452890243133" calcext:value-type="float">
            <text:p>0,0051545289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0893897324690325" calcext:value-type="float">
            <text:p>8,93897324690325E-005</text:p>
          </table:table-cell>
          <table:table-cell table:formula="of:=IFERROR([.D324]/[.$E324];&quot;&quot; )" office:value-type="float" office:value="0.00615779293298517" calcext:value-type="float">
            <text:p>0,0061577929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 office:value-type="float" office:value="0.0240540229408655" calcext:value-type="float">
            <text:p>0,0240540229</text:p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 office:value-type="float" office:value="0.000157458632683867" calcext:value-type="float">
            <text:p>0,0001574586</text:p>
          </table:table-cell>
          <table:table-cell table:formula="of:=IFERROR([.N324]/[.$E324];&quot;&quot; )" office:value-type="float" office:value="0.672825888851255" calcext:value-type="float">
            <text:p>0,6728258889</text:p>
          </table:table-cell>
          <table:table-cell table:formula="of:=IFERROR([.O324]/[.$E324];&quot;&quot; )" office:value-type="float" office:value="0.00000620526006541691" calcext:value-type="float">
            <text:p>6,20526006541691E-006</text:p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0522905332032484" calcext:value-type="float">
            <text:p>0,0052290533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163539566375629" calcext:value-type="float">
            <text:p>0,0001635396</text:p>
          </table:table-cell>
          <table:table-cell table:formula="of:=IFERROR([.D325]/[.$E325];&quot;&quot; )" office:value-type="float" office:value="0.00688121090353455" calcext:value-type="float">
            <text:p>0,0068812109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 office:value-type="float" office:value="0.027693487857528" calcext:value-type="float">
            <text:p>0,0276934879</text:p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 office:value-type="float" office:value="0.000119111019902762" calcext:value-type="float">
            <text:p>0,000119111</text:p>
          </table:table-cell>
          <table:table-cell table:formula="of:=IFERROR([.N325]/[.$E325];&quot;&quot; )" office:value-type="float" office:value="0.398245662810891" calcext:value-type="float">
            <text:p>0,3982456628</text:p>
          </table:table-cell>
          <table:table-cell table:formula="of:=IFERROR([.O325]/[.$E325];&quot;&quot; )">
            <text:p/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0707189794156039" calcext:value-type="float">
            <text:p>0,0070718979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140467784100943" calcext:value-type="float">
            <text:p>0,0001404678</text:p>
          </table:table-cell>
          <table:table-cell table:formula="of:=IFERROR([.D326]/[.$E326];&quot;&quot; )" office:value-type="float" office:value="0.00709243702467399" calcext:value-type="float">
            <text:p>0,007092437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 office:value-type="float" office:value="0.0277008032517735" calcext:value-type="float">
            <text:p>0,0277008033</text:p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 office:value-type="float" office:value="0.0000969658026720149" calcext:value-type="float">
            <text:p>9,69658026720149E-005</text:p>
          </table:table-cell>
          <table:table-cell table:formula="of:=IFERROR([.N326]/[.$E326];&quot;&quot; )" office:value-type="float" office:value="0.403940904414753" calcext:value-type="float">
            <text:p>0,4039409044</text:p>
          </table:table-cell>
          <table:table-cell table:formula="of:=IFERROR([.O326]/[.$E326];&quot;&quot; )" office:value-type="float" office:value="0.00000714710882854557" calcext:value-type="float">
            <text:p>7,14710882854557E-006</text:p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0644621159952129" calcext:value-type="float">
            <text:p>0,0064462116</text:p>
          </table:table-cell>
          <table:table-cell table:formula="of:=IFERROR([.T326]/[.$E326];&quot;&quot; )">
            <text:p/>
          </table:table-cell>
          <table:table-cell table:formula="of:=IFERROR([.U326]/[.$E326];&quot;&quot; )" office:value-type="float" office:value="0.00000779419021236852" calcext:value-type="float">
            <text:p>7,79419021236852E-006</text:p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143811879455078" calcext:value-type="float">
            <text:p>0,0001438119</text:p>
          </table:table-cell>
          <table:table-cell table:formula="of:=IFERROR([.D327]/[.$E327];&quot;&quot; )" office:value-type="float" office:value="0.00620315198737177" calcext:value-type="float">
            <text:p>0,006203152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 office:value-type="float" office:value="0.0257861162982152" calcext:value-type="float">
            <text:p>0,0257861163</text:p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 office:value-type="float" office:value="0.000096797241659276" calcext:value-type="float">
            <text:p>9,6797241659276E-005</text:p>
          </table:table-cell>
          <table:table-cell table:formula="of:=IFERROR([.N327]/[.$E327];&quot;&quot; )" office:value-type="float" office:value="0.384420323532545" calcext:value-type="float">
            <text:p>0,3844203235</text:p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0560558944252062" calcext:value-type="float">
            <text:p>0,0056055894</text:p>
          </table:table-cell>
          <table:table-cell table:formula="of:=IFERROR([.T327]/[.$E327];&quot;&quot; )">
            <text:p/>
          </table:table-cell>
          <table:table-cell table:formula="of:=IFERROR([.U327]/[.$E327];&quot;&quot; )" office:value-type="float" office:value="0.0000021752189136916" calcext:value-type="float">
            <text:p>2,1752189136916E-006</text:p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144988253790795" calcext:value-type="float">
            <text:p>0,0001449883</text:p>
          </table:table-cell>
          <table:table-cell table:formula="of:=IFERROR([.D328]/[.$E328];&quot;&quot; )" office:value-type="float" office:value="0.00589997830539045" calcext:value-type="float">
            <text:p>0,0058999783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 office:value-type="float" office:value="0.0241394755625553" calcext:value-type="float">
            <text:p>0,0241394756</text:p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 office:value-type="float" office:value="0.0000486778956135177" calcext:value-type="float">
            <text:p>4,86778956135177E-005</text:p>
          </table:table-cell>
          <table:table-cell table:formula="of:=IFERROR([.M328]/[.$E328];&quot;&quot; )" office:value-type="float" office:value="0.000121058304204368" calcext:value-type="float">
            <text:p>0,0001210583</text:p>
          </table:table-cell>
          <table:table-cell table:formula="of:=IFERROR([.N328]/[.$E328];&quot;&quot; )" office:value-type="float" office:value="0.351792875940548" calcext:value-type="float">
            <text:p>0,3517928759</text:p>
          </table:table-cell>
          <table:table-cell table:formula="of:=IFERROR([.O328]/[.$E328];&quot;&quot; )" office:value-type="float" office:value="0.0000153687704088658" calcext:value-type="float">
            <text:p>1,53687704088658E-005</text:p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0644479494895546" calcext:value-type="float">
            <text:p>0,0064447949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123767877404513" calcext:value-type="float">
            <text:p>0,0001237679</text:p>
          </table:table-cell>
          <table:table-cell table:formula="of:=IFERROR([.D329]/[.$E329];&quot;&quot; )" office:value-type="float" office:value="0.0059792779073208" calcext:value-type="float">
            <text:p>0,0059792779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 office:value-type="float" office:value="0.0236896423793107" calcext:value-type="float">
            <text:p>0,0236896424</text:p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 office:value-type="float" office:value="0.0000891933366880292" calcext:value-type="float">
            <text:p>8,91933366880292E-005</text:p>
          </table:table-cell>
          <table:table-cell table:formula="of:=IFERROR([.M329]/[.$E329];&quot;&quot; )" office:value-type="float" office:value="0.000145695494286217" calcext:value-type="float">
            <text:p>0,0001456955</text:p>
          </table:table-cell>
          <table:table-cell table:formula="of:=IFERROR([.N329]/[.$E329];&quot;&quot; )" office:value-type="float" office:value="0.40400430533065" calcext:value-type="float">
            <text:p>0,4040043053</text:p>
          </table:table-cell>
          <table:table-cell table:formula="of:=IFERROR([.O329]/[.$E329];&quot;&quot; )">
            <text:p/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0615162316494385" calcext:value-type="float">
            <text:p>0,0061516232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120833965314152" calcext:value-type="float">
            <text:p>0,000120834</text:p>
          </table:table-cell>
          <table:table-cell table:formula="of:=IFERROR([.D330]/[.$E330];&quot;&quot; )" office:value-type="float" office:value="0.00603925248572001" calcext:value-type="float">
            <text:p>0,0060392525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 office:value-type="float" office:value="0.0254686993429064" calcext:value-type="float">
            <text:p>0,0254686993</text:p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 office:value-type="float" office:value="0.000134519222075402" calcext:value-type="float">
            <text:p>0,0001345192</text:p>
          </table:table-cell>
          <table:table-cell table:formula="of:=IFERROR([.N330]/[.$E330];&quot;&quot; )" office:value-type="float" office:value="0.474617823596395" calcext:value-type="float">
            <text:p>0,4746178236</text:p>
          </table:table-cell>
          <table:table-cell table:formula="of:=IFERROR([.O330]/[.$E330];&quot;&quot; )" office:value-type="float" office:value="0.00000514949783216194" calcext:value-type="float">
            <text:p>5,14949783216194E-006</text:p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 office:value-type="float" office:value="0.00736011918242228" calcext:value-type="float">
            <text:p>0,0073601192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0760651485751589" calcext:value-type="float">
            <text:p>7,60651485751589E-005</text:p>
          </table:table-cell>
          <table:table-cell table:formula="of:=IFERROR([.D331]/[.$E331];&quot;&quot; )" office:value-type="float" office:value="0.00549040775282047" calcext:value-type="float">
            <text:p>0,0054904078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 office:value-type="float" office:value="0.021122456139509" calcext:value-type="float">
            <text:p>0,0211224561</text:p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 office:value-type="float" office:value="0.000113182950970404" calcext:value-type="float">
            <text:p>0,000113183</text:p>
          </table:table-cell>
          <table:table-cell table:formula="of:=IFERROR([.N331]/[.$E331];&quot;&quot; )" office:value-type="float" office:value="0.402422585992566" calcext:value-type="float">
            <text:p>0,402422586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0531472858122052" calcext:value-type="float">
            <text:p>0,0053147286</text:p>
          </table:table-cell>
          <table:table-cell table:formula="of:=IFERROR([.T331]/[.$E331];&quot;&quot; )">
            <text:p/>
          </table:table-cell>
          <table:table-cell table:formula="of:=IFERROR([.U331]/[.$E331];&quot;&quot; )" office:value-type="float" office:value="0.00000180919039274943" calcext:value-type="float">
            <text:p>1,80919039274943E-006</text:p>
          </table:table-cell>
          <table:table-cell table:formula="of:=IFERROR([.V331]/[.$E331];&quot;&quot; )" office:value-type="float" office:value="0.00000226148799093679" calcext:value-type="float">
            <text:p>2,26148799093679E-006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0898408116855078" calcext:value-type="float">
            <text:p>8,98408116855078E-005</text:p>
          </table:table-cell>
          <table:table-cell table:formula="of:=IFERROR([.D332]/[.$E332];&quot;&quot; )" office:value-type="float" office:value="0.00663880641122966" calcext:value-type="float">
            <text:p>0,0066388064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 office:value-type="float" office:value="0.0255517118499735" calcext:value-type="float">
            <text:p>0,0255517118</text:p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 office:value-type="float" office:value="0.000123760608928244" calcext:value-type="float">
            <text:p>0,0001237606</text:p>
          </table:table-cell>
          <table:table-cell table:formula="of:=IFERROR([.N332]/[.$E332];&quot;&quot; )" office:value-type="float" office:value="0.417094153381328" calcext:value-type="float">
            <text:p>0,4170941534</text:p>
          </table:table-cell>
          <table:table-cell table:formula="of:=IFERROR([.O332]/[.$E332];&quot;&quot; )" office:value-type="float" office:value="0.0000149023292476052" calcext:value-type="float">
            <text:p>1,49023292476052E-005</text:p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0682681407662775" calcext:value-type="float">
            <text:p>0,0068268141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116122447388255" calcext:value-type="float">
            <text:p>0,0001161224</text:p>
          </table:table-cell>
          <table:table-cell table:formula="of:=IFERROR([.D333]/[.$E333];&quot;&quot; )" office:value-type="float" office:value="0.00576289382829701" calcext:value-type="float">
            <text:p>0,0057628938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 office:value-type="float" office:value="0.0221804633847369" calcext:value-type="float">
            <text:p>0,0221804634</text:p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 office:value-type="float" office:value="0.0000733214295493881" calcext:value-type="float">
            <text:p>7,33214295493881E-005</text:p>
          </table:table-cell>
          <table:table-cell table:formula="of:=IFERROR([.M333]/[.$E333];&quot;&quot; )" office:value-type="float" office:value="0.0000883738115894991" calcext:value-type="float">
            <text:p>8,83738115894991E-005</text:p>
          </table:table-cell>
          <table:table-cell table:formula="of:=IFERROR([.N333]/[.$E333];&quot;&quot; )" office:value-type="float" office:value="0.346172131269588" calcext:value-type="float">
            <text:p>0,3461721313</text:p>
          </table:table-cell>
          <table:table-cell table:formula="of:=IFERROR([.O333]/[.$E333];&quot;&quot; )" office:value-type="float" office:value="0.0000141237064775574" calcext:value-type="float">
            <text:p>1,41237064775574E-005</text:p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0558179734334043" calcext:value-type="float">
            <text:p>0,0055817973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4]/[.$E334];&quot;&quot; )">
            <text:p/>
          </table:table-cell>
          <table:table-cell table:formula="of:=IFERROR([.C334]/[.$E334];&quot;&quot; )" office:value-type="float" office:value="0.00016703134355341" calcext:value-type="float">
            <text:p>0,0001670313</text:p>
          </table:table-cell>
          <table:table-cell table:formula="of:=IFERROR([.D334]/[.$E334];&quot;&quot; )" office:value-type="float" office:value="0.00643249207405088" calcext:value-type="float">
            <text:p>0,0064324921</text:p>
          </table:table-cell>
          <table:table-cell table:formula="of:=IFERROR([.E334]/[.$E334];&quot;&quot; )" office:value-type="float" office:value="1" calcext:value-type="float">
            <text:p>1</text:p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 office:value-type="float" office:value="0.000253167308092088" calcext:value-type="float">
            <text:p>0,0002531673</text:p>
          </table:table-cell>
          <table:table-cell table:formula="of:=IFERROR([.I334]/[.$E334];&quot;&quot; )" office:value-type="float" office:value="0.0262976411358603" calcext:value-type="float">
            <text:p>0,0262976411</text:p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 office:value-type="float" office:value="0.000118317271023183" calcext:value-type="float">
            <text:p>0,0001183173</text:p>
          </table:table-cell>
          <table:table-cell table:formula="of:=IFERROR([.N334]/[.$E334];&quot;&quot; )" office:value-type="float" office:value="0.428114281518921" calcext:value-type="float">
            <text:p>0,4281142815</text:p>
          </table:table-cell>
          <table:table-cell table:formula="of:=IFERROR([.O334]/[.$E334];&quot;&quot; )" office:value-type="float" office:value="0.00000970536163798074" calcext:value-type="float">
            <text:p>9,70536163798074E-006</text:p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 office:value-type="float" office:value="0.00662194445035102" calcext:value-type="float">
            <text:p>0,0066219445</text:p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 office:value-type="float" office:value="0.00000281600511765" calcext:value-type="float">
            <text:p>0,000002816</text:p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0443720795765061" calcext:value-type="float">
            <text:p>4,43720795765061E-005</text:p>
          </table:table-cell>
          <table:table-cell table:formula="of:=AVERAGE([.D422:.D530])-2*STDEV([.D422:.D530])" office:value-type="float" office:value="0.00461188427932354" calcext:value-type="float">
            <text:p>0,0046118843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float" office:value="0.0176094429326795" calcext:value-type="float">
            <text:p>0,0176094429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float" office:value="0.0000383372370768321" calcext:value-type="float">
            <text:p>3,83372370768321E-005</text:p>
          </table:table-cell>
          <table:table-cell table:formula="of:=AVERAGE([.M422:.M530])-2*STDEV([.M422:.M530])" office:value-type="float" office:value="0.0000608055357884637" calcext:value-type="float">
            <text:p>6,08055357884637E-005</text:p>
          </table:table-cell>
          <table:table-cell table:formula="of:=AVERAGE([.N422:.N530])-2*STDEV([.N422:.N530])" office:value-type="float" office:value="0.241038486080004" calcext:value-type="float">
            <text:p>0,2410384861</text:p>
          </table:table-cell>
          <table:table-cell table:formula="of:=AVERAGE([.O422:.O530])-2*STDEV([.O422:.O530])" office:value-type="float" office:value="-0.0000866407786177947" calcext:value-type="float">
            <text:p>-8,66407786177947E-005</text:p>
          </table:table-cell>
          <table:table-cell table:formula="of:=AVERAGE([.P422:.P530])-2*STDEV([.P422:.P530])" office:value-type="string" office:string-value="" calcext:value-type="error">
            <text:p>#DIV/0 !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float" office:value="0.0042942910167766" calcext:value-type="float">
            <text:p>0,004294291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float" office:value="-0.00000278334749606404" calcext:value-type="float">
            <text:p>-2,78334749606404E-006</text:p>
          </table:table-cell>
          <table:table-cell table:formula="of:=AVERAGE([.V422:.V530])-2*STDEV([.V422:.V530])" office:value-type="float" office:value="0.00000175454091312741" calcext:value-type="float">
            <text:p>1,75454091312741E-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229296838683905" calcext:value-type="float">
            <text:p>0,0002292968</text:p>
          </table:table-cell>
          <table:table-cell table:style-name="ce5" table:formula="of:=AVERAGE([.D422:.D530])+2*STDEV([.D422:.D530])" office:value-type="float" office:value="0.00927770990614127" calcext:value-type="float">
            <text:p>0,0092777099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float" office:value="0.0374555439655639" calcext:value-type="float">
            <text:p>0,037455544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float" office:value="0.000119548043861932" calcext:value-type="float">
            <text:p>0,000119548</text:p>
          </table:table-cell>
          <table:table-cell table:style-name="ce5" table:formula="of:=AVERAGE([.M422:.M530])+2*STDEV([.M422:.M530])" office:value-type="float" office:value="0.000178358751151844" calcext:value-type="float">
            <text:p>0,0001783588</text:p>
          </table:table-cell>
          <table:table-cell table:style-name="ce5" table:formula="of:=AVERAGE([.N422:.N530])+2*STDEV([.N422:.N530])" office:value-type="float" office:value="0.556240587720223" calcext:value-type="float">
            <text:p>0,5562405877</text:p>
          </table:table-cell>
          <table:table-cell table:style-name="ce5" table:formula="of:=AVERAGE([.O422:.O530])+2*STDEV([.O422:.O530])" office:value-type="float" office:value="0.000131282139391056" calcext:value-type="float">
            <text:p>0,0001312821</text:p>
          </table:table-cell>
          <table:table-cell table:style-name="ce5" table:formula="of:=AVERAGE([.P422:.P530])+2*STDEV([.P422:.P530])" office:value-type="string" office:string-value="" calcext:value-type="error">
            <text:p>#DIV/0 !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string" office:string-value="" calcext:value-type="error">
            <text:p>#DIV/0 !</text:p>
          </table:table-cell>
          <table:table-cell table:style-name="ce5" table:formula="of:=AVERAGE([.S422:.S530])+2*STDEV([.S422:.S530])" office:value-type="float" office:value="0.00814510667906958" calcext:value-type="float">
            <text:p>0,0081451067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float" office:value="0.0000106357471752704" calcext:value-type="float">
            <text:p>1,06357471752704E-005</text:p>
          </table:table-cell>
          <table:table-cell table:style-name="ce5" table:formula="of:=AVERAGE([.V422:.V530])+2*STDEV([.V422:.V530])" office:value-type="float" office:value="0.00000332295219545939" calcext:value-type="float">
            <text:p>0,000003323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float" office:value="0.00707173185099586" calcext:value-type="float">
            <text:p>0,0070717319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280558517944076" calcext:value-type="float">
            <text:p>0,0280558518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float" office:value="0.0000826902501227359" calcext:value-type="float">
            <text:p>8,26902501227359E-005</text:p>
          </table:table-cell>
          <table:table-cell table:formula="of:=IF(OR([.M422]&lt;[.M$549];[.M422]&gt;[.M$550]);&quot;&quot;;[.M422])" office:value-type="float" office:value="0.000100108928690323" calcext:value-type="float">
            <text:p>0,0001001089</text:p>
          </table:table-cell>
          <table:table-cell table:formula="of:=IF(OR([.N422]&lt;[.N$549];[.N422]&gt;[.N$550]);&quot;&quot;;[.N422])" office:value-type="float" office:value="0.36662459240574" calcext:value-type="float">
            <text:p>0,3666245924</text:p>
          </table:table-cell>
          <table:table-cell table:formula="of:=IF(OR([.O422]&lt;[.O$549];[.O422]&gt;[.O$550]);&quot;&quot;;[.O422])" office:value-type="float" office:value="0.0000108538430515483" calcext:value-type="float">
            <text:p>1,08538430515483E-005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0606863213478294" calcext:value-type="float">
            <text:p>0,0060686321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float" office:value="0.00751711864572255" calcext:value-type="float">
            <text:p>0,0075171186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320202345229283" calcext:value-type="float">
            <text:p>0,0320202345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float" office:value="0.0000582577727818132" calcext:value-type="float">
            <text:p>5,82577727818132E-005</text:p>
          </table:table-cell>
          <table:table-cell table:formula="of:=IF(OR([.M423]&lt;[.M$549];[.M423]&gt;[.M$550]);&quot;&quot;;[.M423])" office:value-type="float" office:value="0.000117638833031812" calcext:value-type="float">
            <text:p>0,0001176388</text:p>
          </table:table-cell>
          <table:table-cell table:formula="of:=IF(OR([.N423]&lt;[.N$549];[.N423]&gt;[.N$550]);&quot;&quot;;[.N423])" office:value-type="float" office:value="0.42691691675414" calcext:value-type="float">
            <text:p>0,4269169168</text:p>
          </table:table-cell>
          <table:table-cell table:formula="of:=IF(OR([.O423]&lt;[.O$549];[.O423]&gt;[.O$550]);&quot;&quot;;[.O423])" office:value-type="float" office:value="0.0000230428653769831" calcext:value-type="float">
            <text:p>2,30428653769831E-005</text:p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0637514375874793" calcext:value-type="float">
            <text:p>0,0063751438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181130276390525" calcext:value-type="float">
            <text:p>0,0001811303</text:p>
          </table:table-cell>
          <table:table-cell table:formula="of:=IF(OR([.D424]&lt;[.D$549];[.D424]&gt;[.D$550]);&quot;&quot;;[.D424])" office:value-type="float" office:value="0.00745329084492875" calcext:value-type="float">
            <text:p>0,0074532908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295614356638964" calcext:value-type="float">
            <text:p>0,0295614357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float" office:value="0.000103349680039246" calcext:value-type="float">
            <text:p>0,0001033497</text:p>
          </table:table-cell>
          <table:table-cell table:formula="of:=IF(OR([.M424]&lt;[.M$549];[.M424]&gt;[.M$550]);&quot;&quot;;[.M424])" office:value-type="float" office:value="0.000114745101599026" calcext:value-type="float">
            <text:p>0,0001147451</text:p>
          </table:table-cell>
          <table:table-cell table:formula="of:=IF(OR([.N424]&lt;[.N$549];[.N424]&gt;[.N$550]);&quot;&quot;;[.N424])" office:value-type="float" office:value="0.45384292391586" calcext:value-type="float">
            <text:p>0,4538429239</text:p>
          </table:table-cell>
          <table:table-cell table:formula="of:=IF(OR([.O424]&lt;[.O$549];[.O424]&gt;[.O$550]);&quot;&quot;;[.O424])" office:value-type="float" office:value="0.00000708755531867345" calcext:value-type="float">
            <text:p>7,08755531867345E-006</text:p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076440334281034" calcext:value-type="float">
            <text:p>0,0076440334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158009936627562" calcext:value-type="float">
            <text:p>0,0001580099</text:p>
          </table:table-cell>
          <table:table-cell table:formula="of:=IF(OR([.D425]&lt;[.D$549];[.D425]&gt;[.D$550]);&quot;&quot;;[.D425])" office:value-type="float" office:value="0.00619011717546788" calcext:value-type="float">
            <text:p>0,0061901172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214671884536803" calcext:value-type="float">
            <text:p>0,0214671885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0857584459308342" calcext:value-type="float">
            <text:p>8,57584459308342E-005</text:p>
          </table:table-cell>
          <table:table-cell table:formula="of:=IF(OR([.N425]&lt;[.N$549];[.N425]&gt;[.N$550]);&quot;&quot;;[.N425])" office:value-type="float" office:value="0.37643838542929" calcext:value-type="float">
            <text:p>0,3764383854</text:p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063420244024835" calcext:value-type="float">
            <text:p>0,0063420244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174807962855629" calcext:value-type="float">
            <text:p>0,000174808</text:p>
          </table:table-cell>
          <table:table-cell table:formula="of:=IF(OR([.D426]&lt;[.D$549];[.D426]&gt;[.D$550]);&quot;&quot;;[.D426])" office:value-type="float" office:value="0.00519165651428401" calcext:value-type="float">
            <text:p>0,0051916565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206141980878184" calcext:value-type="float">
            <text:p>0,0206141981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float" office:value="0.000091643616194428" calcext:value-type="float">
            <text:p>9,1643616194428E-005</text:p>
          </table:table-cell>
          <table:table-cell table:formula="of:=IF(OR([.M426]&lt;[.M$549];[.M426]&gt;[.M$550]);&quot;&quot;;[.M426])" office:value-type="float" office:value="0.0000803484412963657" calcext:value-type="float">
            <text:p>8,03484412963657E-005</text:p>
          </table:table-cell>
          <table:table-cell table:formula="of:=IF(OR([.N426]&lt;[.N$549];[.N426]&gt;[.N$550]);&quot;&quot;;[.N426])" office:value-type="float" office:value="0.389304450970329" calcext:value-type="float">
            <text:p>0,389304451</text:p>
          </table:table-cell>
          <table:table-cell table:formula="of:=IF(OR([.O426]&lt;[.O$549];[.O426]&gt;[.O$550]);&quot;&quot;;[.O426])" office:value-type="float" office:value="0.00000467851441430785" calcext:value-type="float">
            <text:p>4,67851441430785E-006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float" office:value="0.00807047943593268" calcext:value-type="float">
            <text:p>0,0080704794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178997673476715" calcext:value-type="float">
            <text:p>0,0001789977</text:p>
          </table:table-cell>
          <table:table-cell table:formula="of:=IF(OR([.D427]&lt;[.D$549];[.D427]&gt;[.D$550]);&quot;&quot;;[.D427])" office:value-type="float" office:value="0.00526996649398279" calcext:value-type="float">
            <text:p>0,0052699665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206437383415344" calcext:value-type="float">
            <text:p>0,0206437383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 office:value-type="float" office:value="0.0000940305094100712" calcext:value-type="float">
            <text:p>9,40305094100712E-005</text:p>
          </table:table-cell>
          <table:table-cell table:formula="of:=IF(OR([.N427]&lt;[.N$549];[.N427]&gt;[.N$550]);&quot;&quot;;[.N427])" office:value-type="float" office:value="0.303104992438279" calcext:value-type="float">
            <text:p>0,3031049924</text:p>
          </table:table-cell>
          <table:table-cell table:formula="of:=IF(OR([.O427]&lt;[.O$549];[.O427]&gt;[.O$550]);&quot;&quot;;[.O427])" office:value-type="float" office:value="0.0000134843710490722" calcext:value-type="float">
            <text:p>1,34843710490722E-005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float" office:value="0.00596335608918896" calcext:value-type="float">
            <text:p>0,0059633561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125394486611021" calcext:value-type="float">
            <text:p>0,0001253945</text:p>
          </table:table-cell>
          <table:table-cell table:formula="of:=IF(OR([.D428]&lt;[.D$549];[.D428]&gt;[.D$550]);&quot;&quot;;[.D428])" office:value-type="float" office:value="0.0064922843402893" calcext:value-type="float">
            <text:p>0,0064922843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239280822357085" calcext:value-type="float">
            <text:p>0,0239280822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114162455460397" calcext:value-type="float">
            <text:p>0,0001141625</text:p>
          </table:table-cell>
          <table:table-cell table:formula="of:=IF(OR([.N428]&lt;[.N$549];[.N428]&gt;[.N$550]);&quot;&quot;;[.N428])" office:value-type="float" office:value="0.312294957549067" calcext:value-type="float">
            <text:p>0,3122949575</text:p>
          </table:table-cell>
          <table:table-cell table:formula="of:=IF(OR([.O428]&lt;[.O$549];[.O428]&gt;[.O$550]);&quot;&quot;;[.O428])" office:value-type="float" office:value="0.00000869719060000574" calcext:value-type="float">
            <text:p>8,69719060000574E-006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0556826745636871" calcext:value-type="float">
            <text:p>0,0055682675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118195797864937" calcext:value-type="float">
            <text:p>0,0001181958</text:p>
          </table:table-cell>
          <table:table-cell table:formula="of:=IF(OR([.D429]&lt;[.D$549];[.D429]&gt;[.D$550]);&quot;&quot;;[.D429])" office:value-type="float" office:value="0.00648378428229517" calcext:value-type="float">
            <text:p>0,0064837843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277161501150231" calcext:value-type="float">
            <text:p>0,0277161501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308630849373294" calcext:value-type="float">
            <text:p>0,3086308494</text:p>
          </table:table-cell>
          <table:table-cell table:formula="of:=IF(OR([.O429]&lt;[.O$549];[.O429]&gt;[.O$550]);&quot;&quot;;[.O429])" office:value-type="float" office:value="0.0000126132818586998" calcext:value-type="float">
            <text:p>1,26132818586998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>
            <text:p/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0874736718659956" calcext:value-type="float">
            <text:p>8,74736718659956E-005</text:p>
          </table:table-cell>
          <table:table-cell table:formula="of:=IF(OR([.D430]&lt;[.D$549];[.D430]&gt;[.D$550]);&quot;&quot;;[.D430])" office:value-type="float" office:value="0.00680478189966445" calcext:value-type="float">
            <text:p>0,0068047819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265616030189748" calcext:value-type="float">
            <text:p>0,026561603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float" office:value="0.0000724129168531053" calcext:value-type="float">
            <text:p>7,24129168531053E-005</text:p>
          </table:table-cell>
          <table:table-cell table:formula="of:=IF(OR([.M430]&lt;[.M$549];[.M430]&gt;[.M$550]);&quot;&quot;;[.M430])" office:value-type="float" office:value="0.0000772688303311757" calcext:value-type="float">
            <text:p>7,72688303311757E-005</text:p>
          </table:table-cell>
          <table:table-cell table:formula="of:=IF(OR([.N430]&lt;[.N$549];[.N430]&gt;[.N$550]);&quot;&quot;;[.N430])" office:value-type="float" office:value="0.291792277887443" calcext:value-type="float">
            <text:p>0,2917922779</text:p>
          </table:table-cell>
          <table:table-cell table:formula="of:=IF(OR([.O430]&lt;[.O$549];[.O430]&gt;[.O$550]);&quot;&quot;;[.O430])" office:value-type="float" office:value="0.0000096544019626014" calcext:value-type="float">
            <text:p>9,6544019626014E-006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>
            <text:p/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131816491794676" calcext:value-type="float">
            <text:p>0,0001318165</text:p>
          </table:table-cell>
          <table:table-cell table:formula="of:=IF(OR([.D431]&lt;[.D$549];[.D431]&gt;[.D$550]);&quot;&quot;;[.D431])" office:value-type="float" office:value="0.00766966395658688" calcext:value-type="float">
            <text:p>0,007669664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323193059520406" calcext:value-type="float">
            <text:p>0,032319306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float" office:value="0.0000969090780311225" calcext:value-type="float">
            <text:p>9,69090780311225E-005</text:p>
          </table:table-cell>
          <table:table-cell table:formula="of:=IF(OR([.M431]&lt;[.M$549];[.M431]&gt;[.M$550]);&quot;&quot;;[.M431])">
            <text:p/>
          </table:table-cell>
          <table:table-cell table:formula="of:=IF(OR([.N431]&lt;[.N$549];[.N431]&gt;[.N$550]);&quot;&quot;;[.N431])" office:value-type="float" office:value="0.352167475406289" calcext:value-type="float">
            <text:p>0,3521674754</text:p>
          </table:table-cell>
          <table:table-cell table:formula="of:=IF(OR([.O431]&lt;[.O$549];[.O431]&gt;[.O$550]);&quot;&quot;;[.O431])" office:value-type="float" office:value="0.00000653559187137566" calcext:value-type="float">
            <text:p>6,53559187137566E-006</text:p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0547158643459591" calcext:value-type="float">
            <text:p>0,0054715864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0947637605806018" calcext:value-type="float">
            <text:p>9,47637605806018E-005</text:p>
          </table:table-cell>
          <table:table-cell table:formula="of:=IF(OR([.D432]&lt;[.D$549];[.D432]&gt;[.D$550]);&quot;&quot;;[.D432])" office:value-type="float" office:value="0.00820621732049191" calcext:value-type="float">
            <text:p>0,0082062173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320698436953295" calcext:value-type="float">
            <text:p>0,0320698437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>
            <text:p/>
          </table:table-cell>
          <table:table-cell table:formula="of:=IF(OR([.N432]&lt;[.N$549];[.N432]&gt;[.N$550]);&quot;&quot;;[.N432])" office:value-type="float" office:value="0.389804771535105" calcext:value-type="float">
            <text:p>0,3898047715</text:p>
          </table:table-cell>
          <table:table-cell table:formula="of:=IF(OR([.O432]&lt;[.O$549];[.O432]&gt;[.O$550]);&quot;&quot;;[.O432])" office:value-type="float" office:value="0.00000827436883045228" calcext:value-type="float">
            <text:p>8,27436883045228E-006</text:p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0697265148444054" calcext:value-type="float">
            <text:p>0,0069726515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0884563388435647" calcext:value-type="float">
            <text:p>8,84563388435647E-005</text:p>
          </table:table-cell>
          <table:table-cell table:formula="of:=IF(OR([.D433]&lt;[.D$549];[.D433]&gt;[.D$550]);&quot;&quot;;[.D433])" office:value-type="float" office:value="0.00901599255951584" calcext:value-type="float">
            <text:p>0,0090159926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362931491617443" calcext:value-type="float">
            <text:p>0,0362931492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>
            <text:p/>
          </table:table-cell>
          <table:table-cell table:formula="of:=IF(OR([.N433]&lt;[.N$549];[.N433]&gt;[.N$550]);&quot;&quot;;[.N433])" office:value-type="float" office:value="0.380521759464034" calcext:value-type="float">
            <text:p>0,3805217595</text:p>
          </table:table-cell>
          <table:table-cell table:formula="of:=IF(OR([.O433]&lt;[.O$549];[.O433]&gt;[.O$550]);&quot;&quot;;[.O433])" office:value-type="float" office:value="0.0000234708678297826" calcext:value-type="float">
            <text:p>2,34708678297826E-005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058655757069962" calcext:value-type="float">
            <text:p>0,0058655757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184921926539594" calcext:value-type="float">
            <text:p>0,0001849219</text:p>
          </table:table-cell>
          <table:table-cell table:formula="of:=IF(OR([.D434]&lt;[.D$549];[.D434]&gt;[.D$550]);&quot;&quot;;[.D434])">
            <text:p/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353637422372747" calcext:value-type="float">
            <text:p>0,0353637422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109933825491453" calcext:value-type="float">
            <text:p>0,0001099338</text:p>
          </table:table-cell>
          <table:table-cell table:formula="of:=IF(OR([.N434]&lt;[.N$549];[.N434]&gt;[.N$550]);&quot;&quot;;[.N434])" office:value-type="float" office:value="0.323782653380121" calcext:value-type="float">
            <text:p>0,3237826534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float" office:value="0.00461210670909482" calcext:value-type="float">
            <text:p>0,0046121067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128849699696344" calcext:value-type="float">
            <text:p>0,0001288497</text:p>
          </table:table-cell>
          <table:table-cell table:formula="of:=IF(OR([.D435]&lt;[.D$549];[.D435]&gt;[.D$550]);&quot;&quot;;[.D435])">
            <text:p/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>
            <text:p/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126776298527362" calcext:value-type="float">
            <text:p>0,0001267763</text:p>
          </table:table-cell>
          <table:table-cell table:formula="of:=IF(OR([.N435]&lt;[.N$549];[.N435]&gt;[.N$550]);&quot;&quot;;[.N435])" office:value-type="float" office:value="0.394238259052112" calcext:value-type="float">
            <text:p>0,3942382591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0683202925211376" calcext:value-type="float">
            <text:p>0,0068320293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0928995334452156" calcext:value-type="float">
            <text:p>9,28995334452156E-005</text:p>
          </table:table-cell>
          <table:table-cell table:formula="of:=IF(OR([.D436]&lt;[.D$549];[.D436]&gt;[.D$550]);&quot;&quot;;[.D436])" office:value-type="float" office:value="0.00828369413652108" calcext:value-type="float">
            <text:p>0,0082836941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318637654392929" calcext:value-type="float">
            <text:p>0,0318637654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113252334598509" calcext:value-type="float">
            <text:p>0,0001132523</text:p>
          </table:table-cell>
          <table:table-cell table:formula="of:=IF(OR([.N436]&lt;[.N$549];[.N436]&gt;[.N$550]);&quot;&quot;;[.N436])" office:value-type="float" office:value="0.342719999731404" calcext:value-type="float">
            <text:p>0,3427199997</text:p>
          </table:table-cell>
          <table:table-cell table:formula="of:=IF(OR([.O436]&lt;[.O$549];[.O436]&gt;[.O$550]);&quot;&quot;;[.O436])" office:value-type="float" office:value="0.000011759585779518" calcext:value-type="float">
            <text:p>1,1759585779518E-005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0654459589950051" calcext:value-type="float">
            <text:p>0,0065445959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10885352414519" calcext:value-type="float">
            <text:p>0,0001088535</text:p>
          </table:table-cell>
          <table:table-cell table:formula="of:=IF(OR([.D437]&lt;[.D$549];[.D437]&gt;[.D$550]);&quot;&quot;;[.D437])" office:value-type="float" office:value="0.00757086485230272" calcext:value-type="float">
            <text:p>0,0075708649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323881840429218" calcext:value-type="float">
            <text:p>0,032388184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134602786669441" calcext:value-type="float">
            <text:p>0,0001346028</text:p>
          </table:table-cell>
          <table:table-cell table:formula="of:=IF(OR([.N437]&lt;[.N$549];[.N437]&gt;[.N$550]);&quot;&quot;;[.N437])" office:value-type="float" office:value="0.414727634897027" calcext:value-type="float">
            <text:p>0,4147276349</text:p>
          </table:table-cell>
          <table:table-cell table:formula="of:=IF(OR([.O437]&lt;[.O$549];[.O437]&gt;[.O$550]);&quot;&quot;;[.O437])" office:value-type="float" office:value="0.0000279947413967162" calcext:value-type="float">
            <text:p>2,79947413967162E-005</text:p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0731339542757993" calcext:value-type="float">
            <text:p>0,0073133954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128404089677954" calcext:value-type="float">
            <text:p>0,0001284041</text:p>
          </table:table-cell>
          <table:table-cell table:formula="of:=IF(OR([.D438]&lt;[.D$549];[.D438]&gt;[.D$550]);&quot;&quot;;[.D438])" office:value-type="float" office:value="0.00718166018466429" calcext:value-type="float">
            <text:p>0,0071816602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97929347926819" calcext:value-type="float">
            <text:p>0,0297929348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144607380608759" calcext:value-type="float">
            <text:p>0,0001446074</text:p>
          </table:table-cell>
          <table:table-cell table:formula="of:=IF(OR([.N438]&lt;[.N$549];[.N438]&gt;[.N$550]);&quot;&quot;;[.N438])" office:value-type="float" office:value="0.433855167382022" calcext:value-type="float">
            <text:p>0,4338551674</text:p>
          </table:table-cell>
          <table:table-cell table:formula="of:=IF(OR([.O438]&lt;[.O$549];[.O438]&gt;[.O$550]);&quot;&quot;;[.O438])" office:value-type="float" office:value="0.0000123999006512356" calcext:value-type="float">
            <text:p>1,23999006512356E-005</text:p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0738853256747894" calcext:value-type="float">
            <text:p>0,0073885326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109272252085142" calcext:value-type="float">
            <text:p>0,0001092723</text:p>
          </table:table-cell>
          <table:table-cell table:formula="of:=IF(OR([.D439]&lt;[.D$549];[.D439]&gt;[.D$550]);&quot;&quot;;[.D439])" office:value-type="float" office:value="0.00661071800738022" calcext:value-type="float">
            <text:p>0,006610718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41413634196089" calcext:value-type="float">
            <text:p>0,0241413634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0906028290937928" calcext:value-type="float">
            <text:p>9,06028290937928E-005</text:p>
          </table:table-cell>
          <table:table-cell table:formula="of:=IF(OR([.N439]&lt;[.N$549];[.N439]&gt;[.N$550]);&quot;&quot;;[.N439])" office:value-type="float" office:value="0.348455449074585" calcext:value-type="float">
            <text:p>0,3484554491</text:p>
          </table:table-cell>
          <table:table-cell table:formula="of:=IF(OR([.O439]&lt;[.O$549];[.O439]&gt;[.O$550]);&quot;&quot;;[.O439])" office:value-type="float" office:value="0.0000144799431091765" calcext:value-type="float">
            <text:p>1,44799431091765E-005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0572258479790354" calcext:value-type="float">
            <text:p>0,0057225848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128660012707196" calcext:value-type="float">
            <text:p>0,00012866</text:p>
          </table:table-cell>
          <table:table-cell table:formula="of:=IF(OR([.D440]&lt;[.D$549];[.D440]&gt;[.D$550]);&quot;&quot;;[.D440])" office:value-type="float" office:value="0.00764013605471073" calcext:value-type="float">
            <text:p>0,0076401361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307547500310412" calcext:value-type="float">
            <text:p>0,03075475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float" office:value="0.000103225352696489" calcext:value-type="float">
            <text:p>0,0001032254</text:p>
          </table:table-cell>
          <table:table-cell table:formula="of:=IF(OR([.M440]&lt;[.M$549];[.M440]&gt;[.M$550]);&quot;&quot;;[.M440])" office:value-type="float" office:value="0.000153962557645193" calcext:value-type="float">
            <text:p>0,0001539626</text:p>
          </table:table-cell>
          <table:table-cell table:formula="of:=IF(OR([.N440]&lt;[.N$549];[.N440]&gt;[.N$550]);&quot;&quot;;[.N440])" office:value-type="float" office:value="0.432438691423551" calcext:value-type="float">
            <text:p>0,4324386914</text:p>
          </table:table-cell>
          <table:table-cell table:formula="of:=IF(OR([.O440]&lt;[.O$549];[.O440]&gt;[.O$550]);&quot;&quot;;[.O440])" office:value-type="float" office:value="0.00000818277279455518" calcext:value-type="float">
            <text:p>8,18277279455518E-006</text:p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float" office:value="0.00737550789172998" calcext:value-type="float">
            <text:p>0,0073755079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165416122568891" calcext:value-type="float">
            <text:p>0,0001654161</text:p>
          </table:table-cell>
          <table:table-cell table:formula="of:=IF(OR([.D441]&lt;[.D$549];[.D441]&gt;[.D$550]);&quot;&quot;;[.D441])" office:value-type="float" office:value="0.00715868132834769" calcext:value-type="float">
            <text:p>0,0071586813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283869682360324" calcext:value-type="float">
            <text:p>0,0283869682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66468789385717" calcext:value-type="float">
            <text:p>0,0001664688</text:p>
          </table:table-cell>
          <table:table-cell table:formula="of:=IF(OR([.N441]&lt;[.N$549];[.N441]&gt;[.N$550]);&quot;&quot;;[.N441])">
            <text:p/>
          </table:table-cell>
          <table:table-cell table:formula="of:=IF(OR([.O441]&lt;[.O$549];[.O441]&gt;[.O$550]);&quot;&quot;;[.O441])">
            <text:p/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0693385587517544" calcext:value-type="float">
            <text:p>0,0069338559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113338673029119" calcext:value-type="float">
            <text:p>0,0001133387</text:p>
          </table:table-cell>
          <table:table-cell table:formula="of:=IF(OR([.D442]&lt;[.D$549];[.D442]&gt;[.D$550]);&quot;&quot;;[.D442])" office:value-type="float" office:value="0.00660383485658521" calcext:value-type="float">
            <text:p>0,0066038349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261867852068722" calcext:value-type="float">
            <text:p>0,0261867852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133938038734582" calcext:value-type="float">
            <text:p>0,000133938</text:p>
          </table:table-cell>
          <table:table-cell table:formula="of:=IF(OR([.N442]&lt;[.N$549];[.N442]&gt;[.N$550]);&quot;&quot;;[.N442])" office:value-type="float" office:value="0.525404149395544" calcext:value-type="float">
            <text:p>0,5254041494</text:p>
          </table:table-cell>
          <table:table-cell table:formula="of:=IF(OR([.O442]&lt;[.O$549];[.O442]&gt;[.O$550]);&quot;&quot;;[.O442])" office:value-type="float" office:value="0.0000120949530713509" calcext:value-type="float">
            <text:p>0,000012095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float" office:value="0.00599822220918505" calcext:value-type="float">
            <text:p>0,0059982222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101089645463651" calcext:value-type="float">
            <text:p>0,0001010896</text:p>
          </table:table-cell>
          <table:table-cell table:formula="of:=IF(OR([.D443]&lt;[.D$549];[.D443]&gt;[.D$550]);&quot;&quot;;[.D443])" office:value-type="float" office:value="0.00634432658174338" calcext:value-type="float">
            <text:p>0,0063443266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224854253200659" calcext:value-type="float">
            <text:p>0,0224854253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 office:value-type="float" office:value="0.0000486877165933253" calcext:value-type="float">
            <text:p>4,86877165933253E-005</text:p>
          </table:table-cell>
          <table:table-cell table:formula="of:=IF(OR([.M443]&lt;[.M$549];[.M443]&gt;[.M$550]);&quot;&quot;;[.M443])" office:value-type="float" office:value="0.00013001144559041" calcext:value-type="float">
            <text:p>0,0001300114</text:p>
          </table:table-cell>
          <table:table-cell table:formula="of:=IF(OR([.N443]&lt;[.N$549];[.N443]&gt;[.N$550]);&quot;&quot;;[.N443])" office:value-type="float" office:value="0.326713882901123" calcext:value-type="float">
            <text:p>0,3267138829</text:p>
          </table:table-cell>
          <table:table-cell table:formula="of:=IF(OR([.O443]&lt;[.O$549];[.O443]&gt;[.O$550]);&quot;&quot;;[.O443])" office:value-type="float" office:value="0.00000454699006112068" calcext:value-type="float">
            <text:p>0,000004547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0515452890243133" calcext:value-type="float">
            <text:p>0,0051545289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0893897324690325" calcext:value-type="float">
            <text:p>8,93897324690325E-005</text:p>
          </table:table-cell>
          <table:table-cell table:formula="of:=IF(OR([.D444]&lt;[.D$549];[.D444]&gt;[.D$550]);&quot;&quot;;[.D444])" office:value-type="float" office:value="0.00615779293298517" calcext:value-type="float">
            <text:p>0,0061577929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240540229408655" calcext:value-type="float">
            <text:p>0,0240540229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57458632683867" calcext:value-type="float">
            <text:p>0,0001574586</text:p>
          </table:table-cell>
          <table:table-cell table:formula="of:=IF(OR([.N444]&lt;[.N$549];[.N444]&gt;[.N$550]);&quot;&quot;;[.N444])">
            <text:p/>
          </table:table-cell>
          <table:table-cell table:formula="of:=IF(OR([.O444]&lt;[.O$549];[.O444]&gt;[.O$550]);&quot;&quot;;[.O444])" office:value-type="float" office:value="0.00000620526006541691" calcext:value-type="float">
            <text:p>6,20526006541691E-006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0522905332032484" calcext:value-type="float">
            <text:p>0,0052290533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163539566375629" calcext:value-type="float">
            <text:p>0,0001635396</text:p>
          </table:table-cell>
          <table:table-cell table:formula="of:=IF(OR([.D445]&lt;[.D$549];[.D445]&gt;[.D$550]);&quot;&quot;;[.D445])" office:value-type="float" office:value="0.00688121090353455" calcext:value-type="float">
            <text:p>0,0068812109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27693487857528" calcext:value-type="float">
            <text:p>0,0276934879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 office:value-type="float" office:value="0.000119111019902762" calcext:value-type="float">
            <text:p>0,000119111</text:p>
          </table:table-cell>
          <table:table-cell table:formula="of:=IF(OR([.N445]&lt;[.N$549];[.N445]&gt;[.N$550]);&quot;&quot;;[.N445])" office:value-type="float" office:value="0.398245662810891" calcext:value-type="float">
            <text:p>0,3982456628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0707189794156039" calcext:value-type="float">
            <text:p>0,0070718979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140467784100943" calcext:value-type="float">
            <text:p>0,0001404678</text:p>
          </table:table-cell>
          <table:table-cell table:formula="of:=IF(OR([.D446]&lt;[.D$549];[.D446]&gt;[.D$550]);&quot;&quot;;[.D446])" office:value-type="float" office:value="0.00709243702467399" calcext:value-type="float">
            <text:p>0,007092437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277008032517735" calcext:value-type="float">
            <text:p>0,0277008033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0969658026720149" calcext:value-type="float">
            <text:p>9,69658026720149E-005</text:p>
          </table:table-cell>
          <table:table-cell table:formula="of:=IF(OR([.N446]&lt;[.N$549];[.N446]&gt;[.N$550]);&quot;&quot;;[.N446])" office:value-type="float" office:value="0.403940904414753" calcext:value-type="float">
            <text:p>0,4039409044</text:p>
          </table:table-cell>
          <table:table-cell table:formula="of:=IF(OR([.O446]&lt;[.O$549];[.O446]&gt;[.O$550]);&quot;&quot;;[.O446])" office:value-type="float" office:value="0.00000714710882854557" calcext:value-type="float">
            <text:p>7,14710882854557E-006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0644621159952129" calcext:value-type="float">
            <text:p>0,0064462116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float" office:value="0.00000779419021236852" calcext:value-type="float">
            <text:p>7,79419021236852E-006</text:p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143811879455078" calcext:value-type="float">
            <text:p>0,0001438119</text:p>
          </table:table-cell>
          <table:table-cell table:formula="of:=IF(OR([.D447]&lt;[.D$549];[.D447]&gt;[.D$550]);&quot;&quot;;[.D447])" office:value-type="float" office:value="0.00620315198737177" calcext:value-type="float">
            <text:p>0,006203152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257861162982152" calcext:value-type="float">
            <text:p>0,0257861163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 office:value-type="float" office:value="0.000096797241659276" calcext:value-type="float">
            <text:p>9,6797241659276E-005</text:p>
          </table:table-cell>
          <table:table-cell table:formula="of:=IF(OR([.N447]&lt;[.N$549];[.N447]&gt;[.N$550]);&quot;&quot;;[.N447])" office:value-type="float" office:value="0.384420323532545" calcext:value-type="float">
            <text:p>0,3844203235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0560558944252062" calcext:value-type="float">
            <text:p>0,0056055894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float" office:value="0.0000021752189136916" calcext:value-type="float">
            <text:p>2,1752189136916E-006</text:p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144988253790795" calcext:value-type="float">
            <text:p>0,0001449883</text:p>
          </table:table-cell>
          <table:table-cell table:formula="of:=IF(OR([.D448]&lt;[.D$549];[.D448]&gt;[.D$550]);&quot;&quot;;[.D448])" office:value-type="float" office:value="0.00589997830539045" calcext:value-type="float">
            <text:p>0,0058999783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241394755625553" calcext:value-type="float">
            <text:p>0,0241394756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float" office:value="0.0000486778956135177" calcext:value-type="float">
            <text:p>4,86778956135177E-005</text:p>
          </table:table-cell>
          <table:table-cell table:formula="of:=IF(OR([.M448]&lt;[.M$549];[.M448]&gt;[.M$550]);&quot;&quot;;[.M448])" office:value-type="float" office:value="0.000121058304204368" calcext:value-type="float">
            <text:p>0,0001210583</text:p>
          </table:table-cell>
          <table:table-cell table:formula="of:=IF(OR([.N448]&lt;[.N$549];[.N448]&gt;[.N$550]);&quot;&quot;;[.N448])" office:value-type="float" office:value="0.351792875940548" calcext:value-type="float">
            <text:p>0,3517928759</text:p>
          </table:table-cell>
          <table:table-cell table:formula="of:=IF(OR([.O448]&lt;[.O$549];[.O448]&gt;[.O$550]);&quot;&quot;;[.O448])" office:value-type="float" office:value="0.0000153687704088658" calcext:value-type="float">
            <text:p>1,53687704088658E-005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0644479494895546" calcext:value-type="float">
            <text:p>0,0064447949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123767877404513" calcext:value-type="float">
            <text:p>0,0001237679</text:p>
          </table:table-cell>
          <table:table-cell table:formula="of:=IF(OR([.D449]&lt;[.D$549];[.D449]&gt;[.D$550]);&quot;&quot;;[.D449])" office:value-type="float" office:value="0.0059792779073208" calcext:value-type="float">
            <text:p>0,0059792779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236896423793107" calcext:value-type="float">
            <text:p>0,0236896424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float" office:value="0.0000891933366880292" calcext:value-type="float">
            <text:p>8,91933366880292E-005</text:p>
          </table:table-cell>
          <table:table-cell table:formula="of:=IF(OR([.M449]&lt;[.M$549];[.M449]&gt;[.M$550]);&quot;&quot;;[.M449])" office:value-type="float" office:value="0.000145695494286217" calcext:value-type="float">
            <text:p>0,0001456955</text:p>
          </table:table-cell>
          <table:table-cell table:formula="of:=IF(OR([.N449]&lt;[.N$549];[.N449]&gt;[.N$550]);&quot;&quot;;[.N449])" office:value-type="float" office:value="0.40400430533065" calcext:value-type="float">
            <text:p>0,4040043053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0615162316494385" calcext:value-type="float">
            <text:p>0,0061516232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120833965314152" calcext:value-type="float">
            <text:p>0,000120834</text:p>
          </table:table-cell>
          <table:table-cell table:formula="of:=IF(OR([.D450]&lt;[.D$549];[.D450]&gt;[.D$550]);&quot;&quot;;[.D450])" office:value-type="float" office:value="0.00603925248572001" calcext:value-type="float">
            <text:p>0,0060392525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254686993429064" calcext:value-type="float">
            <text:p>0,0254686993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 office:value-type="float" office:value="0.000134519222075402" calcext:value-type="float">
            <text:p>0,0001345192</text:p>
          </table:table-cell>
          <table:table-cell table:formula="of:=IF(OR([.N450]&lt;[.N$549];[.N450]&gt;[.N$550]);&quot;&quot;;[.N450])" office:value-type="float" office:value="0.474617823596395" calcext:value-type="float">
            <text:p>0,4746178236</text:p>
          </table:table-cell>
          <table:table-cell table:formula="of:=IF(OR([.O450]&lt;[.O$549];[.O450]&gt;[.O$550]);&quot;&quot;;[.O450])" office:value-type="float" office:value="0.00000514949783216194" calcext:value-type="float">
            <text:p>5,14949783216194E-006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0736011918242228" calcext:value-type="float">
            <text:p>0,0073601192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0760651485751589" calcext:value-type="float">
            <text:p>7,60651485751589E-005</text:p>
          </table:table-cell>
          <table:table-cell table:formula="of:=IF(OR([.D451]&lt;[.D$549];[.D451]&gt;[.D$550]);&quot;&quot;;[.D451])" office:value-type="float" office:value="0.00549040775282047" calcext:value-type="float">
            <text:p>0,0054904078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21122456139509" calcext:value-type="float">
            <text:p>0,0211224561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 office:value-type="float" office:value="0.000113182950970404" calcext:value-type="float">
            <text:p>0,000113183</text:p>
          </table:table-cell>
          <table:table-cell table:formula="of:=IF(OR([.N451]&lt;[.N$549];[.N451]&gt;[.N$550]);&quot;&quot;;[.N451])" office:value-type="float" office:value="0.402422585992566" calcext:value-type="float">
            <text:p>0,402422586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float" office:value="0.00531472858122052" calcext:value-type="float">
            <text:p>0,0053147286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float" office:value="0.00000180919039274943" calcext:value-type="float">
            <text:p>1,80919039274943E-006</text:p>
          </table:table-cell>
          <table:table-cell table:formula="of:=IF(OR([.V451]&lt;[.V$549];[.V451]&gt;[.V$550]);&quot;&quot;;[.V451])" office:value-type="float" office:value="0.00000226148799093679" calcext:value-type="float">
            <text:p>2,26148799093679E-006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0898408116855078" calcext:value-type="float">
            <text:p>8,98408116855078E-005</text:p>
          </table:table-cell>
          <table:table-cell table:formula="of:=IF(OR([.D452]&lt;[.D$549];[.D452]&gt;[.D$550]);&quot;&quot;;[.D452])" office:value-type="float" office:value="0.00663880641122966" calcext:value-type="float">
            <text:p>0,0066388064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255517118499735" calcext:value-type="float">
            <text:p>0,0255517118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23760608928244" calcext:value-type="float">
            <text:p>0,0001237606</text:p>
          </table:table-cell>
          <table:table-cell table:formula="of:=IF(OR([.N452]&lt;[.N$549];[.N452]&gt;[.N$550]);&quot;&quot;;[.N452])" office:value-type="float" office:value="0.417094153381328" calcext:value-type="float">
            <text:p>0,4170941534</text:p>
          </table:table-cell>
          <table:table-cell table:formula="of:=IF(OR([.O452]&lt;[.O$549];[.O452]&gt;[.O$550]);&quot;&quot;;[.O452])" office:value-type="float" office:value="0.0000149023292476052" calcext:value-type="float">
            <text:p>1,49023292476052E-005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float" office:value="0.00682681407662775" calcext:value-type="float">
            <text:p>0,0068268141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116122447388255" calcext:value-type="float">
            <text:p>0,0001161224</text:p>
          </table:table-cell>
          <table:table-cell table:formula="of:=IF(OR([.D453]&lt;[.D$549];[.D453]&gt;[.D$550]);&quot;&quot;;[.D453])" office:value-type="float" office:value="0.00576289382829701" calcext:value-type="float">
            <text:p>0,0057628938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221804633847369" calcext:value-type="float">
            <text:p>0,0221804634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float" office:value="0.0000733214295493881" calcext:value-type="float">
            <text:p>7,33214295493881E-005</text:p>
          </table:table-cell>
          <table:table-cell table:formula="of:=IF(OR([.M453]&lt;[.M$549];[.M453]&gt;[.M$550]);&quot;&quot;;[.M453])" office:value-type="float" office:value="0.0000883738115894991" calcext:value-type="float">
            <text:p>8,83738115894991E-005</text:p>
          </table:table-cell>
          <table:table-cell table:formula="of:=IF(OR([.N453]&lt;[.N$549];[.N453]&gt;[.N$550]);&quot;&quot;;[.N453])" office:value-type="float" office:value="0.346172131269588" calcext:value-type="float">
            <text:p>0,3461721313</text:p>
          </table:table-cell>
          <table:table-cell table:formula="of:=IF(OR([.O453]&lt;[.O$549];[.O453]&gt;[.O$550]);&quot;&quot;;[.O453])" office:value-type="float" office:value="0.0000141237064775574" calcext:value-type="float">
            <text:p>1,41237064775574E-005</text:p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float" office:value="0.00558179734334043" calcext:value-type="float">
            <text:p>0,0055817973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16703134355341" calcext:value-type="float">
            <text:p>0,0001670313</text:p>
          </table:table-cell>
          <table:table-cell table:formula="of:=IF(OR([.D454]&lt;[.D$549];[.D454]&gt;[.D$550]);&quot;&quot;;[.D454])" office:value-type="float" office:value="0.00643249207405088" calcext:value-type="float">
            <text:p>0,0064324921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float" office:value="0.0262976411358603" calcext:value-type="float">
            <text:p>0,0262976411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>
            <text:p/>
          </table:table-cell>
          <table:table-cell table:formula="of:=IF(OR([.M454]&lt;[.M$549];[.M454]&gt;[.M$550]);&quot;&quot;;[.M454])" office:value-type="float" office:value="0.000118317271023183" calcext:value-type="float">
            <text:p>0,0001183173</text:p>
          </table:table-cell>
          <table:table-cell table:formula="of:=IF(OR([.N454]&lt;[.N$549];[.N454]&gt;[.N$550]);&quot;&quot;;[.N454])" office:value-type="float" office:value="0.428114281518921" calcext:value-type="float">
            <text:p>0,4281142815</text:p>
          </table:table-cell>
          <table:table-cell table:formula="of:=IF(OR([.O454]&lt;[.O$549];[.O454]&gt;[.O$550]);&quot;&quot;;[.O454])" office:value-type="float" office:value="0.00000970536163798074" calcext:value-type="float">
            <text:p>9,70536163798074E-006</text:p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 office:value-type="string" office:string-value="" calcext:value-type="error">
            <text:p>#DIV/0 !</text:p>
          </table:table-cell>
          <table:table-cell table:formula="of:=IF(OR([.S454]&lt;[.S$549];[.S454]&gt;[.S$550]);&quot;&quot;;[.S454])" office:value-type="float" office:value="0.00662194445035102" calcext:value-type="float">
            <text:p>0,0066219445</text:p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 office:value-type="float" office:value="0.00000281600511765" calcext:value-type="float">
            <text:p>0,000002816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 table:number-rows-repeated="86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707173185099586" calcext:value-type="float">
            <text:p>0,007071731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0558517944076" calcext:value-type="float">
            <text:p>0,028055851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826902501227359" calcext:value-type="float">
            <text:p>8,27E-005</text:p>
          </table:table-cell>
          <table:table-cell table:style-name="Default" office:value-type="float" office:value="0.000100108928690323" calcext:value-type="float">
            <text:p>0,0001001089</text:p>
          </table:table-cell>
          <table:table-cell table:style-name="Default" office:value-type="float" office:value="0.36662459240574" calcext:value-type="float">
            <text:p>0,3666245924</text:p>
          </table:table-cell>
          <table:table-cell table:style-name="ce6" office:value-type="float" office:value="0.0000108538430515483" calcext:value-type="float">
            <text:p>1,0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06863213478294" calcext:value-type="float">
            <text:p>0,006068632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751711864572254" calcext:value-type="float">
            <text:p>0,007517118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0202345229283" calcext:value-type="float">
            <text:p>0,032020234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582577727818132" calcext:value-type="float">
            <text:p>5,83E-005</text:p>
          </table:table-cell>
          <table:table-cell table:style-name="Default" office:value-type="float" office:value="0.000117638833031812" calcext:value-type="float">
            <text:p>0,0001176388</text:p>
          </table:table-cell>
          <table:table-cell table:style-name="Default" office:value-type="float" office:value="0.42691691675414" calcext:value-type="float">
            <text:p>0,4269169168</text:p>
          </table:table-cell>
          <table:table-cell table:style-name="ce6" office:value-type="float" office:value="0.0000230428653769831" calcext:value-type="float">
            <text:p>2,3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37514375874793" calcext:value-type="float">
            <text:p>0,006375143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1130276390525" calcext:value-type="float">
            <text:p>0,0001811303</text:p>
          </table:table-cell>
          <table:table-cell table:style-name="Default" office:value-type="float" office:value="0.00745329084492875" calcext:value-type="float">
            <text:p>0,00745329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5614356638964" calcext:value-type="float">
            <text:p>0,029561435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03349680039246" calcext:value-type="float">
            <text:p>0,0001033497</text:p>
          </table:table-cell>
          <table:table-cell table:style-name="Default" office:value-type="float" office:value="0.000114745101599026" calcext:value-type="float">
            <text:p>0,0001147451</text:p>
          </table:table-cell>
          <table:table-cell table:style-name="Default" office:value-type="float" office:value="0.45384292391586" calcext:value-type="float">
            <text:p>0,4538429239</text:p>
          </table:table-cell>
          <table:table-cell table:style-name="ce6" office:value-type="float" office:value="0.00000708755531867345" calcext:value-type="float">
            <text:p>7,09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6440334281034" calcext:value-type="float">
            <text:p>0,007644033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8009936627562" calcext:value-type="float">
            <text:p>0,0001580099</text:p>
          </table:table-cell>
          <table:table-cell table:style-name="Default" office:value-type="float" office:value="0.00619011717546788" calcext:value-type="float">
            <text:p>0,006190117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14671884536803" calcext:value-type="float">
            <text:p>0,021467188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57584459308342" calcext:value-type="float">
            <text:p>8,58E-005</text:p>
          </table:table-cell>
          <table:table-cell table:style-name="Default" office:value-type="float" office:value="0.37643838542929" calcext:value-type="float">
            <text:p>0,376438385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3420244024835" calcext:value-type="float">
            <text:p>0,006342024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4807962855629" calcext:value-type="float">
            <text:p>0,000174808</text:p>
          </table:table-cell>
          <table:table-cell table:style-name="Default" office:value-type="float" office:value="0.00519165651428401" calcext:value-type="float">
            <text:p>0,00519165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06141980878184" calcext:value-type="float">
            <text:p>0,020614198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91643616194428" calcext:value-type="float">
            <text:p>9,16E-005</text:p>
          </table:table-cell>
          <table:table-cell table:style-name="ce6" office:value-type="float" office:value="0.0000803484412963657" calcext:value-type="float">
            <text:p>8,03E-005</text:p>
          </table:table-cell>
          <table:table-cell table:style-name="Default" office:value-type="float" office:value="0.389304450970329" calcext:value-type="float">
            <text:p>0,389304451</text:p>
          </table:table-cell>
          <table:table-cell table:style-name="ce6" office:value-type="float" office:value="0.00000467851441430785" calcext:value-type="float">
            <text:p>4,68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07047943593268" calcext:value-type="float">
            <text:p>0,008070479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8997673476715" calcext:value-type="float">
            <text:p>0,0001789977</text:p>
          </table:table-cell>
          <table:table-cell table:style-name="Default" office:value-type="float" office:value="0.00526996649398279" calcext:value-type="float">
            <text:p>0,00526996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06437383415344" calcext:value-type="float">
            <text:p>0,020643738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40305094100712" calcext:value-type="float">
            <text:p>9,40E-005</text:p>
          </table:table-cell>
          <table:table-cell table:style-name="Default" office:value-type="float" office:value="0.30310499243828" calcext:value-type="float">
            <text:p>0,3031049924</text:p>
          </table:table-cell>
          <table:table-cell table:style-name="ce6" office:value-type="float" office:value="0.0000134843710490722" calcext:value-type="float">
            <text:p>1,3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96335608918896" calcext:value-type="float">
            <text:p>0,005963356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5394486611021" calcext:value-type="float">
            <text:p>0,0001253945</text:p>
          </table:table-cell>
          <table:table-cell table:style-name="Default" office:value-type="float" office:value="0.0064922843402893" calcext:value-type="float">
            <text:p>0,006492284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9280822357085" calcext:value-type="float">
            <text:p>0,023928082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4162455460397" calcext:value-type="float">
            <text:p>0,0001141625</text:p>
          </table:table-cell>
          <table:table-cell table:style-name="Default" office:value-type="float" office:value="0.312294957549067" calcext:value-type="float">
            <text:p>0,3122949575</text:p>
          </table:table-cell>
          <table:table-cell table:style-name="ce6" office:value-type="float" office:value="0.00000869719060000574" calcext:value-type="float">
            <text:p>8,70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6826745636871" calcext:value-type="float">
            <text:p>0,005568267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8195797864937" calcext:value-type="float">
            <text:p>0,0001181958</text:p>
          </table:table-cell>
          <table:table-cell table:style-name="Default" office:value-type="float" office:value="0.00648378428229517" calcext:value-type="float">
            <text:p>0,006483784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7161501150231" calcext:value-type="float">
            <text:p>0,027716150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08630849373294" calcext:value-type="float">
            <text:p>0,3086308494</text:p>
          </table:table-cell>
          <table:table-cell table:style-name="ce6" office:value-type="float" office:value="0.0000126132818586998" calcext:value-type="float">
            <text:p>1,26E-005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874736718659956" calcext:value-type="float">
            <text:p>8,75E-005</text:p>
          </table:table-cell>
          <table:table-cell table:style-name="Default" office:value-type="float" office:value="0.00680478189966445" calcext:value-type="float">
            <text:p>0,006804781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65616030189748" calcext:value-type="float">
            <text:p>0,026561603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726216076832849" calcext:value-type="float">
            <text:p>7,26E-005</text:p>
          </table:table-cell>
          <table:table-cell table:style-name="ce6" office:value-type="float" office:value="0.0000724129168531053" calcext:value-type="float">
            <text:p>7,24E-005</text:p>
          </table:table-cell>
          <table:table-cell table:style-name="ce6" office:value-type="float" office:value="0.0000772688303311757" calcext:value-type="float">
            <text:p>7,73E-005</text:p>
          </table:table-cell>
          <table:table-cell table:style-name="Default" office:value-type="float" office:value="0.291792277887443" calcext:value-type="float">
            <text:p>0,2917922779</text:p>
          </table:table-cell>
          <table:table-cell table:style-name="ce6" office:value-type="float" office:value="0.0000096544019626014" calcext:value-type="float">
            <text:p>9,65E-006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1816491794676" calcext:value-type="float">
            <text:p>0,0001318165</text:p>
          </table:table-cell>
          <table:table-cell table:style-name="Default" office:value-type="float" office:value="0.00766966395658688" calcext:value-type="float">
            <text:p>0,00766966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3193059520406" calcext:value-type="float">
            <text:p>0,03231930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969090780311225" calcext:value-type="float">
            <text:p>9,69E-0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352167475406289" calcext:value-type="float">
            <text:p>0,3521674754</text:p>
          </table:table-cell>
          <table:table-cell table:style-name="ce6" office:value-type="float" office:value="0.00000653559187137566" calcext:value-type="float">
            <text:p>6,54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47158643459591" calcext:value-type="float">
            <text:p>0,005471586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947637605806018" calcext:value-type="float">
            <text:p>9,48E-005</text:p>
          </table:table-cell>
          <table:table-cell table:style-name="Default" office:value-type="float" office:value="0.00820621732049191" calcext:value-type="float">
            <text:p>0,008206217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0698436953295" calcext:value-type="float">
            <text:p>0,032069843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89804771535105" calcext:value-type="float">
            <text:p>0,3898047715</text:p>
          </table:table-cell>
          <table:table-cell table:style-name="ce6" office:value-type="float" office:value="0.00000827436883045228" calcext:value-type="float">
            <text:p>8,27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97265148444054" calcext:value-type="float">
            <text:p>0,006972651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884563388435647" calcext:value-type="float">
            <text:p>8,85E-005</text:p>
          </table:table-cell>
          <table:table-cell table:style-name="Default" office:value-type="float" office:value="0.00901599255951584" calcext:value-type="float">
            <text:p>0,009015992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62931491617443" calcext:value-type="float">
            <text:p>0,036293149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80521759464034" calcext:value-type="float">
            <text:p>0,3805217595</text:p>
          </table:table-cell>
          <table:table-cell table:style-name="ce6" office:value-type="float" office:value="0.0000234708678297826" calcext:value-type="float">
            <text:p>2,3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8655757069962" calcext:value-type="float">
            <text:p>0,005865575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4921926539594" calcext:value-type="float">
            <text:p>0,00018492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53637422372747" calcext:value-type="float">
            <text:p>0,035363742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9933825491453" calcext:value-type="float">
            <text:p>0,0001099338</text:p>
          </table:table-cell>
          <table:table-cell table:style-name="Default" office:value-type="float" office:value="0.323782653380121" calcext:value-type="float">
            <text:p>0,323782653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461210670909481" calcext:value-type="float">
            <text:p>0,004612106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8849699696344" calcext:value-type="float">
            <text:p>0,00012884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26776298527362" calcext:value-type="float">
            <text:p>0,0001267763</text:p>
          </table:table-cell>
          <table:table-cell table:style-name="Default" office:value-type="float" office:value="0.394238259052112" calcext:value-type="float">
            <text:p>0,394238259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83202925211376" calcext:value-type="float">
            <text:p>0,006832029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928995334452156" calcext:value-type="float">
            <text:p>9,29E-005</text:p>
          </table:table-cell>
          <table:table-cell table:style-name="Default" office:value-type="float" office:value="0.00828369413652108" calcext:value-type="float">
            <text:p>0,008283694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18637654392929" calcext:value-type="float">
            <text:p>0,031863765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3252334598509" calcext:value-type="float">
            <text:p>0,0001132523</text:p>
          </table:table-cell>
          <table:table-cell table:style-name="Default" office:value-type="float" office:value="0.342719999731404" calcext:value-type="float">
            <text:p>0,3427199997</text:p>
          </table:table-cell>
          <table:table-cell table:style-name="ce6" office:value-type="float" office:value="0.000011759585779518" calcext:value-type="float">
            <text:p>1,1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54459589950051" calcext:value-type="float">
            <text:p>0,006544595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0885352414519" calcext:value-type="float">
            <text:p>0,0001088535</text:p>
          </table:table-cell>
          <table:table-cell table:style-name="Default" office:value-type="float" office:value="0.00757086485230272" calcext:value-type="float">
            <text:p>0,007570864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23881840429218" calcext:value-type="float">
            <text:p>0,03238818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4602786669441" calcext:value-type="float">
            <text:p>0,0001346028</text:p>
          </table:table-cell>
          <table:table-cell table:style-name="Default" office:value-type="float" office:value="0.414727634897027" calcext:value-type="float">
            <text:p>0,4147276349</text:p>
          </table:table-cell>
          <table:table-cell table:style-name="ce6" office:value-type="float" office:value="0.0000279947413967162" calcext:value-type="float">
            <text:p>2,8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31339542757993" calcext:value-type="float">
            <text:p>0,007313395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8404089677954" calcext:value-type="float">
            <text:p>0,0001284041</text:p>
          </table:table-cell>
          <table:table-cell table:style-name="Default" office:value-type="float" office:value="0.00718166018466429" calcext:value-type="float">
            <text:p>0,007181660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97929347926819" calcext:value-type="float">
            <text:p>0,029792934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4607380608759" calcext:value-type="float">
            <text:p>0,0001446074</text:p>
          </table:table-cell>
          <table:table-cell table:style-name="Default" office:value-type="float" office:value="0.433855167382022" calcext:value-type="float">
            <text:p>0,4338551674</text:p>
          </table:table-cell>
          <table:table-cell table:style-name="ce6" office:value-type="float" office:value="0.0000123999006512356" calcext:value-type="float">
            <text:p>1,2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38853256747894" calcext:value-type="float">
            <text:p>0,007388532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09272252085142" calcext:value-type="float">
            <text:p>0,0001092723</text:p>
          </table:table-cell>
          <table:table-cell table:style-name="Default" office:value-type="float" office:value="0.00661071800738022" calcext:value-type="float">
            <text:p>0,00661071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1413634196089" calcext:value-type="float">
            <text:p>0,024141363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06028290937927" calcext:value-type="float">
            <text:p>9,06E-005</text:p>
          </table:table-cell>
          <table:table-cell table:style-name="Default" office:value-type="float" office:value="0.348455449074585" calcext:value-type="float">
            <text:p>0,3484554491</text:p>
          </table:table-cell>
          <table:table-cell table:style-name="ce6" office:value-type="float" office:value="0.0000144799431091765" calcext:value-type="float">
            <text:p>1,45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72258479790354" calcext:value-type="float">
            <text:p>0,005722584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8660012707196" calcext:value-type="float">
            <text:p>0,00012866</text:p>
          </table:table-cell>
          <table:table-cell table:style-name="Default" office:value-type="float" office:value="0.00764013605471073" calcext:value-type="float">
            <text:p>0,007640136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307547500310412" calcext:value-type="float">
            <text:p>0,0307547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03225352696489" calcext:value-type="float">
            <text:p>0,0001032254</text:p>
          </table:table-cell>
          <table:table-cell table:style-name="Default" office:value-type="float" office:value="0.000153962557645193" calcext:value-type="float">
            <text:p>0,0001539626</text:p>
          </table:table-cell>
          <table:table-cell table:style-name="Default" office:value-type="float" office:value="0.432438691423551" calcext:value-type="float">
            <text:p>0,4324386914</text:p>
          </table:table-cell>
          <table:table-cell table:style-name="ce6" office:value-type="float" office:value="0.00000818277279455518" calcext:value-type="float">
            <text:p>8,18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37550789172998" calcext:value-type="float">
            <text:p>0,007375507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5416122568891" calcext:value-type="float">
            <text:p>0,0001654161</text:p>
          </table:table-cell>
          <table:table-cell table:style-name="Default" office:value-type="float" office:value="0.00715868132834769" calcext:value-type="float">
            <text:p>0,00715868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3869682360324" calcext:value-type="float">
            <text:p>0,028386968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66468789385717" calcext:value-type="float">
            <text:p>0,0001664688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style-name="Default" office:value-type="float" office:value="0.00693385587517544" calcext:value-type="float">
            <text:p>0,006933855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3338673029119" calcext:value-type="float">
            <text:p>0,0001133387</text:p>
          </table:table-cell>
          <table:table-cell table:style-name="Default" office:value-type="float" office:value="0.00660383485658521" calcext:value-type="float">
            <text:p>0,006603834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61867852068722" calcext:value-type="float">
            <text:p>0,026186785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3938038734582" calcext:value-type="float">
            <text:p>0,000133938</text:p>
          </table:table-cell>
          <table:table-cell table:style-name="Default" office:value-type="float" office:value="0.525404149395544" calcext:value-type="float">
            <text:p>0,5254041494</text:p>
          </table:table-cell>
          <table:table-cell table:style-name="ce6" office:value-type="float" office:value="0.0000120949530713509" calcext:value-type="float">
            <text:p>1,2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99822220918505" calcext:value-type="float">
            <text:p>0,005998222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01089645463651" calcext:value-type="float">
            <text:p>0,0001010896</text:p>
          </table:table-cell>
          <table:table-cell table:style-name="Default" office:value-type="float" office:value="0.00634432658174338" calcext:value-type="float">
            <text:p>0,006344326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4854253200659" calcext:value-type="float">
            <text:p>0,022485425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486877165933253" calcext:value-type="float">
            <text:p>4,87E-005</text:p>
          </table:table-cell>
          <table:table-cell table:style-name="Default" office:value-type="float" office:value="0.00013001144559041" calcext:value-type="float">
            <text:p>0,0001300114</text:p>
          </table:table-cell>
          <table:table-cell table:style-name="Default" office:value-type="float" office:value="0.326713882901123" calcext:value-type="float">
            <text:p>0,3267138829</text:p>
          </table:table-cell>
          <table:table-cell table:style-name="ce6" office:value-type="float" office:value="0.00000454699006112068" calcext:value-type="float">
            <text:p>4,55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15452890243133" calcext:value-type="float">
            <text:p>0,005154528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893897324690325" calcext:value-type="float">
            <text:p>8,94E-005</text:p>
          </table:table-cell>
          <table:table-cell table:style-name="Default" office:value-type="float" office:value="0.00615779293298517" calcext:value-type="float">
            <text:p>0,006157792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0540229408655" calcext:value-type="float">
            <text:p>0,024054022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57458632683867" calcext:value-type="float">
            <text:p>0,0001574586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0620526006541691" calcext:value-type="float">
            <text:p>6,21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22905332032484" calcext:value-type="float">
            <text:p>0,005229053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3539566375629" calcext:value-type="float">
            <text:p>0,0001635396</text:p>
          </table:table-cell>
          <table:table-cell table:style-name="Default" office:value-type="float" office:value="0.00688121090353455" calcext:value-type="float">
            <text:p>0,006881210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693487857528" calcext:value-type="float">
            <text:p>0,027693487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9111019902762" calcext:value-type="float">
            <text:p>0,000119111</text:p>
          </table:table-cell>
          <table:table-cell table:style-name="Default" office:value-type="float" office:value="0.398245662810891" calcext:value-type="float">
            <text:p>0,398245662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07189794156039" calcext:value-type="float">
            <text:p>0,007071897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0467784100943" calcext:value-type="float">
            <text:p>0,0001404678</text:p>
          </table:table-cell>
          <table:table-cell table:style-name="Default" office:value-type="float" office:value="0.00709243702467399" calcext:value-type="float">
            <text:p>0,00709243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77008032517735" calcext:value-type="float">
            <text:p>0,027700803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69658026720149" calcext:value-type="float">
            <text:p>9,70E-005</text:p>
          </table:table-cell>
          <table:table-cell table:style-name="Default" office:value-type="float" office:value="0.403940904414753" calcext:value-type="float">
            <text:p>0,4039409044</text:p>
          </table:table-cell>
          <table:table-cell table:style-name="ce6" office:value-type="float" office:value="0.00000714710882854557" calcext:value-type="float">
            <text:p>7,15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44621159952129" calcext:value-type="float">
            <text:p>0,006446211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3811879455078" calcext:value-type="float">
            <text:p>0,0001438119</text:p>
          </table:table-cell>
          <table:table-cell table:style-name="Default" office:value-type="float" office:value="0.00620315198737177" calcext:value-type="float">
            <text:p>0,00620315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7861162982152" calcext:value-type="float">
            <text:p>0,025786116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6797241659276" calcext:value-type="float">
            <text:p>9,68E-005</text:p>
          </table:table-cell>
          <table:table-cell table:style-name="Default" office:value-type="float" office:value="0.384420323532545" calcext:value-type="float">
            <text:p>0,384420323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60558944252062" calcext:value-type="float">
            <text:p>0,0056055894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021752189136916" calcext:value-type="float">
            <text:p>2,18E-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4988253790795" calcext:value-type="float">
            <text:p>0,0001449883</text:p>
          </table:table-cell>
          <table:table-cell table:style-name="Default" office:value-type="float" office:value="0.00589997830539045" calcext:value-type="float">
            <text:p>0,005899978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1394755625553" calcext:value-type="float">
            <text:p>0,024139475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486778956135177" calcext:value-type="float">
            <text:p>4,87E-005</text:p>
          </table:table-cell>
          <table:table-cell table:style-name="Default" office:value-type="float" office:value="0.000121058304204368" calcext:value-type="float">
            <text:p>0,0001210583</text:p>
          </table:table-cell>
          <table:table-cell table:style-name="Default" office:value-type="float" office:value="0.351792875940548" calcext:value-type="float">
            <text:p>0,3517928759</text:p>
          </table:table-cell>
          <table:table-cell table:style-name="ce6" office:value-type="float" office:value="0.0000153687704088658" calcext:value-type="float">
            <text:p>1,5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44479494895546" calcext:value-type="float">
            <text:p>0,006444794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3767877404513" calcext:value-type="float">
            <text:p>0,0001237679</text:p>
          </table:table-cell>
          <table:table-cell table:style-name="Default" office:value-type="float" office:value="0.0059792779073208" calcext:value-type="float">
            <text:p>0,005979277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6896423793107" calcext:value-type="float">
            <text:p>0,0236896424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891933366880292" calcext:value-type="float">
            <text:p>8,92E-005</text:p>
          </table:table-cell>
          <table:table-cell table:style-name="Default" office:value-type="float" office:value="0.000145695494286217" calcext:value-type="float">
            <text:p>0,0001456955</text:p>
          </table:table-cell>
          <table:table-cell table:style-name="Default" office:value-type="float" office:value="0.40400430533065" calcext:value-type="float">
            <text:p>0,404004305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15162316494385" calcext:value-type="float">
            <text:p>0,006151623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0833965314152" calcext:value-type="float">
            <text:p>0,000120834</text:p>
          </table:table-cell>
          <table:table-cell table:style-name="Default" office:value-type="float" office:value="0.00603925248572001" calcext:value-type="float">
            <text:p>0,006039252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4686993429064" calcext:value-type="float">
            <text:p>0,025468699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4519222075402" calcext:value-type="float">
            <text:p>0,0001345192</text:p>
          </table:table-cell>
          <table:table-cell table:style-name="Default" office:value-type="float" office:value="0.474617823596395" calcext:value-type="float">
            <text:p>0,4746178236</text:p>
          </table:table-cell>
          <table:table-cell table:style-name="ce6" office:value-type="float" office:value="0.00000514949783216194" calcext:value-type="float">
            <text:p>5,15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36011918242228" calcext:value-type="float">
            <text:p>0,007360119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760651485751589" calcext:value-type="float">
            <text:p>7,61E-005</text:p>
          </table:table-cell>
          <table:table-cell table:style-name="Default" office:value-type="float" office:value="0.00549040775282047" calcext:value-type="float">
            <text:p>0,005490407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1122456139509" calcext:value-type="float">
            <text:p>0,021122456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3182950970404" calcext:value-type="float">
            <text:p>0,000113183</text:p>
          </table:table-cell>
          <table:table-cell table:style-name="Default" office:value-type="float" office:value="0.402422585992566" calcext:value-type="float">
            <text:p>0,40242258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31472858122052" calcext:value-type="float">
            <text:p>0,0053147286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0180919039274943" calcext:value-type="float">
            <text:p>1,81E-006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898408116855078" calcext:value-type="float">
            <text:p>8,98E-005</text:p>
          </table:table-cell>
          <table:table-cell table:style-name="Default" office:value-type="float" office:value="0.00663880641122966" calcext:value-type="float">
            <text:p>0,006638806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5517118499735" calcext:value-type="float">
            <text:p>0,025551711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3760608928244" calcext:value-type="float">
            <text:p>0,0001237606</text:p>
          </table:table-cell>
          <table:table-cell table:style-name="Default" office:value-type="float" office:value="0.417094153381328" calcext:value-type="float">
            <text:p>0,4170941534</text:p>
          </table:table-cell>
          <table:table-cell table:style-name="ce6" office:value-type="float" office:value="0.0000149023292476052" calcext:value-type="float">
            <text:p>1,4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82681407662775" calcext:value-type="float">
            <text:p>0,006826814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6122447388255" calcext:value-type="float">
            <text:p>0,0001161224</text:p>
          </table:table-cell>
          <table:table-cell table:style-name="Default" office:value-type="float" office:value="0.00576289382829701" calcext:value-type="float">
            <text:p>0,005762893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1804633847369" calcext:value-type="float">
            <text:p>0,0221804634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733214295493881" calcext:value-type="float">
            <text:p>7,33E-005</text:p>
          </table:table-cell>
          <table:table-cell table:style-name="ce6" office:value-type="float" office:value="0.0000883738115894991" calcext:value-type="float">
            <text:p>8,84E-005</text:p>
          </table:table-cell>
          <table:table-cell table:style-name="Default" office:value-type="float" office:value="0.346172131269588" calcext:value-type="float">
            <text:p>0,3461721313</text:p>
          </table:table-cell>
          <table:table-cell table:style-name="ce6" office:value-type="float" office:value="0.0000141237064775574" calcext:value-type="float">
            <text:p>1,4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8179734334043" calcext:value-type="float">
            <text:p>0,005581797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703134355341" calcext:value-type="float">
            <text:p>0,0001670313</text:p>
          </table:table-cell>
          <table:table-cell table:style-name="Default" office:value-type="float" office:value="0.00643249207405088" calcext:value-type="float">
            <text:p>0,006432492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253167308092088" calcext:value-type="float">
            <text:p>0,0002531673</text:p>
          </table:table-cell>
          <table:table-cell table:style-name="Default" office:value-type="float" office:value="0.0262976411358603" calcext:value-type="float">
            <text:p>0,026297641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8317271023183" calcext:value-type="float">
            <text:p>0,0001183173</text:p>
          </table:table-cell>
          <table:table-cell table:style-name="Default" office:value-type="float" office:value="0.428114281518921" calcext:value-type="float">
            <text:p>0,4281142815</text:p>
          </table:table-cell>
          <table:table-cell table:style-name="ce6" office:value-type="float" office:value="0.00000970536163798074" calcext:value-type="float">
            <text:p>9,71E-00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62194445035102" calcext:value-type="float">
            <text:p>0,00662194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float" office:value="0" calcext:value-type="float">
            <text:p>0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float" office:value="0" calcext:value-type="float">
            <text:p>0</text:p>
          </table:table-cell>
          <table:table-cell table:formula="of:=[.M554]-[.M676]" office:value-type="float" office:value="0" calcext:value-type="float">
            <text:p>0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float" office:value="0" calcext:value-type="float">
            <text:p>0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float" office:value="0" calcext:value-type="float">
            <text:p>0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" calcext:value-type="float">
            <text:p>0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float" office:value="0" calcext:value-type="float">
            <text:p>0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float" office:value="0" calcext:value-type="float">
            <text:p>0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float" office:value="0" calcext:value-type="float">
            <text:p>0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float" office:value="0" calcext:value-type="float">
            <text:p>0</text:p>
          </table:table-cell>
          <table:table-cell table:formula="of:=[.M556]-[.M678]" office:value-type="float" office:value="0" calcext:value-type="float">
            <text:p>0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float" office:value="0" calcext:value-type="float">
            <text:p>0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float" office:value="0" calcext:value-type="float">
            <text:p>0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" calcext:value-type="float">
            <text:p>0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float" office:value="0" calcext:value-type="float">
            <text:p>0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float" office:value="0" calcext:value-type="float">
            <text:p>0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float" office:value="0" calcext:value-type="float">
            <text:p>0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float" office:value="0" calcext:value-type="float">
            <text:p>0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float" office:value="0" calcext:value-type="float">
            <text:p>0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4.20128341838133E-019" calcext:value-type="float">
            <text:p>4,20128341838133E-019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float" office:value="0" calcext:value-type="float">
            <text:p>0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4.60785923306339E-019" calcext:value-type="float">
            <text:p>4,60785923306339E-019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string" office:string-value="" calcext:value-type="error">
            <text:p>#VALEUR !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float" office:value="0" calcext:value-type="float">
            <text:p>0</text:p>
          </table:table-cell>
          <table:table-cell table:formula="of:=[.M562]-[.M684]" office:value-type="float" office:value="0" calcext:value-type="float">
            <text:p>0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float" office:value="0" calcext:value-type="float">
            <text:p>0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string" office:string-value="" calcext:value-type="error">
            <text:p>#VALEUR !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0" calcext:value-type="float">
            <text:p>0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float" office:value="0" calcext:value-type="float">
            <text:p>0</text:p>
          </table:table-cell>
          <table:table-cell table:formula="of:=[.M563]-[.M685]" office:value-type="string" office:string-value="" calcext:value-type="error">
            <text:p>#VALEUR !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float" office:value="0" calcext:value-type="float">
            <text:p>0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float" office:value="0" calcext:value-type="float">
            <text:p>0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string" office:string-value="" calcext:value-type="error">
            <text:p>#VALEUR !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float" office:value="0" calcext:value-type="float">
            <text:p>0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string" office:string-value="" calcext:value-type="error">
            <text:p>#VALEUR !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float" office:value="0" calcext:value-type="float">
            <text:p>0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string" office:string-value="" calcext:value-type="error">
            <text:p>#VALEUR !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string" office:string-value="" calcext:value-type="error">
            <text:p>#VALEUR !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string" office:string-value="" calcext:value-type="error">
            <text:p>#VALEUR !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4.60785923306339E-019" calcext:value-type="float">
            <text:p>4,60785923306339E-019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0" calcext:value-type="float">
            <text:p>0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" calcext:value-type="float">
            <text:p>0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float" office:value="0" calcext:value-type="float">
            <text:p>0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float" office:value="0" calcext:value-type="float">
            <text:p>0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0" calcext:value-type="float">
            <text:p>0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" calcext:value-type="float">
            <text:p>0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float" office:value="0" calcext:value-type="float">
            <text:p>0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0" calcext:value-type="float">
            <text:p>0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float" office:value="-4.47233396150271E-019" calcext:value-type="float">
            <text:p>-4,47233396150271E-019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float" office:value="0" calcext:value-type="float">
            <text:p>0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string" office:string-value="" calcext:value-type="error">
            <text:p>#VALEUR !</text:p>
          </table:table-cell>
          <table:table-cell table:formula="of:=[.O573]-[.O695]" office:value-type="string" office:string-value="" calcext:value-type="error">
            <text:p>#VALEUR !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" calcext:value-type="float">
            <text:p>0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3.65918233213858E-019" calcext:value-type="float">
            <text:p>3,65918233213858E-019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float" office:value="0" calcext:value-type="float">
            <text:p>0</text:p>
          </table:table-cell>
          <table:table-cell table:formula="of:=[.M575]-[.M697]" office:value-type="float" office:value="0" calcext:value-type="float">
            <text:p>0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float" office:value="0" calcext:value-type="float">
            <text:p>0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string" office:string-value="" calcext:value-type="error">
            <text:p>#VALEUR !</text:p>
          </table:table-cell>
          <table:table-cell table:formula="of:=[.O576]-[.O698]" office:value-type="float" office:value="0" calcext:value-type="float">
            <text:p>0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float" office:value="0" calcext:value-type="float">
            <text:p>0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float" office:value="-4.87890977618477E-019" calcext:value-type="float">
            <text:p>-4,87890977618477E-019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float" office:value="0" calcext:value-type="float">
            <text:p>0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float" office:value="0" calcext:value-type="float">
            <text:p>0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float" office:value="0" calcext:value-type="float">
            <text:p>0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float" office:value="0" calcext:value-type="float">
            <text:p>0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float" office:value="0" calcext:value-type="float">
            <text:p>0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float" office:value="0" calcext:value-type="float">
            <text:p>0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float" office:value="0" calcext:value-type="float">
            <text:p>0</text:p>
          </table:table-cell>
          <table:table-cell table:formula="of:=[.M581]-[.M703]" office:value-type="float" office:value="0" calcext:value-type="float">
            <text:p>0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float" office:value="0" calcext:value-type="float">
            <text:p>0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float" office:value="0" calcext:value-type="float">
            <text:p>0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float" office:value="0" calcext:value-type="float">
            <text:p>0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" calcext:value-type="float">
            <text:p>0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float" office:value="0" calcext:value-type="float">
            <text:p>0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float" office:value="0" calcext:value-type="float">
            <text:p>0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float" office:value="0" calcext:value-type="float">
            <text:p>0</text:p>
          </table:table-cell>
          <table:table-cell table:formula="of:=[.M585]-[.M707]" office:value-type="float" office:value="0" calcext:value-type="float">
            <text:p>0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float" office:value="0" calcext:value-type="float">
            <text:p>0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6]-[.B708]" office:value-type="string" office:string-value="" calcext:value-type="error">
            <text:p>#DIV/0 !</text:p>
          </table:table-cell>
          <table:table-cell table:formula="of:=[.C586]-[.C708]" office:value-type="float" office:value="0" calcext:value-type="float">
            <text:p>0</text:p>
          </table:table-cell>
          <table:table-cell table:formula="of:=[.D586]-[.D708]" office:value-type="float" office:value="0" calcext:value-type="float">
            <text:p>0</text:p>
          </table:table-cell>
          <table:table-cell table:formula="of:=[.E586]-[.E708]" office:value-type="float" office:value="0" calcext:value-type="float">
            <text:p>0</text:p>
          </table:table-cell>
          <table:table-cell table:formula="of:=[.F586]-[.F708]" office:value-type="string" office:string-value="" calcext:value-type="error">
            <text:p>#DIV/0 !</text:p>
          </table:table-cell>
          <table:table-cell table:formula="of:=[.G586]-[.G708]" office:value-type="string" office:string-value="" calcext:value-type="error">
            <text:p>#DIV/0 !</text:p>
          </table:table-cell>
          <table:table-cell table:formula="of:=[.H586]-[.H708]" office:value-type="string" office:string-value="" calcext:value-type="error">
            <text:p>#DIV/0 !</text:p>
          </table:table-cell>
          <table:table-cell table:formula="of:=[.I586]-[.I708]" office:value-type="float" office:value="0" calcext:value-type="float">
            <text:p>0</text:p>
          </table:table-cell>
          <table:table-cell table:formula="of:=[.J586]-[.J708]" office:value-type="string" office:string-value="" calcext:value-type="error">
            <text:p>#DIV/0 !</text:p>
          </table:table-cell>
          <table:table-cell table:formula="of:=[.K586]-[.K708]" office:value-type="string" office:string-value="" calcext:value-type="error">
            <text:p>#DIV/0 !</text:p>
          </table:table-cell>
          <table:table-cell table:formula="of:=[.L586]-[.L708]" office:value-type="string" office:string-value="" calcext:value-type="error">
            <text:p>#VALEUR !</text:p>
          </table:table-cell>
          <table:table-cell table:formula="of:=[.M586]-[.M708]" office:value-type="float" office:value="0" calcext:value-type="float">
            <text:p>0</text:p>
          </table:table-cell>
          <table:table-cell table:formula="of:=[.N586]-[.N708]" office:value-type="float" office:value="0" calcext:value-type="float">
            <text:p>0</text:p>
          </table:table-cell>
          <table:table-cell table:formula="of:=[.O586]-[.O708]" office:value-type="float" office:value="0" calcext:value-type="float">
            <text:p>0</text:p>
          </table:table-cell>
          <table:table-cell table:formula="of:=[.P586]-[.P708]" office:value-type="string" office:string-value="" calcext:value-type="error">
            <text:p>#DIV/0 !</text:p>
          </table:table-cell>
          <table:table-cell table:formula="of:=[.Q586]-[.Q708]" office:value-type="string" office:string-value="" calcext:value-type="error">
            <text:p>#DIV/0 !</text:p>
          </table:table-cell>
          <table:table-cell table:formula="of:=[.R586]-[.R708]" office:value-type="string" office:string-value="" calcext:value-type="error">
            <text:p>#DIV/0 !</text:p>
          </table:table-cell>
          <table:table-cell table:formula="of:=[.S586]-[.S708]" office:value-type="float" office:value="0" calcext:value-type="float">
            <text:p>0</text:p>
          </table:table-cell>
          <table:table-cell table:formula="of:=[.T586]-[.T708]" office:value-type="string" office:string-value="" calcext:value-type="error">
            <text:p>#DIV/0 !</text:p>
          </table:table-cell>
          <table:table-cell table:formula="of:=[.U586]-[.U708]" office:value-type="string" office:string-value="" calcext:value-type="error">
            <text:p>#VALEUR !</text:p>
          </table:table-cell>
          <table:table-cell table:formula="of:=[.V586]-[.V70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4" office:value-type="string" calcext:value-type="string">
            <text:p>Conclusions: traitements similair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77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41:34.592865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42:11.941556658</dc:date>
    <meta:generator>LibreOffice/4.2.8.2$Linux_X86_64 LibreOffice_project/420m0$Build-2</meta:generator>
    <meta:editing-duration>PT57M36S</meta:editing-duration>
    <meta:editing-cycles>17</meta:editing-cycles>
    <meta:document-statistic meta:table-count="1" meta:cell-count="7190" meta:object-count="0"/>
  </office:meta>
</office:document-meta>
</file>